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da7d8" fo:border="0.74pt solid #000000"/>
    </style:style>
    <style:style style:name="ce2" style:family="table-cell" style:parent-style-name="Default" style:data-style-name="N0">
      <style:table-cell-properties fo:background-color="#adc5e7" fo:border="0.74pt solid #0000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table:style-name="ce3"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 table:style-name="ce3" table:number-columns-repeated="12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table:number-columns-repeated="54"/>
        </table:table-row>
        <table:table-row table:style-name="ro1">
          <table:table-cell table:formula="of:=CHAR(IF(COLUMN([.A1])+ROW([.A1])+63&gt;90;COLUMN([.A1])+ROW([.A1])+63-26;COLUMN([.A1])+ROW([.A1])+63))" office:value-type="string" office:string-value="A" calcext:value-type="string">
            <text:p>A</text:p>
          </table:table-cell>
          <table:table-cell table:formula="of:=CHAR(IF(COLUMN([.B1])+ROW([.B1])+63&gt;90;COLUMN([.B1])+ROW([.B1])+63-26;COLUMN([.B1])+ROW([.B1])+63))" office:value-type="string" office:string-value="B" calcext:value-type="string">
            <text:p>B</text:p>
          </table:table-cell>
          <table:table-cell table:formula="of:=CHAR(IF(COLUMN([.C1])+ROW([.C1])+63&gt;90;COLUMN([.C1])+ROW([.C1])+63-26;COLUMN([.C1])+ROW([.C1])+63))" office:value-type="string" office:string-value="C" calcext:value-type="string">
            <text:p>C</text:p>
          </table:table-cell>
          <table:table-cell table:formula="of:=CHAR(IF(COLUMN([.D1])+ROW([.D1])+63&gt;90;COLUMN([.D1])+ROW([.D1])+63-26;COLUMN([.D1])+ROW([.D1])+63))" office:value-type="string" office:string-value="D" calcext:value-type="string">
            <text:p>D</text:p>
          </table:table-cell>
          <table:table-cell table:formula="of:=CHAR(IF(COLUMN([.E1])+ROW([.E1])+63&gt;90;COLUMN([.E1])+ROW([.E1])+63-26;COLUMN([.E1])+ROW([.E1])+63))" office:value-type="string" office:string-value="E" calcext:value-type="string">
            <text:p>E</text:p>
          </table:table-cell>
          <table:table-cell table:formula="of:=CHAR(IF(COLUMN([.F1])+ROW([.F1])+63&gt;90;COLUMN([.F1])+ROW([.F1])+63-26;COLUMN([.F1])+ROW([.F1])+63))" office:value-type="string" office:string-value="F" calcext:value-type="string">
            <text:p>F</text:p>
          </table:table-cell>
          <table:table-cell table:formula="of:=CHAR(IF(COLUMN([.G1])+ROW([.G1])+63&gt;90;COLUMN([.G1])+ROW([.G1])+63-26;COLUMN([.G1])+ROW([.G1])+63))" office:value-type="string" office:string-value="G" calcext:value-type="string">
            <text:p>G</text:p>
          </table:table-cell>
          <table:table-cell table:formula="of:=CHAR(IF(COLUMN([.H1])+ROW([.H1])+63&gt;90;COLUMN([.H1])+ROW([.H1])+63-26;COLUMN([.H1])+ROW([.H1])+63))" office:value-type="string" office:string-value="H" calcext:value-type="string">
            <text:p>H</text:p>
          </table:table-cell>
          <table:table-cell table:formula="of:=CHAR(IF(COLUMN([.I1])+ROW([.I1])+63&gt;90;COLUMN([.I1])+ROW([.I1])+63-26;COLUMN([.I1])+ROW([.I1])+63))" office:value-type="string" office:string-value="I" calcext:value-type="string">
            <text:p>I</text:p>
          </table:table-cell>
          <table:table-cell table:formula="of:=CHAR(IF(COLUMN([.J1])+ROW([.J1])+63&gt;90;COLUMN([.J1])+ROW([.J1])+63-26;COLUMN([.J1])+ROW([.J1])+63))" office:value-type="string" office:string-value="J" calcext:value-type="string">
            <text:p>J</text:p>
          </table:table-cell>
          <table:table-cell table:formula="of:=CHAR(IF(COLUMN([.K1])+ROW([.K1])+63&gt;90;COLUMN([.K1])+ROW([.K1])+63-26;COLUMN([.K1])+ROW([.K1])+63))" office:value-type="string" office:string-value="K" calcext:value-type="string">
            <text:p>K</text:p>
          </table:table-cell>
          <table:table-cell table:formula="of:=CHAR(IF(COLUMN([.L1])+ROW([.L1])+63&gt;90;COLUMN([.L1])+ROW([.L1])+63-26;COLUMN([.L1])+ROW([.L1])+63))" office:value-type="string" office:string-value="L" calcext:value-type="string">
            <text:p>L</text:p>
          </table:table-cell>
          <table:table-cell table:formula="of:=CHAR(IF(COLUMN([.M1])+ROW([.M1])+63&gt;90;COLUMN([.M1])+ROW([.M1])+63-26;COLUMN([.M1])+ROW([.M1])+63))" office:value-type="string" office:string-value="M" calcext:value-type="string">
            <text:p>M</text:p>
          </table:table-cell>
          <table:table-cell table:formula="of:=CHAR(IF(COLUMN([.N1])+ROW([.N1])+63&gt;90;COLUMN([.N1])+ROW([.N1])+63-26;COLUMN([.N1])+ROW([.N1])+63))" office:value-type="string" office:string-value="N" calcext:value-type="string">
            <text:p>N</text:p>
          </table:table-cell>
          <table:table-cell table:formula="of:=CHAR(IF(COLUMN([.O1])+ROW([.O1])+63&gt;90;COLUMN([.O1])+ROW([.O1])+63-26;COLUMN([.O1])+ROW([.O1])+63))" office:value-type="string" office:string-value="O" calcext:value-type="string">
            <text:p>O</text:p>
          </table:table-cell>
          <table:table-cell table:formula="of:=CHAR(IF(COLUMN([.P1])+ROW([.P1])+63&gt;90;COLUMN([.P1])+ROW([.P1])+63-26;COLUMN([.P1])+ROW([.P1])+63))" office:value-type="string" office:string-value="P" calcext:value-type="string">
            <text:p>P</text:p>
          </table:table-cell>
          <table:table-cell table:formula="of:=CHAR(IF(COLUMN([.Q1])+ROW([.Q1])+63&gt;90;COLUMN([.Q1])+ROW([.Q1])+63-26;COLUMN([.Q1])+ROW([.Q1])+63))" office:value-type="string" office:string-value="Q" calcext:value-type="string">
            <text:p>Q</text:p>
          </table:table-cell>
          <table:table-cell table:formula="of:=CHAR(IF(COLUMN([.R1])+ROW([.R1])+63&gt;90;COLUMN([.R1])+ROW([.R1])+63-26;COLUMN([.R1])+ROW([.R1])+63))" office:value-type="string" office:string-value="R" calcext:value-type="string">
            <text:p>R</text:p>
          </table:table-cell>
          <table:table-cell table:formula="of:=CHAR(IF(COLUMN([.S1])+ROW([.S1])+63&gt;90;COLUMN([.S1])+ROW([.S1])+63-26;COLUMN([.S1])+ROW([.S1])+63))" office:value-type="string" office:string-value="S" calcext:value-type="string">
            <text:p>S</text:p>
          </table:table-cell>
          <table:table-cell table:formula="of:=CHAR(IF(COLUMN([.T1])+ROW([.T1])+63&gt;90;COLUMN([.T1])+ROW([.T1])+63-26;COLUMN([.T1])+ROW([.T1])+63))" office:value-type="string" office:string-value="T" calcext:value-type="string">
            <text:p>T</text:p>
          </table:table-cell>
          <table:table-cell table:formula="of:=CHAR(IF(COLUMN([.U1])+ROW([.U1])+63&gt;90;COLUMN([.U1])+ROW([.U1])+63-26;COLUMN([.U1])+ROW([.U1])+63))" office:value-type="string" office:string-value="U" calcext:value-type="string">
            <text:p>U</text:p>
          </table:table-cell>
          <table:table-cell table:formula="of:=CHAR(IF(COLUMN([.V1])+ROW([.V1])+63&gt;90;COLUMN([.V1])+ROW([.V1])+63-26;COLUMN([.V1])+ROW([.V1])+63))" office:value-type="string" office:string-value="V" calcext:value-type="string">
            <text:p>V</text:p>
          </table:table-cell>
          <table:table-cell table:formula="of:=CHAR(IF(COLUMN([.W1])+ROW([.W1])+63&gt;90;COLUMN([.W1])+ROW([.W1])+63-26;COLUMN([.W1])+ROW([.W1])+63))" office:value-type="string" office:string-value="W" calcext:value-type="string">
            <text:p>W</text:p>
          </table:table-cell>
          <table:table-cell table:formula="of:=CHAR(IF(COLUMN([.X1])+ROW([.X1])+63&gt;90;COLUMN([.X1])+ROW([.X1])+63-26;COLUMN([.X1])+ROW([.X1])+63))" office:value-type="string" office:string-value="X" calcext:value-type="string">
            <text:p>X</text:p>
          </table:table-cell>
          <table:table-cell table:formula="of:=CHAR(IF(COLUMN([.Y1])+ROW([.Y1])+63&gt;90;COLUMN([.Y1])+ROW([.Y1])+63-26;COLUMN([.Y1])+ROW([.Y1])+63))" office:value-type="string" office:string-value="Y" calcext:value-type="string">
            <text:p>Y</text:p>
          </table:table-cell>
          <table:table-cell table:formula="of:=CHAR(IF(COLUMN([.Z1])+ROW([.Z1])+63&gt;90;COLUMN([.Z1])+ROW([.Z1])+63-26;COLUMN([.Z1])+ROW([.Z1])+63))" office:value-type="string" office:string-value="Z" calcext:value-type="string">
            <text:p>Z</text:p>
          </table:table-cell>
          <table:table-cell table:number-columns-repeated="28"/>
        </table:table-row>
        <table:table-row table:style-name="ro1">
          <table:table-cell table:formula="of:=CHAR(IF(COLUMN([.A2])+ROW([.A2])+63&gt;90;COLUMN([.A2])+ROW([.A2])+63-26;COLUMN([.A2])+ROW([.A2])+63))" office:value-type="string" office:string-value="B" calcext:value-type="string">
            <text:p>B</text:p>
          </table:table-cell>
          <table:table-cell table:formula="of:=CHAR(IF(COLUMN([.B2])+ROW([.B2])+63&gt;90;COLUMN([.B2])+ROW([.B2])+63-26;COLUMN([.B2])+ROW([.B2])+63))" office:value-type="string" office:string-value="C" calcext:value-type="string">
            <text:p>C</text:p>
          </table:table-cell>
          <table:table-cell table:formula="of:=CHAR(IF(COLUMN([.C2])+ROW([.C2])+63&gt;90;COLUMN([.C2])+ROW([.C2])+63-26;COLUMN([.C2])+ROW([.C2])+63))" office:value-type="string" office:string-value="D" calcext:value-type="string">
            <text:p>D</text:p>
          </table:table-cell>
          <table:table-cell table:formula="of:=CHAR(IF(COLUMN([.D2])+ROW([.D2])+63&gt;90;COLUMN([.D2])+ROW([.D2])+63-26;COLUMN([.D2])+ROW([.D2])+63))" office:value-type="string" office:string-value="E" calcext:value-type="string">
            <text:p>E</text:p>
          </table:table-cell>
          <table:table-cell table:formula="of:=CHAR(IF(COLUMN([.E2])+ROW([.E2])+63&gt;90;COLUMN([.E2])+ROW([.E2])+63-26;COLUMN([.E2])+ROW([.E2])+63))" office:value-type="string" office:string-value="F" calcext:value-type="string">
            <text:p>F</text:p>
          </table:table-cell>
          <table:table-cell table:formula="of:=CHAR(IF(COLUMN([.F2])+ROW([.F2])+63&gt;90;COLUMN([.F2])+ROW([.F2])+63-26;COLUMN([.F2])+ROW([.F2])+63))" office:value-type="string" office:string-value="G" calcext:value-type="string">
            <text:p>G</text:p>
          </table:table-cell>
          <table:table-cell table:formula="of:=CHAR(IF(COLUMN([.G2])+ROW([.G2])+63&gt;90;COLUMN([.G2])+ROW([.G2])+63-26;COLUMN([.G2])+ROW([.G2])+63))" office:value-type="string" office:string-value="H" calcext:value-type="string">
            <text:p>H</text:p>
          </table:table-cell>
          <table:table-cell table:formula="of:=CHAR(IF(COLUMN([.H2])+ROW([.H2])+63&gt;90;COLUMN([.H2])+ROW([.H2])+63-26;COLUMN([.H2])+ROW([.H2])+63))" office:value-type="string" office:string-value="I" calcext:value-type="string">
            <text:p>I</text:p>
          </table:table-cell>
          <table:table-cell table:formula="of:=CHAR(IF(COLUMN([.I2])+ROW([.I2])+63&gt;90;COLUMN([.I2])+ROW([.I2])+63-26;COLUMN([.I2])+ROW([.I2])+63))" office:value-type="string" office:string-value="J" calcext:value-type="string">
            <text:p>J</text:p>
          </table:table-cell>
          <table:table-cell table:formula="of:=CHAR(IF(COLUMN([.J2])+ROW([.J2])+63&gt;90;COLUMN([.J2])+ROW([.J2])+63-26;COLUMN([.J2])+ROW([.J2])+63))" office:value-type="string" office:string-value="K" calcext:value-type="string">
            <text:p>K</text:p>
          </table:table-cell>
          <table:table-cell table:formula="of:=CHAR(IF(COLUMN([.K2])+ROW([.K2])+63&gt;90;COLUMN([.K2])+ROW([.K2])+63-26;COLUMN([.K2])+ROW([.K2])+63))" office:value-type="string" office:string-value="L" calcext:value-type="string">
            <text:p>L</text:p>
          </table:table-cell>
          <table:table-cell table:formula="of:=CHAR(IF(COLUMN([.L2])+ROW([.L2])+63&gt;90;COLUMN([.L2])+ROW([.L2])+63-26;COLUMN([.L2])+ROW([.L2])+63))" office:value-type="string" office:string-value="M" calcext:value-type="string">
            <text:p>M</text:p>
          </table:table-cell>
          <table:table-cell table:formula="of:=CHAR(IF(COLUMN([.M2])+ROW([.M2])+63&gt;90;COLUMN([.M2])+ROW([.M2])+63-26;COLUMN([.M2])+ROW([.M2])+63))" office:value-type="string" office:string-value="N" calcext:value-type="string">
            <text:p>N</text:p>
          </table:table-cell>
          <table:table-cell table:formula="of:=CHAR(IF(COLUMN([.N2])+ROW([.N2])+63&gt;90;COLUMN([.N2])+ROW([.N2])+63-26;COLUMN([.N2])+ROW([.N2])+63))" office:value-type="string" office:string-value="O" calcext:value-type="string">
            <text:p>O</text:p>
          </table:table-cell>
          <table:table-cell table:formula="of:=CHAR(IF(COLUMN([.O2])+ROW([.O2])+63&gt;90;COLUMN([.O2])+ROW([.O2])+63-26;COLUMN([.O2])+ROW([.O2])+63))" office:value-type="string" office:string-value="P" calcext:value-type="string">
            <text:p>P</text:p>
          </table:table-cell>
          <table:table-cell table:formula="of:=CHAR(IF(COLUMN([.P2])+ROW([.P2])+63&gt;90;COLUMN([.P2])+ROW([.P2])+63-26;COLUMN([.P2])+ROW([.P2])+63))" office:value-type="string" office:string-value="Q" calcext:value-type="string">
            <text:p>Q</text:p>
          </table:table-cell>
          <table:table-cell table:formula="of:=CHAR(IF(COLUMN([.Q2])+ROW([.Q2])+63&gt;90;COLUMN([.Q2])+ROW([.Q2])+63-26;COLUMN([.Q2])+ROW([.Q2])+63))" office:value-type="string" office:string-value="R" calcext:value-type="string">
            <text:p>R</text:p>
          </table:table-cell>
          <table:table-cell table:formula="of:=CHAR(IF(COLUMN([.R2])+ROW([.R2])+63&gt;90;COLUMN([.R2])+ROW([.R2])+63-26;COLUMN([.R2])+ROW([.R2])+63))" office:value-type="string" office:string-value="S" calcext:value-type="string">
            <text:p>S</text:p>
          </table:table-cell>
          <table:table-cell table:formula="of:=CHAR(IF(COLUMN([.S2])+ROW([.S2])+63&gt;90;COLUMN([.S2])+ROW([.S2])+63-26;COLUMN([.S2])+ROW([.S2])+63))" office:value-type="string" office:string-value="T" calcext:value-type="string">
            <text:p>T</text:p>
          </table:table-cell>
          <table:table-cell table:formula="of:=CHAR(IF(COLUMN([.T2])+ROW([.T2])+63&gt;90;COLUMN([.T2])+ROW([.T2])+63-26;COLUMN([.T2])+ROW([.T2])+63))" office:value-type="string" office:string-value="U" calcext:value-type="string">
            <text:p>U</text:p>
          </table:table-cell>
          <table:table-cell table:formula="of:=CHAR(IF(COLUMN([.U2])+ROW([.U2])+63&gt;90;COLUMN([.U2])+ROW([.U2])+63-26;COLUMN([.U2])+ROW([.U2])+63))" office:value-type="string" office:string-value="V" calcext:value-type="string">
            <text:p>V</text:p>
          </table:table-cell>
          <table:table-cell table:formula="of:=CHAR(IF(COLUMN([.V2])+ROW([.V2])+63&gt;90;COLUMN([.V2])+ROW([.V2])+63-26;COLUMN([.V2])+ROW([.V2])+63))" office:value-type="string" office:string-value="W" calcext:value-type="string">
            <text:p>W</text:p>
          </table:table-cell>
          <table:table-cell table:formula="of:=CHAR(IF(COLUMN([.W2])+ROW([.W2])+63&gt;90;COLUMN([.W2])+ROW([.W2])+63-26;COLUMN([.W2])+ROW([.W2])+63))" office:value-type="string" office:string-value="X" calcext:value-type="string">
            <text:p>X</text:p>
          </table:table-cell>
          <table:table-cell table:formula="of:=CHAR(IF(COLUMN([.X2])+ROW([.X2])+63&gt;90;COLUMN([.X2])+ROW([.X2])+63-26;COLUMN([.X2])+ROW([.X2])+63))" office:value-type="string" office:string-value="Y" calcext:value-type="string">
            <text:p>Y</text:p>
          </table:table-cell>
          <table:table-cell table:formula="of:=CHAR(IF(COLUMN([.Y2])+ROW([.Y2])+63&gt;90;COLUMN([.Y2])+ROW([.Y2])+63-26;COLUMN([.Y2])+ROW([.Y2])+63))" office:value-type="string" office:string-value="Z" calcext:value-type="string">
            <text:p>Z</text:p>
          </table:table-cell>
          <table:table-cell table:formula="of:=CHAR(IF(COLUMN([.Z2])+ROW([.Z2])+63&gt;90;COLUMN([.Z2])+ROW([.Z2])+63-26;COLUMN([.Z2])+ROW([.Z2])+63))" office:value-type="string" office:string-value="A" calcext:value-type="string">
            <text:p>A</text:p>
          </table:table-cell>
          <table:table-cell table:number-columns-repeated="28"/>
        </table:table-row>
        <table:table-row table:style-name="ro1">
          <table:table-cell table:formula="of:=CHAR(IF(COLUMN([.A3])+ROW([.A3])+63&gt;90;COLUMN([.A3])+ROW([.A3])+63-26;COLUMN([.A3])+ROW([.A3])+63))" office:value-type="string" office:string-value="C" calcext:value-type="string">
            <text:p>C</text:p>
          </table:table-cell>
          <table:table-cell table:formula="of:=CHAR(IF(COLUMN([.B3])+ROW([.B3])+63&gt;90;COLUMN([.B3])+ROW([.B3])+63-26;COLUMN([.B3])+ROW([.B3])+63))" office:value-type="string" office:string-value="D" calcext:value-type="string">
            <text:p>D</text:p>
          </table:table-cell>
          <table:table-cell table:formula="of:=CHAR(IF(COLUMN([.C3])+ROW([.C3])+63&gt;90;COLUMN([.C3])+ROW([.C3])+63-26;COLUMN([.C3])+ROW([.C3])+63))" office:value-type="string" office:string-value="E" calcext:value-type="string">
            <text:p>E</text:p>
          </table:table-cell>
          <table:table-cell table:formula="of:=CHAR(IF(COLUMN([.D3])+ROW([.D3])+63&gt;90;COLUMN([.D3])+ROW([.D3])+63-26;COLUMN([.D3])+ROW([.D3])+63))" office:value-type="string" office:string-value="F" calcext:value-type="string">
            <text:p>F</text:p>
          </table:table-cell>
          <table:table-cell table:formula="of:=CHAR(IF(COLUMN([.E3])+ROW([.E3])+63&gt;90;COLUMN([.E3])+ROW([.E3])+63-26;COLUMN([.E3])+ROW([.E3])+63))" office:value-type="string" office:string-value="G" calcext:value-type="string">
            <text:p>G</text:p>
          </table:table-cell>
          <table:table-cell table:formula="of:=CHAR(IF(COLUMN([.F3])+ROW([.F3])+63&gt;90;COLUMN([.F3])+ROW([.F3])+63-26;COLUMN([.F3])+ROW([.F3])+63))" office:value-type="string" office:string-value="H" calcext:value-type="string">
            <text:p>H</text:p>
          </table:table-cell>
          <table:table-cell table:formula="of:=CHAR(IF(COLUMN([.G3])+ROW([.G3])+63&gt;90;COLUMN([.G3])+ROW([.G3])+63-26;COLUMN([.G3])+ROW([.G3])+63))" office:value-type="string" office:string-value="I" calcext:value-type="string">
            <text:p>I</text:p>
          </table:table-cell>
          <table:table-cell table:formula="of:=CHAR(IF(COLUMN([.H3])+ROW([.H3])+63&gt;90;COLUMN([.H3])+ROW([.H3])+63-26;COLUMN([.H3])+ROW([.H3])+63))" office:value-type="string" office:string-value="J" calcext:value-type="string">
            <text:p>J</text:p>
          </table:table-cell>
          <table:table-cell table:formula="of:=CHAR(IF(COLUMN([.I3])+ROW([.I3])+63&gt;90;COLUMN([.I3])+ROW([.I3])+63-26;COLUMN([.I3])+ROW([.I3])+63))" office:value-type="string" office:string-value="K" calcext:value-type="string">
            <text:p>K</text:p>
          </table:table-cell>
          <table:table-cell table:formula="of:=CHAR(IF(COLUMN([.J3])+ROW([.J3])+63&gt;90;COLUMN([.J3])+ROW([.J3])+63-26;COLUMN([.J3])+ROW([.J3])+63))" office:value-type="string" office:string-value="L" calcext:value-type="string">
            <text:p>L</text:p>
          </table:table-cell>
          <table:table-cell table:formula="of:=CHAR(IF(COLUMN([.K3])+ROW([.K3])+63&gt;90;COLUMN([.K3])+ROW([.K3])+63-26;COLUMN([.K3])+ROW([.K3])+63))" office:value-type="string" office:string-value="M" calcext:value-type="string">
            <text:p>M</text:p>
          </table:table-cell>
          <table:table-cell table:formula="of:=CHAR(IF(COLUMN([.L3])+ROW([.L3])+63&gt;90;COLUMN([.L3])+ROW([.L3])+63-26;COLUMN([.L3])+ROW([.L3])+63))" office:value-type="string" office:string-value="N" calcext:value-type="string">
            <text:p>N</text:p>
          </table:table-cell>
          <table:table-cell table:formula="of:=CHAR(IF(COLUMN([.M3])+ROW([.M3])+63&gt;90;COLUMN([.M3])+ROW([.M3])+63-26;COLUMN([.M3])+ROW([.M3])+63))" office:value-type="string" office:string-value="O" calcext:value-type="string">
            <text:p>O</text:p>
          </table:table-cell>
          <table:table-cell table:formula="of:=CHAR(IF(COLUMN([.N3])+ROW([.N3])+63&gt;90;COLUMN([.N3])+ROW([.N3])+63-26;COLUMN([.N3])+ROW([.N3])+63))" office:value-type="string" office:string-value="P" calcext:value-type="string">
            <text:p>P</text:p>
          </table:table-cell>
          <table:table-cell table:formula="of:=CHAR(IF(COLUMN([.O3])+ROW([.O3])+63&gt;90;COLUMN([.O3])+ROW([.O3])+63-26;COLUMN([.O3])+ROW([.O3])+63))" office:value-type="string" office:string-value="Q" calcext:value-type="string">
            <text:p>Q</text:p>
          </table:table-cell>
          <table:table-cell table:formula="of:=CHAR(IF(COLUMN([.P3])+ROW([.P3])+63&gt;90;COLUMN([.P3])+ROW([.P3])+63-26;COLUMN([.P3])+ROW([.P3])+63))" office:value-type="string" office:string-value="R" calcext:value-type="string">
            <text:p>R</text:p>
          </table:table-cell>
          <table:table-cell table:formula="of:=CHAR(IF(COLUMN([.Q3])+ROW([.Q3])+63&gt;90;COLUMN([.Q3])+ROW([.Q3])+63-26;COLUMN([.Q3])+ROW([.Q3])+63))" office:value-type="string" office:string-value="S" calcext:value-type="string">
            <text:p>S</text:p>
          </table:table-cell>
          <table:table-cell table:formula="of:=CHAR(IF(COLUMN([.R3])+ROW([.R3])+63&gt;90;COLUMN([.R3])+ROW([.R3])+63-26;COLUMN([.R3])+ROW([.R3])+63))" office:value-type="string" office:string-value="T" calcext:value-type="string">
            <text:p>T</text:p>
          </table:table-cell>
          <table:table-cell table:formula="of:=CHAR(IF(COLUMN([.S3])+ROW([.S3])+63&gt;90;COLUMN([.S3])+ROW([.S3])+63-26;COLUMN([.S3])+ROW([.S3])+63))" office:value-type="string" office:string-value="U" calcext:value-type="string">
            <text:p>U</text:p>
          </table:table-cell>
          <table:table-cell table:formula="of:=CHAR(IF(COLUMN([.T3])+ROW([.T3])+63&gt;90;COLUMN([.T3])+ROW([.T3])+63-26;COLUMN([.T3])+ROW([.T3])+63))" office:value-type="string" office:string-value="V" calcext:value-type="string">
            <text:p>V</text:p>
          </table:table-cell>
          <table:table-cell table:formula="of:=CHAR(IF(COLUMN([.U3])+ROW([.U3])+63&gt;90;COLUMN([.U3])+ROW([.U3])+63-26;COLUMN([.U3])+ROW([.U3])+63))" office:value-type="string" office:string-value="W" calcext:value-type="string">
            <text:p>W</text:p>
          </table:table-cell>
          <table:table-cell table:formula="of:=CHAR(IF(COLUMN([.V3])+ROW([.V3])+63&gt;90;COLUMN([.V3])+ROW([.V3])+63-26;COLUMN([.V3])+ROW([.V3])+63))" office:value-type="string" office:string-value="X" calcext:value-type="string">
            <text:p>X</text:p>
          </table:table-cell>
          <table:table-cell table:formula="of:=CHAR(IF(COLUMN([.W3])+ROW([.W3])+63&gt;90;COLUMN([.W3])+ROW([.W3])+63-26;COLUMN([.W3])+ROW([.W3])+63))" office:value-type="string" office:string-value="Y" calcext:value-type="string">
            <text:p>Y</text:p>
          </table:table-cell>
          <table:table-cell table:formula="of:=CHAR(IF(COLUMN([.X3])+ROW([.X3])+63&gt;90;COLUMN([.X3])+ROW([.X3])+63-26;COLUMN([.X3])+ROW([.X3])+63))" office:value-type="string" office:string-value="Z" calcext:value-type="string">
            <text:p>Z</text:p>
          </table:table-cell>
          <table:table-cell table:formula="of:=CHAR(IF(COLUMN([.Y3])+ROW([.Y3])+63&gt;90;COLUMN([.Y3])+ROW([.Y3])+63-26;COLUMN([.Y3])+ROW([.Y3])+63))" office:value-type="string" office:string-value="A" calcext:value-type="string">
            <text:p>A</text:p>
          </table:table-cell>
          <table:table-cell table:formula="of:=CHAR(IF(COLUMN([.Z3])+ROW([.Z3])+63&gt;90;COLUMN([.Z3])+ROW([.Z3])+63-26;COLUMN([.Z3])+ROW([.Z3])+63))" office:value-type="string" office:string-value="B" calcext:value-type="string">
            <text:p>B</text:p>
          </table:table-cell>
          <table:table-cell table:number-columns-repeated="28"/>
        </table:table-row>
        <table:table-row table:style-name="ro1">
          <table:table-cell table:formula="of:=CHAR(IF(COLUMN([.A4])+ROW([.A4])+63&gt;90;COLUMN([.A4])+ROW([.A4])+63-26;COLUMN([.A4])+ROW([.A4])+63))" office:value-type="string" office:string-value="D" calcext:value-type="string">
            <text:p>D</text:p>
          </table:table-cell>
          <table:table-cell table:formula="of:=CHAR(IF(COLUMN([.B4])+ROW([.B4])+63&gt;90;COLUMN([.B4])+ROW([.B4])+63-26;COLUMN([.B4])+ROW([.B4])+63))" office:value-type="string" office:string-value="E" calcext:value-type="string">
            <text:p>E</text:p>
          </table:table-cell>
          <table:table-cell table:formula="of:=CHAR(IF(COLUMN([.C4])+ROW([.C4])+63&gt;90;COLUMN([.C4])+ROW([.C4])+63-26;COLUMN([.C4])+ROW([.C4])+63))" office:value-type="string" office:string-value="F" calcext:value-type="string">
            <text:p>F</text:p>
          </table:table-cell>
          <table:table-cell table:formula="of:=CHAR(IF(COLUMN([.D4])+ROW([.D4])+63&gt;90;COLUMN([.D4])+ROW([.D4])+63-26;COLUMN([.D4])+ROW([.D4])+63))" office:value-type="string" office:string-value="G" calcext:value-type="string">
            <text:p>G</text:p>
          </table:table-cell>
          <table:table-cell table:formula="of:=CHAR(IF(COLUMN([.E4])+ROW([.E4])+63&gt;90;COLUMN([.E4])+ROW([.E4])+63-26;COLUMN([.E4])+ROW([.E4])+63))" office:value-type="string" office:string-value="H" calcext:value-type="string">
            <text:p>H</text:p>
          </table:table-cell>
          <table:table-cell table:formula="of:=CHAR(IF(COLUMN([.F4])+ROW([.F4])+63&gt;90;COLUMN([.F4])+ROW([.F4])+63-26;COLUMN([.F4])+ROW([.F4])+63))" office:value-type="string" office:string-value="I" calcext:value-type="string">
            <text:p>I</text:p>
          </table:table-cell>
          <table:table-cell table:formula="of:=CHAR(IF(COLUMN([.G4])+ROW([.G4])+63&gt;90;COLUMN([.G4])+ROW([.G4])+63-26;COLUMN([.G4])+ROW([.G4])+63))" office:value-type="string" office:string-value="J" calcext:value-type="string">
            <text:p>J</text:p>
          </table:table-cell>
          <table:table-cell table:formula="of:=CHAR(IF(COLUMN([.H4])+ROW([.H4])+63&gt;90;COLUMN([.H4])+ROW([.H4])+63-26;COLUMN([.H4])+ROW([.H4])+63))" office:value-type="string" office:string-value="K" calcext:value-type="string">
            <text:p>K</text:p>
          </table:table-cell>
          <table:table-cell table:formula="of:=CHAR(IF(COLUMN([.I4])+ROW([.I4])+63&gt;90;COLUMN([.I4])+ROW([.I4])+63-26;COLUMN([.I4])+ROW([.I4])+63))" office:value-type="string" office:string-value="L" calcext:value-type="string">
            <text:p>L</text:p>
          </table:table-cell>
          <table:table-cell table:formula="of:=CHAR(IF(COLUMN([.J4])+ROW([.J4])+63&gt;90;COLUMN([.J4])+ROW([.J4])+63-26;COLUMN([.J4])+ROW([.J4])+63))" office:value-type="string" office:string-value="M" calcext:value-type="string">
            <text:p>M</text:p>
          </table:table-cell>
          <table:table-cell table:formula="of:=CHAR(IF(COLUMN([.K4])+ROW([.K4])+63&gt;90;COLUMN([.K4])+ROW([.K4])+63-26;COLUMN([.K4])+ROW([.K4])+63))" office:value-type="string" office:string-value="N" calcext:value-type="string">
            <text:p>N</text:p>
          </table:table-cell>
          <table:table-cell table:formula="of:=CHAR(IF(COLUMN([.L4])+ROW([.L4])+63&gt;90;COLUMN([.L4])+ROW([.L4])+63-26;COLUMN([.L4])+ROW([.L4])+63))" office:value-type="string" office:string-value="O" calcext:value-type="string">
            <text:p>O</text:p>
          </table:table-cell>
          <table:table-cell table:formula="of:=CHAR(IF(COLUMN([.M4])+ROW([.M4])+63&gt;90;COLUMN([.M4])+ROW([.M4])+63-26;COLUMN([.M4])+ROW([.M4])+63))" office:value-type="string" office:string-value="P" calcext:value-type="string">
            <text:p>P</text:p>
          </table:table-cell>
          <table:table-cell table:formula="of:=CHAR(IF(COLUMN([.N4])+ROW([.N4])+63&gt;90;COLUMN([.N4])+ROW([.N4])+63-26;COLUMN([.N4])+ROW([.N4])+63))" office:value-type="string" office:string-value="Q" calcext:value-type="string">
            <text:p>Q</text:p>
          </table:table-cell>
          <table:table-cell table:formula="of:=CHAR(IF(COLUMN([.O4])+ROW([.O4])+63&gt;90;COLUMN([.O4])+ROW([.O4])+63-26;COLUMN([.O4])+ROW([.O4])+63))" office:value-type="string" office:string-value="R" calcext:value-type="string">
            <text:p>R</text:p>
          </table:table-cell>
          <table:table-cell table:formula="of:=CHAR(IF(COLUMN([.P4])+ROW([.P4])+63&gt;90;COLUMN([.P4])+ROW([.P4])+63-26;COLUMN([.P4])+ROW([.P4])+63))" office:value-type="string" office:string-value="S" calcext:value-type="string">
            <text:p>S</text:p>
          </table:table-cell>
          <table:table-cell table:formula="of:=CHAR(IF(COLUMN([.Q4])+ROW([.Q4])+63&gt;90;COLUMN([.Q4])+ROW([.Q4])+63-26;COLUMN([.Q4])+ROW([.Q4])+63))" office:value-type="string" office:string-value="T" calcext:value-type="string">
            <text:p>T</text:p>
          </table:table-cell>
          <table:table-cell table:formula="of:=CHAR(IF(COLUMN([.R4])+ROW([.R4])+63&gt;90;COLUMN([.R4])+ROW([.R4])+63-26;COLUMN([.R4])+ROW([.R4])+63))" office:value-type="string" office:string-value="U" calcext:value-type="string">
            <text:p>U</text:p>
          </table:table-cell>
          <table:table-cell table:formula="of:=CHAR(IF(COLUMN([.S4])+ROW([.S4])+63&gt;90;COLUMN([.S4])+ROW([.S4])+63-26;COLUMN([.S4])+ROW([.S4])+63))" office:value-type="string" office:string-value="V" calcext:value-type="string">
            <text:p>V</text:p>
          </table:table-cell>
          <table:table-cell table:formula="of:=CHAR(IF(COLUMN([.T4])+ROW([.T4])+63&gt;90;COLUMN([.T4])+ROW([.T4])+63-26;COLUMN([.T4])+ROW([.T4])+63))" office:value-type="string" office:string-value="W" calcext:value-type="string">
            <text:p>W</text:p>
          </table:table-cell>
          <table:table-cell table:formula="of:=CHAR(IF(COLUMN([.U4])+ROW([.U4])+63&gt;90;COLUMN([.U4])+ROW([.U4])+63-26;COLUMN([.U4])+ROW([.U4])+63))" office:value-type="string" office:string-value="X" calcext:value-type="string">
            <text:p>X</text:p>
          </table:table-cell>
          <table:table-cell table:formula="of:=CHAR(IF(COLUMN([.V4])+ROW([.V4])+63&gt;90;COLUMN([.V4])+ROW([.V4])+63-26;COLUMN([.V4])+ROW([.V4])+63))" office:value-type="string" office:string-value="Y" calcext:value-type="string">
            <text:p>Y</text:p>
          </table:table-cell>
          <table:table-cell table:formula="of:=CHAR(IF(COLUMN([.W4])+ROW([.W4])+63&gt;90;COLUMN([.W4])+ROW([.W4])+63-26;COLUMN([.W4])+ROW([.W4])+63))" office:value-type="string" office:string-value="Z" calcext:value-type="string">
            <text:p>Z</text:p>
          </table:table-cell>
          <table:table-cell table:formula="of:=CHAR(IF(COLUMN([.X4])+ROW([.X4])+63&gt;90;COLUMN([.X4])+ROW([.X4])+63-26;COLUMN([.X4])+ROW([.X4])+63))" office:value-type="string" office:string-value="A" calcext:value-type="string">
            <text:p>A</text:p>
          </table:table-cell>
          <table:table-cell table:formula="of:=CHAR(IF(COLUMN([.Y4])+ROW([.Y4])+63&gt;90;COLUMN([.Y4])+ROW([.Y4])+63-26;COLUMN([.Y4])+ROW([.Y4])+63))" office:value-type="string" office:string-value="B" calcext:value-type="string">
            <text:p>B</text:p>
          </table:table-cell>
          <table:table-cell table:formula="of:=CHAR(IF(COLUMN([.Z4])+ROW([.Z4])+63&gt;90;COLUMN([.Z4])+ROW([.Z4])+63-26;COLUMN([.Z4])+ROW([.Z4])+63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CHAR(IF(COLUMN([.A5])+ROW([.A5])+63&gt;90;COLUMN([.A5])+ROW([.A5])+63-26;COLUMN([.A5])+ROW([.A5])+63))" office:value-type="string" office:string-value="E" calcext:value-type="string">
            <text:p>E</text:p>
          </table:table-cell>
          <table:table-cell table:formula="of:=CHAR(IF(COLUMN([.B5])+ROW([.B5])+63&gt;90;COLUMN([.B5])+ROW([.B5])+63-26;COLUMN([.B5])+ROW([.B5])+63))" office:value-type="string" office:string-value="F" calcext:value-type="string">
            <text:p>F</text:p>
          </table:table-cell>
          <table:table-cell table:formula="of:=CHAR(IF(COLUMN([.C5])+ROW([.C5])+63&gt;90;COLUMN([.C5])+ROW([.C5])+63-26;COLUMN([.C5])+ROW([.C5])+63))" office:value-type="string" office:string-value="G" calcext:value-type="string">
            <text:p>G</text:p>
          </table:table-cell>
          <table:table-cell table:formula="of:=CHAR(IF(COLUMN([.D5])+ROW([.D5])+63&gt;90;COLUMN([.D5])+ROW([.D5])+63-26;COLUMN([.D5])+ROW([.D5])+63))" office:value-type="string" office:string-value="H" calcext:value-type="string">
            <text:p>H</text:p>
          </table:table-cell>
          <table:table-cell table:formula="of:=CHAR(IF(COLUMN([.E5])+ROW([.E5])+63&gt;90;COLUMN([.E5])+ROW([.E5])+63-26;COLUMN([.E5])+ROW([.E5])+63))" office:value-type="string" office:string-value="I" calcext:value-type="string">
            <text:p>I</text:p>
          </table:table-cell>
          <table:table-cell table:formula="of:=CHAR(IF(COLUMN([.F5])+ROW([.F5])+63&gt;90;COLUMN([.F5])+ROW([.F5])+63-26;COLUMN([.F5])+ROW([.F5])+63))" office:value-type="string" office:string-value="J" calcext:value-type="string">
            <text:p>J</text:p>
          </table:table-cell>
          <table:table-cell table:formula="of:=CHAR(IF(COLUMN([.G5])+ROW([.G5])+63&gt;90;COLUMN([.G5])+ROW([.G5])+63-26;COLUMN([.G5])+ROW([.G5])+63))" office:value-type="string" office:string-value="K" calcext:value-type="string">
            <text:p>K</text:p>
          </table:table-cell>
          <table:table-cell table:formula="of:=CHAR(IF(COLUMN([.H5])+ROW([.H5])+63&gt;90;COLUMN([.H5])+ROW([.H5])+63-26;COLUMN([.H5])+ROW([.H5])+63))" office:value-type="string" office:string-value="L" calcext:value-type="string">
            <text:p>L</text:p>
          </table:table-cell>
          <table:table-cell table:formula="of:=CHAR(IF(COLUMN([.I5])+ROW([.I5])+63&gt;90;COLUMN([.I5])+ROW([.I5])+63-26;COLUMN([.I5])+ROW([.I5])+63))" office:value-type="string" office:string-value="M" calcext:value-type="string">
            <text:p>M</text:p>
          </table:table-cell>
          <table:table-cell table:formula="of:=CHAR(IF(COLUMN([.J5])+ROW([.J5])+63&gt;90;COLUMN([.J5])+ROW([.J5])+63-26;COLUMN([.J5])+ROW([.J5])+63))" office:value-type="string" office:string-value="N" calcext:value-type="string">
            <text:p>N</text:p>
          </table:table-cell>
          <table:table-cell table:formula="of:=CHAR(IF(COLUMN([.K5])+ROW([.K5])+63&gt;90;COLUMN([.K5])+ROW([.K5])+63-26;COLUMN([.K5])+ROW([.K5])+63))" office:value-type="string" office:string-value="O" calcext:value-type="string">
            <text:p>O</text:p>
          </table:table-cell>
          <table:table-cell table:formula="of:=CHAR(IF(COLUMN([.L5])+ROW([.L5])+63&gt;90;COLUMN([.L5])+ROW([.L5])+63-26;COLUMN([.L5])+ROW([.L5])+63))" office:value-type="string" office:string-value="P" calcext:value-type="string">
            <text:p>P</text:p>
          </table:table-cell>
          <table:table-cell table:formula="of:=CHAR(IF(COLUMN([.M5])+ROW([.M5])+63&gt;90;COLUMN([.M5])+ROW([.M5])+63-26;COLUMN([.M5])+ROW([.M5])+63))" office:value-type="string" office:string-value="Q" calcext:value-type="string">
            <text:p>Q</text:p>
          </table:table-cell>
          <table:table-cell table:formula="of:=CHAR(IF(COLUMN([.N5])+ROW([.N5])+63&gt;90;COLUMN([.N5])+ROW([.N5])+63-26;COLUMN([.N5])+ROW([.N5])+63))" office:value-type="string" office:string-value="R" calcext:value-type="string">
            <text:p>R</text:p>
          </table:table-cell>
          <table:table-cell table:formula="of:=CHAR(IF(COLUMN([.O5])+ROW([.O5])+63&gt;90;COLUMN([.O5])+ROW([.O5])+63-26;COLUMN([.O5])+ROW([.O5])+63))" office:value-type="string" office:string-value="S" calcext:value-type="string">
            <text:p>S</text:p>
          </table:table-cell>
          <table:table-cell table:formula="of:=CHAR(IF(COLUMN([.P5])+ROW([.P5])+63&gt;90;COLUMN([.P5])+ROW([.P5])+63-26;COLUMN([.P5])+ROW([.P5])+63))" office:value-type="string" office:string-value="T" calcext:value-type="string">
            <text:p>T</text:p>
          </table:table-cell>
          <table:table-cell table:formula="of:=CHAR(IF(COLUMN([.Q5])+ROW([.Q5])+63&gt;90;COLUMN([.Q5])+ROW([.Q5])+63-26;COLUMN([.Q5])+ROW([.Q5])+63))" office:value-type="string" office:string-value="U" calcext:value-type="string">
            <text:p>U</text:p>
          </table:table-cell>
          <table:table-cell table:formula="of:=CHAR(IF(COLUMN([.R5])+ROW([.R5])+63&gt;90;COLUMN([.R5])+ROW([.R5])+63-26;COLUMN([.R5])+ROW([.R5])+63))" office:value-type="string" office:string-value="V" calcext:value-type="string">
            <text:p>V</text:p>
          </table:table-cell>
          <table:table-cell table:formula="of:=CHAR(IF(COLUMN([.S5])+ROW([.S5])+63&gt;90;COLUMN([.S5])+ROW([.S5])+63-26;COLUMN([.S5])+ROW([.S5])+63))" office:value-type="string" office:string-value="W" calcext:value-type="string">
            <text:p>W</text:p>
          </table:table-cell>
          <table:table-cell table:formula="of:=CHAR(IF(COLUMN([.T5])+ROW([.T5])+63&gt;90;COLUMN([.T5])+ROW([.T5])+63-26;COLUMN([.T5])+ROW([.T5])+63))" office:value-type="string" office:string-value="X" calcext:value-type="string">
            <text:p>X</text:p>
          </table:table-cell>
          <table:table-cell table:formula="of:=CHAR(IF(COLUMN([.U5])+ROW([.U5])+63&gt;90;COLUMN([.U5])+ROW([.U5])+63-26;COLUMN([.U5])+ROW([.U5])+63))" office:value-type="string" office:string-value="Y" calcext:value-type="string">
            <text:p>Y</text:p>
          </table:table-cell>
          <table:table-cell table:formula="of:=CHAR(IF(COLUMN([.V5])+ROW([.V5])+63&gt;90;COLUMN([.V5])+ROW([.V5])+63-26;COLUMN([.V5])+ROW([.V5])+63))" office:value-type="string" office:string-value="Z" calcext:value-type="string">
            <text:p>Z</text:p>
          </table:table-cell>
          <table:table-cell table:formula="of:=CHAR(IF(COLUMN([.W5])+ROW([.W5])+63&gt;90;COLUMN([.W5])+ROW([.W5])+63-26;COLUMN([.W5])+ROW([.W5])+63))" office:value-type="string" office:string-value="A" calcext:value-type="string">
            <text:p>A</text:p>
          </table:table-cell>
          <table:table-cell table:formula="of:=CHAR(IF(COLUMN([.X5])+ROW([.X5])+63&gt;90;COLUMN([.X5])+ROW([.X5])+63-26;COLUMN([.X5])+ROW([.X5])+63))" office:value-type="string" office:string-value="B" calcext:value-type="string">
            <text:p>B</text:p>
          </table:table-cell>
          <table:table-cell table:formula="of:=CHAR(IF(COLUMN([.Y5])+ROW([.Y5])+63&gt;90;COLUMN([.Y5])+ROW([.Y5])+63-26;COLUMN([.Y5])+ROW([.Y5])+63))" office:value-type="string" office:string-value="C" calcext:value-type="string">
            <text:p>C</text:p>
          </table:table-cell>
          <table:table-cell table:formula="of:=CHAR(IF(COLUMN([.Z5])+ROW([.Z5])+63&gt;90;COLUMN([.Z5])+ROW([.Z5])+63-26;COLUMN([.Z5])+ROW([.Z5])+63))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CHAR(IF(COLUMN([.A6])+ROW([.A6])+63&gt;90;COLUMN([.A6])+ROW([.A6])+63-26;COLUMN([.A6])+ROW([.A6])+63))" office:value-type="string" office:string-value="F" calcext:value-type="string">
            <text:p>F</text:p>
          </table:table-cell>
          <table:table-cell table:formula="of:=CHAR(IF(COLUMN([.B6])+ROW([.B6])+63&gt;90;COLUMN([.B6])+ROW([.B6])+63-26;COLUMN([.B6])+ROW([.B6])+63))" office:value-type="string" office:string-value="G" calcext:value-type="string">
            <text:p>G</text:p>
          </table:table-cell>
          <table:table-cell table:formula="of:=CHAR(IF(COLUMN([.C6])+ROW([.C6])+63&gt;90;COLUMN([.C6])+ROW([.C6])+63-26;COLUMN([.C6])+ROW([.C6])+63))" office:value-type="string" office:string-value="H" calcext:value-type="string">
            <text:p>H</text:p>
          </table:table-cell>
          <table:table-cell table:formula="of:=CHAR(IF(COLUMN([.D6])+ROW([.D6])+63&gt;90;COLUMN([.D6])+ROW([.D6])+63-26;COLUMN([.D6])+ROW([.D6])+63))" office:value-type="string" office:string-value="I" calcext:value-type="string">
            <text:p>I</text:p>
          </table:table-cell>
          <table:table-cell table:formula="of:=CHAR(IF(COLUMN([.E6])+ROW([.E6])+63&gt;90;COLUMN([.E6])+ROW([.E6])+63-26;COLUMN([.E6])+ROW([.E6])+63))" office:value-type="string" office:string-value="J" calcext:value-type="string">
            <text:p>J</text:p>
          </table:table-cell>
          <table:table-cell table:formula="of:=CHAR(IF(COLUMN([.F6])+ROW([.F6])+63&gt;90;COLUMN([.F6])+ROW([.F6])+63-26;COLUMN([.F6])+ROW([.F6])+63))" office:value-type="string" office:string-value="K" calcext:value-type="string">
            <text:p>K</text:p>
          </table:table-cell>
          <table:table-cell table:formula="of:=CHAR(IF(COLUMN([.G6])+ROW([.G6])+63&gt;90;COLUMN([.G6])+ROW([.G6])+63-26;COLUMN([.G6])+ROW([.G6])+63))" office:value-type="string" office:string-value="L" calcext:value-type="string">
            <text:p>L</text:p>
          </table:table-cell>
          <table:table-cell table:formula="of:=CHAR(IF(COLUMN([.H6])+ROW([.H6])+63&gt;90;COLUMN([.H6])+ROW([.H6])+63-26;COLUMN([.H6])+ROW([.H6])+63))" office:value-type="string" office:string-value="M" calcext:value-type="string">
            <text:p>M</text:p>
          </table:table-cell>
          <table:table-cell table:formula="of:=CHAR(IF(COLUMN([.I6])+ROW([.I6])+63&gt;90;COLUMN([.I6])+ROW([.I6])+63-26;COLUMN([.I6])+ROW([.I6])+63))" office:value-type="string" office:string-value="N" calcext:value-type="string">
            <text:p>N</text:p>
          </table:table-cell>
          <table:table-cell table:formula="of:=CHAR(IF(COLUMN([.J6])+ROW([.J6])+63&gt;90;COLUMN([.J6])+ROW([.J6])+63-26;COLUMN([.J6])+ROW([.J6])+63))" office:value-type="string" office:string-value="O" calcext:value-type="string">
            <text:p>O</text:p>
          </table:table-cell>
          <table:table-cell table:formula="of:=CHAR(IF(COLUMN([.K6])+ROW([.K6])+63&gt;90;COLUMN([.K6])+ROW([.K6])+63-26;COLUMN([.K6])+ROW([.K6])+63))" office:value-type="string" office:string-value="P" calcext:value-type="string">
            <text:p>P</text:p>
          </table:table-cell>
          <table:table-cell table:formula="of:=CHAR(IF(COLUMN([.L6])+ROW([.L6])+63&gt;90;COLUMN([.L6])+ROW([.L6])+63-26;COLUMN([.L6])+ROW([.L6])+63))" office:value-type="string" office:string-value="Q" calcext:value-type="string">
            <text:p>Q</text:p>
          </table:table-cell>
          <table:table-cell table:formula="of:=CHAR(IF(COLUMN([.M6])+ROW([.M6])+63&gt;90;COLUMN([.M6])+ROW([.M6])+63-26;COLUMN([.M6])+ROW([.M6])+63))" office:value-type="string" office:string-value="R" calcext:value-type="string">
            <text:p>R</text:p>
          </table:table-cell>
          <table:table-cell table:formula="of:=CHAR(IF(COLUMN([.N6])+ROW([.N6])+63&gt;90;COLUMN([.N6])+ROW([.N6])+63-26;COLUMN([.N6])+ROW([.N6])+63))" office:value-type="string" office:string-value="S" calcext:value-type="string">
            <text:p>S</text:p>
          </table:table-cell>
          <table:table-cell table:formula="of:=CHAR(IF(COLUMN([.O6])+ROW([.O6])+63&gt;90;COLUMN([.O6])+ROW([.O6])+63-26;COLUMN([.O6])+ROW([.O6])+63))" office:value-type="string" office:string-value="T" calcext:value-type="string">
            <text:p>T</text:p>
          </table:table-cell>
          <table:table-cell table:formula="of:=CHAR(IF(COLUMN([.P6])+ROW([.P6])+63&gt;90;COLUMN([.P6])+ROW([.P6])+63-26;COLUMN([.P6])+ROW([.P6])+63))" office:value-type="string" office:string-value="U" calcext:value-type="string">
            <text:p>U</text:p>
          </table:table-cell>
          <table:table-cell table:formula="of:=CHAR(IF(COLUMN([.Q6])+ROW([.Q6])+63&gt;90;COLUMN([.Q6])+ROW([.Q6])+63-26;COLUMN([.Q6])+ROW([.Q6])+63))" office:value-type="string" office:string-value="V" calcext:value-type="string">
            <text:p>V</text:p>
          </table:table-cell>
          <table:table-cell table:formula="of:=CHAR(IF(COLUMN([.R6])+ROW([.R6])+63&gt;90;COLUMN([.R6])+ROW([.R6])+63-26;COLUMN([.R6])+ROW([.R6])+63))" office:value-type="string" office:string-value="W" calcext:value-type="string">
            <text:p>W</text:p>
          </table:table-cell>
          <table:table-cell table:formula="of:=CHAR(IF(COLUMN([.S6])+ROW([.S6])+63&gt;90;COLUMN([.S6])+ROW([.S6])+63-26;COLUMN([.S6])+ROW([.S6])+63))" office:value-type="string" office:string-value="X" calcext:value-type="string">
            <text:p>X</text:p>
          </table:table-cell>
          <table:table-cell table:formula="of:=CHAR(IF(COLUMN([.T6])+ROW([.T6])+63&gt;90;COLUMN([.T6])+ROW([.T6])+63-26;COLUMN([.T6])+ROW([.T6])+63))" office:value-type="string" office:string-value="Y" calcext:value-type="string">
            <text:p>Y</text:p>
          </table:table-cell>
          <table:table-cell table:formula="of:=CHAR(IF(COLUMN([.U6])+ROW([.U6])+63&gt;90;COLUMN([.U6])+ROW([.U6])+63-26;COLUMN([.U6])+ROW([.U6])+63))" office:value-type="string" office:string-value="Z" calcext:value-type="string">
            <text:p>Z</text:p>
          </table:table-cell>
          <table:table-cell table:formula="of:=CHAR(IF(COLUMN([.V6])+ROW([.V6])+63&gt;90;COLUMN([.V6])+ROW([.V6])+63-26;COLUMN([.V6])+ROW([.V6])+63))" office:value-type="string" office:string-value="A" calcext:value-type="string">
            <text:p>A</text:p>
          </table:table-cell>
          <table:table-cell table:formula="of:=CHAR(IF(COLUMN([.W6])+ROW([.W6])+63&gt;90;COLUMN([.W6])+ROW([.W6])+63-26;COLUMN([.W6])+ROW([.W6])+63))" office:value-type="string" office:string-value="B" calcext:value-type="string">
            <text:p>B</text:p>
          </table:table-cell>
          <table:table-cell table:formula="of:=CHAR(IF(COLUMN([.X6])+ROW([.X6])+63&gt;90;COLUMN([.X6])+ROW([.X6])+63-26;COLUMN([.X6])+ROW([.X6])+63))" office:value-type="string" office:string-value="C" calcext:value-type="string">
            <text:p>C</text:p>
          </table:table-cell>
          <table:table-cell table:formula="of:=CHAR(IF(COLUMN([.Y6])+ROW([.Y6])+63&gt;90;COLUMN([.Y6])+ROW([.Y6])+63-26;COLUMN([.Y6])+ROW([.Y6])+63))" office:value-type="string" office:string-value="D" calcext:value-type="string">
            <text:p>D</text:p>
          </table:table-cell>
          <table:table-cell table:formula="of:=CHAR(IF(COLUMN([.Z6])+ROW([.Z6])+63&gt;90;COLUMN([.Z6])+ROW([.Z6])+63-26;COLUMN([.Z6])+ROW([.Z6])+63))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CHAR(IF(COLUMN([.A7])+ROW([.A7])+63&gt;90;COLUMN([.A7])+ROW([.A7])+63-26;COLUMN([.A7])+ROW([.A7])+63))" office:value-type="string" office:string-value="G" calcext:value-type="string">
            <text:p>G</text:p>
          </table:table-cell>
          <table:table-cell table:formula="of:=CHAR(IF(COLUMN([.B7])+ROW([.B7])+63&gt;90;COLUMN([.B7])+ROW([.B7])+63-26;COLUMN([.B7])+ROW([.B7])+63))" office:value-type="string" office:string-value="H" calcext:value-type="string">
            <text:p>H</text:p>
          </table:table-cell>
          <table:table-cell table:formula="of:=CHAR(IF(COLUMN([.C7])+ROW([.C7])+63&gt;90;COLUMN([.C7])+ROW([.C7])+63-26;COLUMN([.C7])+ROW([.C7])+63))" office:value-type="string" office:string-value="I" calcext:value-type="string">
            <text:p>I</text:p>
          </table:table-cell>
          <table:table-cell table:formula="of:=CHAR(IF(COLUMN([.D7])+ROW([.D7])+63&gt;90;COLUMN([.D7])+ROW([.D7])+63-26;COLUMN([.D7])+ROW([.D7])+63))" office:value-type="string" office:string-value="J" calcext:value-type="string">
            <text:p>J</text:p>
          </table:table-cell>
          <table:table-cell table:formula="of:=CHAR(IF(COLUMN([.E7])+ROW([.E7])+63&gt;90;COLUMN([.E7])+ROW([.E7])+63-26;COLUMN([.E7])+ROW([.E7])+63))" office:value-type="string" office:string-value="K" calcext:value-type="string">
            <text:p>K</text:p>
          </table:table-cell>
          <table:table-cell table:formula="of:=CHAR(IF(COLUMN([.F7])+ROW([.F7])+63&gt;90;COLUMN([.F7])+ROW([.F7])+63-26;COLUMN([.F7])+ROW([.F7])+63))" office:value-type="string" office:string-value="L" calcext:value-type="string">
            <text:p>L</text:p>
          </table:table-cell>
          <table:table-cell table:formula="of:=CHAR(IF(COLUMN([.G7])+ROW([.G7])+63&gt;90;COLUMN([.G7])+ROW([.G7])+63-26;COLUMN([.G7])+ROW([.G7])+63))" office:value-type="string" office:string-value="M" calcext:value-type="string">
            <text:p>M</text:p>
          </table:table-cell>
          <table:table-cell table:formula="of:=CHAR(IF(COLUMN([.H7])+ROW([.H7])+63&gt;90;COLUMN([.H7])+ROW([.H7])+63-26;COLUMN([.H7])+ROW([.H7])+63))" office:value-type="string" office:string-value="N" calcext:value-type="string">
            <text:p>N</text:p>
          </table:table-cell>
          <table:table-cell table:formula="of:=CHAR(IF(COLUMN([.I7])+ROW([.I7])+63&gt;90;COLUMN([.I7])+ROW([.I7])+63-26;COLUMN([.I7])+ROW([.I7])+63))" office:value-type="string" office:string-value="O" calcext:value-type="string">
            <text:p>O</text:p>
          </table:table-cell>
          <table:table-cell table:formula="of:=CHAR(IF(COLUMN([.J7])+ROW([.J7])+63&gt;90;COLUMN([.J7])+ROW([.J7])+63-26;COLUMN([.J7])+ROW([.J7])+63))" office:value-type="string" office:string-value="P" calcext:value-type="string">
            <text:p>P</text:p>
          </table:table-cell>
          <table:table-cell table:formula="of:=CHAR(IF(COLUMN([.K7])+ROW([.K7])+63&gt;90;COLUMN([.K7])+ROW([.K7])+63-26;COLUMN([.K7])+ROW([.K7])+63))" office:value-type="string" office:string-value="Q" calcext:value-type="string">
            <text:p>Q</text:p>
          </table:table-cell>
          <table:table-cell table:formula="of:=CHAR(IF(COLUMN([.L7])+ROW([.L7])+63&gt;90;COLUMN([.L7])+ROW([.L7])+63-26;COLUMN([.L7])+ROW([.L7])+63))" office:value-type="string" office:string-value="R" calcext:value-type="string">
            <text:p>R</text:p>
          </table:table-cell>
          <table:table-cell table:formula="of:=CHAR(IF(COLUMN([.M7])+ROW([.M7])+63&gt;90;COLUMN([.M7])+ROW([.M7])+63-26;COLUMN([.M7])+ROW([.M7])+63))" office:value-type="string" office:string-value="S" calcext:value-type="string">
            <text:p>S</text:p>
          </table:table-cell>
          <table:table-cell table:formula="of:=CHAR(IF(COLUMN([.N7])+ROW([.N7])+63&gt;90;COLUMN([.N7])+ROW([.N7])+63-26;COLUMN([.N7])+ROW([.N7])+63))" office:value-type="string" office:string-value="T" calcext:value-type="string">
            <text:p>T</text:p>
          </table:table-cell>
          <table:table-cell table:formula="of:=CHAR(IF(COLUMN([.O7])+ROW([.O7])+63&gt;90;COLUMN([.O7])+ROW([.O7])+63-26;COLUMN([.O7])+ROW([.O7])+63))" office:value-type="string" office:string-value="U" calcext:value-type="string">
            <text:p>U</text:p>
          </table:table-cell>
          <table:table-cell table:formula="of:=CHAR(IF(COLUMN([.P7])+ROW([.P7])+63&gt;90;COLUMN([.P7])+ROW([.P7])+63-26;COLUMN([.P7])+ROW([.P7])+63))" office:value-type="string" office:string-value="V" calcext:value-type="string">
            <text:p>V</text:p>
          </table:table-cell>
          <table:table-cell table:formula="of:=CHAR(IF(COLUMN([.Q7])+ROW([.Q7])+63&gt;90;COLUMN([.Q7])+ROW([.Q7])+63-26;COLUMN([.Q7])+ROW([.Q7])+63))" office:value-type="string" office:string-value="W" calcext:value-type="string">
            <text:p>W</text:p>
          </table:table-cell>
          <table:table-cell table:formula="of:=CHAR(IF(COLUMN([.R7])+ROW([.R7])+63&gt;90;COLUMN([.R7])+ROW([.R7])+63-26;COLUMN([.R7])+ROW([.R7])+63))" office:value-type="string" office:string-value="X" calcext:value-type="string">
            <text:p>X</text:p>
          </table:table-cell>
          <table:table-cell table:formula="of:=CHAR(IF(COLUMN([.S7])+ROW([.S7])+63&gt;90;COLUMN([.S7])+ROW([.S7])+63-26;COLUMN([.S7])+ROW([.S7])+63))" office:value-type="string" office:string-value="Y" calcext:value-type="string">
            <text:p>Y</text:p>
          </table:table-cell>
          <table:table-cell table:formula="of:=CHAR(IF(COLUMN([.T7])+ROW([.T7])+63&gt;90;COLUMN([.T7])+ROW([.T7])+63-26;COLUMN([.T7])+ROW([.T7])+63))" office:value-type="string" office:string-value="Z" calcext:value-type="string">
            <text:p>Z</text:p>
          </table:table-cell>
          <table:table-cell table:formula="of:=CHAR(IF(COLUMN([.U7])+ROW([.U7])+63&gt;90;COLUMN([.U7])+ROW([.U7])+63-26;COLUMN([.U7])+ROW([.U7])+63))" office:value-type="string" office:string-value="A" calcext:value-type="string">
            <text:p>A</text:p>
          </table:table-cell>
          <table:table-cell table:formula="of:=CHAR(IF(COLUMN([.V7])+ROW([.V7])+63&gt;90;COLUMN([.V7])+ROW([.V7])+63-26;COLUMN([.V7])+ROW([.V7])+63))" office:value-type="string" office:string-value="B" calcext:value-type="string">
            <text:p>B</text:p>
          </table:table-cell>
          <table:table-cell table:formula="of:=CHAR(IF(COLUMN([.W7])+ROW([.W7])+63&gt;90;COLUMN([.W7])+ROW([.W7])+63-26;COLUMN([.W7])+ROW([.W7])+63))" office:value-type="string" office:string-value="C" calcext:value-type="string">
            <text:p>C</text:p>
          </table:table-cell>
          <table:table-cell table:formula="of:=CHAR(IF(COLUMN([.X7])+ROW([.X7])+63&gt;90;COLUMN([.X7])+ROW([.X7])+63-26;COLUMN([.X7])+ROW([.X7])+63))" office:value-type="string" office:string-value="D" calcext:value-type="string">
            <text:p>D</text:p>
          </table:table-cell>
          <table:table-cell table:formula="of:=CHAR(IF(COLUMN([.Y7])+ROW([.Y7])+63&gt;90;COLUMN([.Y7])+ROW([.Y7])+63-26;COLUMN([.Y7])+ROW([.Y7])+63))" office:value-type="string" office:string-value="E" calcext:value-type="string">
            <text:p>E</text:p>
          </table:table-cell>
          <table:table-cell table:formula="of:=CHAR(IF(COLUMN([.Z7])+ROW([.Z7])+63&gt;90;COLUMN([.Z7])+ROW([.Z7])+63-26;COLUMN([.Z7])+ROW([.Z7])+63))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CHAR(IF(COLUMN([.A8])+ROW([.A8])+63&gt;90;COLUMN([.A8])+ROW([.A8])+63-26;COLUMN([.A8])+ROW([.A8])+63))" office:value-type="string" office:string-value="H" calcext:value-type="string">
            <text:p>H</text:p>
          </table:table-cell>
          <table:table-cell table:formula="of:=CHAR(IF(COLUMN([.B8])+ROW([.B8])+63&gt;90;COLUMN([.B8])+ROW([.B8])+63-26;COLUMN([.B8])+ROW([.B8])+63))" office:value-type="string" office:string-value="I" calcext:value-type="string">
            <text:p>I</text:p>
          </table:table-cell>
          <table:table-cell table:formula="of:=CHAR(IF(COLUMN([.C8])+ROW([.C8])+63&gt;90;COLUMN([.C8])+ROW([.C8])+63-26;COLUMN([.C8])+ROW([.C8])+63))" office:value-type="string" office:string-value="J" calcext:value-type="string">
            <text:p>J</text:p>
          </table:table-cell>
          <table:table-cell table:formula="of:=CHAR(IF(COLUMN([.D8])+ROW([.D8])+63&gt;90;COLUMN([.D8])+ROW([.D8])+63-26;COLUMN([.D8])+ROW([.D8])+63))" office:value-type="string" office:string-value="K" calcext:value-type="string">
            <text:p>K</text:p>
          </table:table-cell>
          <table:table-cell table:formula="of:=CHAR(IF(COLUMN([.E8])+ROW([.E8])+63&gt;90;COLUMN([.E8])+ROW([.E8])+63-26;COLUMN([.E8])+ROW([.E8])+63))" office:value-type="string" office:string-value="L" calcext:value-type="string">
            <text:p>L</text:p>
          </table:table-cell>
          <table:table-cell table:formula="of:=CHAR(IF(COLUMN([.F8])+ROW([.F8])+63&gt;90;COLUMN([.F8])+ROW([.F8])+63-26;COLUMN([.F8])+ROW([.F8])+63))" office:value-type="string" office:string-value="M" calcext:value-type="string">
            <text:p>M</text:p>
          </table:table-cell>
          <table:table-cell table:formula="of:=CHAR(IF(COLUMN([.G8])+ROW([.G8])+63&gt;90;COLUMN([.G8])+ROW([.G8])+63-26;COLUMN([.G8])+ROW([.G8])+63))" office:value-type="string" office:string-value="N" calcext:value-type="string">
            <text:p>N</text:p>
          </table:table-cell>
          <table:table-cell table:formula="of:=CHAR(IF(COLUMN([.H8])+ROW([.H8])+63&gt;90;COLUMN([.H8])+ROW([.H8])+63-26;COLUMN([.H8])+ROW([.H8])+63))" office:value-type="string" office:string-value="O" calcext:value-type="string">
            <text:p>O</text:p>
          </table:table-cell>
          <table:table-cell table:formula="of:=CHAR(IF(COLUMN([.I8])+ROW([.I8])+63&gt;90;COLUMN([.I8])+ROW([.I8])+63-26;COLUMN([.I8])+ROW([.I8])+63))" office:value-type="string" office:string-value="P" calcext:value-type="string">
            <text:p>P</text:p>
          </table:table-cell>
          <table:table-cell table:formula="of:=CHAR(IF(COLUMN([.J8])+ROW([.J8])+63&gt;90;COLUMN([.J8])+ROW([.J8])+63-26;COLUMN([.J8])+ROW([.J8])+63))" office:value-type="string" office:string-value="Q" calcext:value-type="string">
            <text:p>Q</text:p>
          </table:table-cell>
          <table:table-cell table:formula="of:=CHAR(IF(COLUMN([.K8])+ROW([.K8])+63&gt;90;COLUMN([.K8])+ROW([.K8])+63-26;COLUMN([.K8])+ROW([.K8])+63))" office:value-type="string" office:string-value="R" calcext:value-type="string">
            <text:p>R</text:p>
          </table:table-cell>
          <table:table-cell table:formula="of:=CHAR(IF(COLUMN([.L8])+ROW([.L8])+63&gt;90;COLUMN([.L8])+ROW([.L8])+63-26;COLUMN([.L8])+ROW([.L8])+63))" office:value-type="string" office:string-value="S" calcext:value-type="string">
            <text:p>S</text:p>
          </table:table-cell>
          <table:table-cell table:formula="of:=CHAR(IF(COLUMN([.M8])+ROW([.M8])+63&gt;90;COLUMN([.M8])+ROW([.M8])+63-26;COLUMN([.M8])+ROW([.M8])+63))" office:value-type="string" office:string-value="T" calcext:value-type="string">
            <text:p>T</text:p>
          </table:table-cell>
          <table:table-cell table:formula="of:=CHAR(IF(COLUMN([.N8])+ROW([.N8])+63&gt;90;COLUMN([.N8])+ROW([.N8])+63-26;COLUMN([.N8])+ROW([.N8])+63))" office:value-type="string" office:string-value="U" calcext:value-type="string">
            <text:p>U</text:p>
          </table:table-cell>
          <table:table-cell table:formula="of:=CHAR(IF(COLUMN([.O8])+ROW([.O8])+63&gt;90;COLUMN([.O8])+ROW([.O8])+63-26;COLUMN([.O8])+ROW([.O8])+63))" office:value-type="string" office:string-value="V" calcext:value-type="string">
            <text:p>V</text:p>
          </table:table-cell>
          <table:table-cell table:formula="of:=CHAR(IF(COLUMN([.P8])+ROW([.P8])+63&gt;90;COLUMN([.P8])+ROW([.P8])+63-26;COLUMN([.P8])+ROW([.P8])+63))" office:value-type="string" office:string-value="W" calcext:value-type="string">
            <text:p>W</text:p>
          </table:table-cell>
          <table:table-cell table:formula="of:=CHAR(IF(COLUMN([.Q8])+ROW([.Q8])+63&gt;90;COLUMN([.Q8])+ROW([.Q8])+63-26;COLUMN([.Q8])+ROW([.Q8])+63))" office:value-type="string" office:string-value="X" calcext:value-type="string">
            <text:p>X</text:p>
          </table:table-cell>
          <table:table-cell table:formula="of:=CHAR(IF(COLUMN([.R8])+ROW([.R8])+63&gt;90;COLUMN([.R8])+ROW([.R8])+63-26;COLUMN([.R8])+ROW([.R8])+63))" office:value-type="string" office:string-value="Y" calcext:value-type="string">
            <text:p>Y</text:p>
          </table:table-cell>
          <table:table-cell table:formula="of:=CHAR(IF(COLUMN([.S8])+ROW([.S8])+63&gt;90;COLUMN([.S8])+ROW([.S8])+63-26;COLUMN([.S8])+ROW([.S8])+63))" office:value-type="string" office:string-value="Z" calcext:value-type="string">
            <text:p>Z</text:p>
          </table:table-cell>
          <table:table-cell table:formula="of:=CHAR(IF(COLUMN([.T8])+ROW([.T8])+63&gt;90;COLUMN([.T8])+ROW([.T8])+63-26;COLUMN([.T8])+ROW([.T8])+63))" office:value-type="string" office:string-value="A" calcext:value-type="string">
            <text:p>A</text:p>
          </table:table-cell>
          <table:table-cell table:formula="of:=CHAR(IF(COLUMN([.U8])+ROW([.U8])+63&gt;90;COLUMN([.U8])+ROW([.U8])+63-26;COLUMN([.U8])+ROW([.U8])+63))" office:value-type="string" office:string-value="B" calcext:value-type="string">
            <text:p>B</text:p>
          </table:table-cell>
          <table:table-cell table:formula="of:=CHAR(IF(COLUMN([.V8])+ROW([.V8])+63&gt;90;COLUMN([.V8])+ROW([.V8])+63-26;COLUMN([.V8])+ROW([.V8])+63))" office:value-type="string" office:string-value="C" calcext:value-type="string">
            <text:p>C</text:p>
          </table:table-cell>
          <table:table-cell table:formula="of:=CHAR(IF(COLUMN([.W8])+ROW([.W8])+63&gt;90;COLUMN([.W8])+ROW([.W8])+63-26;COLUMN([.W8])+ROW([.W8])+63))" office:value-type="string" office:string-value="D" calcext:value-type="string">
            <text:p>D</text:p>
          </table:table-cell>
          <table:table-cell table:formula="of:=CHAR(IF(COLUMN([.X8])+ROW([.X8])+63&gt;90;COLUMN([.X8])+ROW([.X8])+63-26;COLUMN([.X8])+ROW([.X8])+63))" office:value-type="string" office:string-value="E" calcext:value-type="string">
            <text:p>E</text:p>
          </table:table-cell>
          <table:table-cell table:formula="of:=CHAR(IF(COLUMN([.Y8])+ROW([.Y8])+63&gt;90;COLUMN([.Y8])+ROW([.Y8])+63-26;COLUMN([.Y8])+ROW([.Y8])+63))" office:value-type="string" office:string-value="F" calcext:value-type="string">
            <text:p>F</text:p>
          </table:table-cell>
          <table:table-cell table:formula="of:=CHAR(IF(COLUMN([.Z8])+ROW([.Z8])+63&gt;90;COLUMN([.Z8])+ROW([.Z8])+63-26;COLUMN([.Z8])+ROW([.Z8])+63))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CHAR(IF(COLUMN([.A9])+ROW([.A9])+63&gt;90;COLUMN([.A9])+ROW([.A9])+63-26;COLUMN([.A9])+ROW([.A9])+63))" office:value-type="string" office:string-value="I" calcext:value-type="string">
            <text:p>I</text:p>
          </table:table-cell>
          <table:table-cell table:formula="of:=CHAR(IF(COLUMN([.B9])+ROW([.B9])+63&gt;90;COLUMN([.B9])+ROW([.B9])+63-26;COLUMN([.B9])+ROW([.B9])+63))" office:value-type="string" office:string-value="J" calcext:value-type="string">
            <text:p>J</text:p>
          </table:table-cell>
          <table:table-cell table:formula="of:=CHAR(IF(COLUMN([.C9])+ROW([.C9])+63&gt;90;COLUMN([.C9])+ROW([.C9])+63-26;COLUMN([.C9])+ROW([.C9])+63))" office:value-type="string" office:string-value="K" calcext:value-type="string">
            <text:p>K</text:p>
          </table:table-cell>
          <table:table-cell table:formula="of:=CHAR(IF(COLUMN([.D9])+ROW([.D9])+63&gt;90;COLUMN([.D9])+ROW([.D9])+63-26;COLUMN([.D9])+ROW([.D9])+63))" office:value-type="string" office:string-value="L" calcext:value-type="string">
            <text:p>L</text:p>
          </table:table-cell>
          <table:table-cell table:formula="of:=CHAR(IF(COLUMN([.E9])+ROW([.E9])+63&gt;90;COLUMN([.E9])+ROW([.E9])+63-26;COLUMN([.E9])+ROW([.E9])+63))" office:value-type="string" office:string-value="M" calcext:value-type="string">
            <text:p>M</text:p>
          </table:table-cell>
          <table:table-cell table:formula="of:=CHAR(IF(COLUMN([.F9])+ROW([.F9])+63&gt;90;COLUMN([.F9])+ROW([.F9])+63-26;COLUMN([.F9])+ROW([.F9])+63))" office:value-type="string" office:string-value="N" calcext:value-type="string">
            <text:p>N</text:p>
          </table:table-cell>
          <table:table-cell table:formula="of:=CHAR(IF(COLUMN([.G9])+ROW([.G9])+63&gt;90;COLUMN([.G9])+ROW([.G9])+63-26;COLUMN([.G9])+ROW([.G9])+63))" office:value-type="string" office:string-value="O" calcext:value-type="string">
            <text:p>O</text:p>
          </table:table-cell>
          <table:table-cell table:formula="of:=CHAR(IF(COLUMN([.H9])+ROW([.H9])+63&gt;90;COLUMN([.H9])+ROW([.H9])+63-26;COLUMN([.H9])+ROW([.H9])+63))" office:value-type="string" office:string-value="P" calcext:value-type="string">
            <text:p>P</text:p>
          </table:table-cell>
          <table:table-cell table:formula="of:=CHAR(IF(COLUMN([.I9])+ROW([.I9])+63&gt;90;COLUMN([.I9])+ROW([.I9])+63-26;COLUMN([.I9])+ROW([.I9])+63))" office:value-type="string" office:string-value="Q" calcext:value-type="string">
            <text:p>Q</text:p>
          </table:table-cell>
          <table:table-cell table:formula="of:=CHAR(IF(COLUMN([.J9])+ROW([.J9])+63&gt;90;COLUMN([.J9])+ROW([.J9])+63-26;COLUMN([.J9])+ROW([.J9])+63))" office:value-type="string" office:string-value="R" calcext:value-type="string">
            <text:p>R</text:p>
          </table:table-cell>
          <table:table-cell table:formula="of:=CHAR(IF(COLUMN([.K9])+ROW([.K9])+63&gt;90;COLUMN([.K9])+ROW([.K9])+63-26;COLUMN([.K9])+ROW([.K9])+63))" office:value-type="string" office:string-value="S" calcext:value-type="string">
            <text:p>S</text:p>
          </table:table-cell>
          <table:table-cell table:formula="of:=CHAR(IF(COLUMN([.L9])+ROW([.L9])+63&gt;90;COLUMN([.L9])+ROW([.L9])+63-26;COLUMN([.L9])+ROW([.L9])+63))" office:value-type="string" office:string-value="T" calcext:value-type="string">
            <text:p>T</text:p>
          </table:table-cell>
          <table:table-cell table:formula="of:=CHAR(IF(COLUMN([.M9])+ROW([.M9])+63&gt;90;COLUMN([.M9])+ROW([.M9])+63-26;COLUMN([.M9])+ROW([.M9])+63))" office:value-type="string" office:string-value="U" calcext:value-type="string">
            <text:p>U</text:p>
          </table:table-cell>
          <table:table-cell table:formula="of:=CHAR(IF(COLUMN([.N9])+ROW([.N9])+63&gt;90;COLUMN([.N9])+ROW([.N9])+63-26;COLUMN([.N9])+ROW([.N9])+63))" office:value-type="string" office:string-value="V" calcext:value-type="string">
            <text:p>V</text:p>
          </table:table-cell>
          <table:table-cell table:formula="of:=CHAR(IF(COLUMN([.O9])+ROW([.O9])+63&gt;90;COLUMN([.O9])+ROW([.O9])+63-26;COLUMN([.O9])+ROW([.O9])+63))" office:value-type="string" office:string-value="W" calcext:value-type="string">
            <text:p>W</text:p>
          </table:table-cell>
          <table:table-cell table:formula="of:=CHAR(IF(COLUMN([.P9])+ROW([.P9])+63&gt;90;COLUMN([.P9])+ROW([.P9])+63-26;COLUMN([.P9])+ROW([.P9])+63))" office:value-type="string" office:string-value="X" calcext:value-type="string">
            <text:p>X</text:p>
          </table:table-cell>
          <table:table-cell table:formula="of:=CHAR(IF(COLUMN([.Q9])+ROW([.Q9])+63&gt;90;COLUMN([.Q9])+ROW([.Q9])+63-26;COLUMN([.Q9])+ROW([.Q9])+63))" office:value-type="string" office:string-value="Y" calcext:value-type="string">
            <text:p>Y</text:p>
          </table:table-cell>
          <table:table-cell table:formula="of:=CHAR(IF(COLUMN([.R9])+ROW([.R9])+63&gt;90;COLUMN([.R9])+ROW([.R9])+63-26;COLUMN([.R9])+ROW([.R9])+63))" office:value-type="string" office:string-value="Z" calcext:value-type="string">
            <text:p>Z</text:p>
          </table:table-cell>
          <table:table-cell table:formula="of:=CHAR(IF(COLUMN([.S9])+ROW([.S9])+63&gt;90;COLUMN([.S9])+ROW([.S9])+63-26;COLUMN([.S9])+ROW([.S9])+63))" office:value-type="string" office:string-value="A" calcext:value-type="string">
            <text:p>A</text:p>
          </table:table-cell>
          <table:table-cell table:formula="of:=CHAR(IF(COLUMN([.T9])+ROW([.T9])+63&gt;90;COLUMN([.T9])+ROW([.T9])+63-26;COLUMN([.T9])+ROW([.T9])+63))" office:value-type="string" office:string-value="B" calcext:value-type="string">
            <text:p>B</text:p>
          </table:table-cell>
          <table:table-cell table:formula="of:=CHAR(IF(COLUMN([.U9])+ROW([.U9])+63&gt;90;COLUMN([.U9])+ROW([.U9])+63-26;COLUMN([.U9])+ROW([.U9])+63))" office:value-type="string" office:string-value="C" calcext:value-type="string">
            <text:p>C</text:p>
          </table:table-cell>
          <table:table-cell table:formula="of:=CHAR(IF(COLUMN([.V9])+ROW([.V9])+63&gt;90;COLUMN([.V9])+ROW([.V9])+63-26;COLUMN([.V9])+ROW([.V9])+63))" office:value-type="string" office:string-value="D" calcext:value-type="string">
            <text:p>D</text:p>
          </table:table-cell>
          <table:table-cell table:formula="of:=CHAR(IF(COLUMN([.W9])+ROW([.W9])+63&gt;90;COLUMN([.W9])+ROW([.W9])+63-26;COLUMN([.W9])+ROW([.W9])+63))" office:value-type="string" office:string-value="E" calcext:value-type="string">
            <text:p>E</text:p>
          </table:table-cell>
          <table:table-cell table:formula="of:=CHAR(IF(COLUMN([.X9])+ROW([.X9])+63&gt;90;COLUMN([.X9])+ROW([.X9])+63-26;COLUMN([.X9])+ROW([.X9])+63))" office:value-type="string" office:string-value="F" calcext:value-type="string">
            <text:p>F</text:p>
          </table:table-cell>
          <table:table-cell table:formula="of:=CHAR(IF(COLUMN([.Y9])+ROW([.Y9])+63&gt;90;COLUMN([.Y9])+ROW([.Y9])+63-26;COLUMN([.Y9])+ROW([.Y9])+63))" office:value-type="string" office:string-value="G" calcext:value-type="string">
            <text:p>G</text:p>
          </table:table-cell>
          <table:table-cell table:formula="of:=CHAR(IF(COLUMN([.Z9])+ROW([.Z9])+63&gt;90;COLUMN([.Z9])+ROW([.Z9])+63-26;COLUMN([.Z9])+ROW([.Z9])+63))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CHAR(IF(COLUMN([.A10])+ROW([.A10])+63&gt;90;COLUMN([.A10])+ROW([.A10])+63-26;COLUMN([.A10])+ROW([.A10])+63))" office:value-type="string" office:string-value="J" calcext:value-type="string">
            <text:p>J</text:p>
          </table:table-cell>
          <table:table-cell table:formula="of:=CHAR(IF(COLUMN([.B10])+ROW([.B10])+63&gt;90;COLUMN([.B10])+ROW([.B10])+63-26;COLUMN([.B10])+ROW([.B10])+63))" office:value-type="string" office:string-value="K" calcext:value-type="string">
            <text:p>K</text:p>
          </table:table-cell>
          <table:table-cell table:formula="of:=CHAR(IF(COLUMN([.C10])+ROW([.C10])+63&gt;90;COLUMN([.C10])+ROW([.C10])+63-26;COLUMN([.C10])+ROW([.C10])+63))" office:value-type="string" office:string-value="L" calcext:value-type="string">
            <text:p>L</text:p>
          </table:table-cell>
          <table:table-cell table:formula="of:=CHAR(IF(COLUMN([.D10])+ROW([.D10])+63&gt;90;COLUMN([.D10])+ROW([.D10])+63-26;COLUMN([.D10])+ROW([.D10])+63))" office:value-type="string" office:string-value="M" calcext:value-type="string">
            <text:p>M</text:p>
          </table:table-cell>
          <table:table-cell table:formula="of:=CHAR(IF(COLUMN([.E10])+ROW([.E10])+63&gt;90;COLUMN([.E10])+ROW([.E10])+63-26;COLUMN([.E10])+ROW([.E10])+63))" office:value-type="string" office:string-value="N" calcext:value-type="string">
            <text:p>N</text:p>
          </table:table-cell>
          <table:table-cell table:formula="of:=CHAR(IF(COLUMN([.F10])+ROW([.F10])+63&gt;90;COLUMN([.F10])+ROW([.F10])+63-26;COLUMN([.F10])+ROW([.F10])+63))" office:value-type="string" office:string-value="O" calcext:value-type="string">
            <text:p>O</text:p>
          </table:table-cell>
          <table:table-cell table:formula="of:=CHAR(IF(COLUMN([.G10])+ROW([.G10])+63&gt;90;COLUMN([.G10])+ROW([.G10])+63-26;COLUMN([.G10])+ROW([.G10])+63))" office:value-type="string" office:string-value="P" calcext:value-type="string">
            <text:p>P</text:p>
          </table:table-cell>
          <table:table-cell table:formula="of:=CHAR(IF(COLUMN([.H10])+ROW([.H10])+63&gt;90;COLUMN([.H10])+ROW([.H10])+63-26;COLUMN([.H10])+ROW([.H10])+63))" office:value-type="string" office:string-value="Q" calcext:value-type="string">
            <text:p>Q</text:p>
          </table:table-cell>
          <table:table-cell table:formula="of:=CHAR(IF(COLUMN([.I10])+ROW([.I10])+63&gt;90;COLUMN([.I10])+ROW([.I10])+63-26;COLUMN([.I10])+ROW([.I10])+63))" office:value-type="string" office:string-value="R" calcext:value-type="string">
            <text:p>R</text:p>
          </table:table-cell>
          <table:table-cell table:formula="of:=CHAR(IF(COLUMN([.J10])+ROW([.J10])+63&gt;90;COLUMN([.J10])+ROW([.J10])+63-26;COLUMN([.J10])+ROW([.J10])+63))" office:value-type="string" office:string-value="S" calcext:value-type="string">
            <text:p>S</text:p>
          </table:table-cell>
          <table:table-cell table:formula="of:=CHAR(IF(COLUMN([.K10])+ROW([.K10])+63&gt;90;COLUMN([.K10])+ROW([.K10])+63-26;COLUMN([.K10])+ROW([.K10])+63))" office:value-type="string" office:string-value="T" calcext:value-type="string">
            <text:p>T</text:p>
          </table:table-cell>
          <table:table-cell table:formula="of:=CHAR(IF(COLUMN([.L10])+ROW([.L10])+63&gt;90;COLUMN([.L10])+ROW([.L10])+63-26;COLUMN([.L10])+ROW([.L10])+63))" office:value-type="string" office:string-value="U" calcext:value-type="string">
            <text:p>U</text:p>
          </table:table-cell>
          <table:table-cell table:formula="of:=CHAR(IF(COLUMN([.M10])+ROW([.M10])+63&gt;90;COLUMN([.M10])+ROW([.M10])+63-26;COLUMN([.M10])+ROW([.M10])+63))" office:value-type="string" office:string-value="V" calcext:value-type="string">
            <text:p>V</text:p>
          </table:table-cell>
          <table:table-cell table:formula="of:=CHAR(IF(COLUMN([.N10])+ROW([.N10])+63&gt;90;COLUMN([.N10])+ROW([.N10])+63-26;COLUMN([.N10])+ROW([.N10])+63))" office:value-type="string" office:string-value="W" calcext:value-type="string">
            <text:p>W</text:p>
          </table:table-cell>
          <table:table-cell table:formula="of:=CHAR(IF(COLUMN([.O10])+ROW([.O10])+63&gt;90;COLUMN([.O10])+ROW([.O10])+63-26;COLUMN([.O10])+ROW([.O10])+63))" office:value-type="string" office:string-value="X" calcext:value-type="string">
            <text:p>X</text:p>
          </table:table-cell>
          <table:table-cell table:formula="of:=CHAR(IF(COLUMN([.P10])+ROW([.P10])+63&gt;90;COLUMN([.P10])+ROW([.P10])+63-26;COLUMN([.P10])+ROW([.P10])+63))" office:value-type="string" office:string-value="Y" calcext:value-type="string">
            <text:p>Y</text:p>
          </table:table-cell>
          <table:table-cell table:formula="of:=CHAR(IF(COLUMN([.Q10])+ROW([.Q10])+63&gt;90;COLUMN([.Q10])+ROW([.Q10])+63-26;COLUMN([.Q10])+ROW([.Q10])+63))" office:value-type="string" office:string-value="Z" calcext:value-type="string">
            <text:p>Z</text:p>
          </table:table-cell>
          <table:table-cell table:formula="of:=CHAR(IF(COLUMN([.R10])+ROW([.R10])+63&gt;90;COLUMN([.R10])+ROW([.R10])+63-26;COLUMN([.R10])+ROW([.R10])+63))" office:value-type="string" office:string-value="A" calcext:value-type="string">
            <text:p>A</text:p>
          </table:table-cell>
          <table:table-cell table:formula="of:=CHAR(IF(COLUMN([.S10])+ROW([.S10])+63&gt;90;COLUMN([.S10])+ROW([.S10])+63-26;COLUMN([.S10])+ROW([.S10])+63))" office:value-type="string" office:string-value="B" calcext:value-type="string">
            <text:p>B</text:p>
          </table:table-cell>
          <table:table-cell table:formula="of:=CHAR(IF(COLUMN([.T10])+ROW([.T10])+63&gt;90;COLUMN([.T10])+ROW([.T10])+63-26;COLUMN([.T10])+ROW([.T10])+63))" office:value-type="string" office:string-value="C" calcext:value-type="string">
            <text:p>C</text:p>
          </table:table-cell>
          <table:table-cell table:formula="of:=CHAR(IF(COLUMN([.U10])+ROW([.U10])+63&gt;90;COLUMN([.U10])+ROW([.U10])+63-26;COLUMN([.U10])+ROW([.U10])+63))" office:value-type="string" office:string-value="D" calcext:value-type="string">
            <text:p>D</text:p>
          </table:table-cell>
          <table:table-cell table:formula="of:=CHAR(IF(COLUMN([.V10])+ROW([.V10])+63&gt;90;COLUMN([.V10])+ROW([.V10])+63-26;COLUMN([.V10])+ROW([.V10])+63))" office:value-type="string" office:string-value="E" calcext:value-type="string">
            <text:p>E</text:p>
          </table:table-cell>
          <table:table-cell table:formula="of:=CHAR(IF(COLUMN([.W10])+ROW([.W10])+63&gt;90;COLUMN([.W10])+ROW([.W10])+63-26;COLUMN([.W10])+ROW([.W10])+63))" office:value-type="string" office:string-value="F" calcext:value-type="string">
            <text:p>F</text:p>
          </table:table-cell>
          <table:table-cell table:formula="of:=CHAR(IF(COLUMN([.X10])+ROW([.X10])+63&gt;90;COLUMN([.X10])+ROW([.X10])+63-26;COLUMN([.X10])+ROW([.X10])+63))" office:value-type="string" office:string-value="G" calcext:value-type="string">
            <text:p>G</text:p>
          </table:table-cell>
          <table:table-cell table:formula="of:=CHAR(IF(COLUMN([.Y10])+ROW([.Y10])+63&gt;90;COLUMN([.Y10])+ROW([.Y10])+63-26;COLUMN([.Y10])+ROW([.Y10])+63))" office:value-type="string" office:string-value="H" calcext:value-type="string">
            <text:p>H</text:p>
          </table:table-cell>
          <table:table-cell table:formula="of:=CHAR(IF(COLUMN([.Z10])+ROW([.Z10])+63&gt;90;COLUMN([.Z10])+ROW([.Z10])+63-26;COLUMN([.Z10])+ROW([.Z10])+63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CHAR(IF(COLUMN([.A11])+ROW([.A11])+63&gt;90;COLUMN([.A11])+ROW([.A11])+63-26;COLUMN([.A11])+ROW([.A11])+63))" office:value-type="string" office:string-value="K" calcext:value-type="string">
            <text:p>K</text:p>
          </table:table-cell>
          <table:table-cell table:formula="of:=CHAR(IF(COLUMN([.B11])+ROW([.B11])+63&gt;90;COLUMN([.B11])+ROW([.B11])+63-26;COLUMN([.B11])+ROW([.B11])+63))" office:value-type="string" office:string-value="L" calcext:value-type="string">
            <text:p>L</text:p>
          </table:table-cell>
          <table:table-cell table:formula="of:=CHAR(IF(COLUMN([.C11])+ROW([.C11])+63&gt;90;COLUMN([.C11])+ROW([.C11])+63-26;COLUMN([.C11])+ROW([.C11])+63))" office:value-type="string" office:string-value="M" calcext:value-type="string">
            <text:p>M</text:p>
          </table:table-cell>
          <table:table-cell table:formula="of:=CHAR(IF(COLUMN([.D11])+ROW([.D11])+63&gt;90;COLUMN([.D11])+ROW([.D11])+63-26;COLUMN([.D11])+ROW([.D11])+63))" office:value-type="string" office:string-value="N" calcext:value-type="string">
            <text:p>N</text:p>
          </table:table-cell>
          <table:table-cell table:formula="of:=CHAR(IF(COLUMN([.E11])+ROW([.E11])+63&gt;90;COLUMN([.E11])+ROW([.E11])+63-26;COLUMN([.E11])+ROW([.E11])+63))" office:value-type="string" office:string-value="O" calcext:value-type="string">
            <text:p>O</text:p>
          </table:table-cell>
          <table:table-cell table:formula="of:=CHAR(IF(COLUMN([.F11])+ROW([.F11])+63&gt;90;COLUMN([.F11])+ROW([.F11])+63-26;COLUMN([.F11])+ROW([.F11])+63))" office:value-type="string" office:string-value="P" calcext:value-type="string">
            <text:p>P</text:p>
          </table:table-cell>
          <table:table-cell table:formula="of:=CHAR(IF(COLUMN([.G11])+ROW([.G11])+63&gt;90;COLUMN([.G11])+ROW([.G11])+63-26;COLUMN([.G11])+ROW([.G11])+63))" office:value-type="string" office:string-value="Q" calcext:value-type="string">
            <text:p>Q</text:p>
          </table:table-cell>
          <table:table-cell table:formula="of:=CHAR(IF(COLUMN([.H11])+ROW([.H11])+63&gt;90;COLUMN([.H11])+ROW([.H11])+63-26;COLUMN([.H11])+ROW([.H11])+63))" office:value-type="string" office:string-value="R" calcext:value-type="string">
            <text:p>R</text:p>
          </table:table-cell>
          <table:table-cell table:formula="of:=CHAR(IF(COLUMN([.I11])+ROW([.I11])+63&gt;90;COLUMN([.I11])+ROW([.I11])+63-26;COLUMN([.I11])+ROW([.I11])+63))" office:value-type="string" office:string-value="S" calcext:value-type="string">
            <text:p>S</text:p>
          </table:table-cell>
          <table:table-cell table:formula="of:=CHAR(IF(COLUMN([.J11])+ROW([.J11])+63&gt;90;COLUMN([.J11])+ROW([.J11])+63-26;COLUMN([.J11])+ROW([.J11])+63))" office:value-type="string" office:string-value="T" calcext:value-type="string">
            <text:p>T</text:p>
          </table:table-cell>
          <table:table-cell table:formula="of:=CHAR(IF(COLUMN([.K11])+ROW([.K11])+63&gt;90;COLUMN([.K11])+ROW([.K11])+63-26;COLUMN([.K11])+ROW([.K11])+63))" office:value-type="string" office:string-value="U" calcext:value-type="string">
            <text:p>U</text:p>
          </table:table-cell>
          <table:table-cell table:formula="of:=CHAR(IF(COLUMN([.L11])+ROW([.L11])+63&gt;90;COLUMN([.L11])+ROW([.L11])+63-26;COLUMN([.L11])+ROW([.L11])+63))" office:value-type="string" office:string-value="V" calcext:value-type="string">
            <text:p>V</text:p>
          </table:table-cell>
          <table:table-cell table:formula="of:=CHAR(IF(COLUMN([.M11])+ROW([.M11])+63&gt;90;COLUMN([.M11])+ROW([.M11])+63-26;COLUMN([.M11])+ROW([.M11])+63))" office:value-type="string" office:string-value="W" calcext:value-type="string">
            <text:p>W</text:p>
          </table:table-cell>
          <table:table-cell table:formula="of:=CHAR(IF(COLUMN([.N11])+ROW([.N11])+63&gt;90;COLUMN([.N11])+ROW([.N11])+63-26;COLUMN([.N11])+ROW([.N11])+63))" office:value-type="string" office:string-value="X" calcext:value-type="string">
            <text:p>X</text:p>
          </table:table-cell>
          <table:table-cell table:formula="of:=CHAR(IF(COLUMN([.O11])+ROW([.O11])+63&gt;90;COLUMN([.O11])+ROW([.O11])+63-26;COLUMN([.O11])+ROW([.O11])+63))" office:value-type="string" office:string-value="Y" calcext:value-type="string">
            <text:p>Y</text:p>
          </table:table-cell>
          <table:table-cell table:formula="of:=CHAR(IF(COLUMN([.P11])+ROW([.P11])+63&gt;90;COLUMN([.P11])+ROW([.P11])+63-26;COLUMN([.P11])+ROW([.P11])+63))" office:value-type="string" office:string-value="Z" calcext:value-type="string">
            <text:p>Z</text:p>
          </table:table-cell>
          <table:table-cell table:formula="of:=CHAR(IF(COLUMN([.Q11])+ROW([.Q11])+63&gt;90;COLUMN([.Q11])+ROW([.Q11])+63-26;COLUMN([.Q11])+ROW([.Q11])+63))" office:value-type="string" office:string-value="A" calcext:value-type="string">
            <text:p>A</text:p>
          </table:table-cell>
          <table:table-cell table:formula="of:=CHAR(IF(COLUMN([.R11])+ROW([.R11])+63&gt;90;COLUMN([.R11])+ROW([.R11])+63-26;COLUMN([.R11])+ROW([.R11])+63))" office:value-type="string" office:string-value="B" calcext:value-type="string">
            <text:p>B</text:p>
          </table:table-cell>
          <table:table-cell table:formula="of:=CHAR(IF(COLUMN([.S11])+ROW([.S11])+63&gt;90;COLUMN([.S11])+ROW([.S11])+63-26;COLUMN([.S11])+ROW([.S11])+63))" office:value-type="string" office:string-value="C" calcext:value-type="string">
            <text:p>C</text:p>
          </table:table-cell>
          <table:table-cell table:formula="of:=CHAR(IF(COLUMN([.T11])+ROW([.T11])+63&gt;90;COLUMN([.T11])+ROW([.T11])+63-26;COLUMN([.T11])+ROW([.T11])+63))" office:value-type="string" office:string-value="D" calcext:value-type="string">
            <text:p>D</text:p>
          </table:table-cell>
          <table:table-cell table:formula="of:=CHAR(IF(COLUMN([.U11])+ROW([.U11])+63&gt;90;COLUMN([.U11])+ROW([.U11])+63-26;COLUMN([.U11])+ROW([.U11])+63))" office:value-type="string" office:string-value="E" calcext:value-type="string">
            <text:p>E</text:p>
          </table:table-cell>
          <table:table-cell table:formula="of:=CHAR(IF(COLUMN([.V11])+ROW([.V11])+63&gt;90;COLUMN([.V11])+ROW([.V11])+63-26;COLUMN([.V11])+ROW([.V11])+63))" office:value-type="string" office:string-value="F" calcext:value-type="string">
            <text:p>F</text:p>
          </table:table-cell>
          <table:table-cell table:formula="of:=CHAR(IF(COLUMN([.W11])+ROW([.W11])+63&gt;90;COLUMN([.W11])+ROW([.W11])+63-26;COLUMN([.W11])+ROW([.W11])+63))" office:value-type="string" office:string-value="G" calcext:value-type="string">
            <text:p>G</text:p>
          </table:table-cell>
          <table:table-cell table:formula="of:=CHAR(IF(COLUMN([.X11])+ROW([.X11])+63&gt;90;COLUMN([.X11])+ROW([.X11])+63-26;COLUMN([.X11])+ROW([.X11])+63))" office:value-type="string" office:string-value="H" calcext:value-type="string">
            <text:p>H</text:p>
          </table:table-cell>
          <table:table-cell table:formula="of:=CHAR(IF(COLUMN([.Y11])+ROW([.Y11])+63&gt;90;COLUMN([.Y11])+ROW([.Y11])+63-26;COLUMN([.Y11])+ROW([.Y11])+63))" office:value-type="string" office:string-value="I" calcext:value-type="string">
            <text:p>I</text:p>
          </table:table-cell>
          <table:table-cell table:formula="of:=CHAR(IF(COLUMN([.Z11])+ROW([.Z11])+63&gt;90;COLUMN([.Z11])+ROW([.Z11])+63-26;COLUMN([.Z11])+ROW([.Z11])+63))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CHAR(IF(COLUMN([.A12])+ROW([.A12])+63&gt;90;COLUMN([.A12])+ROW([.A12])+63-26;COLUMN([.A12])+ROW([.A12])+63))" office:value-type="string" office:string-value="L" calcext:value-type="string">
            <text:p>L</text:p>
          </table:table-cell>
          <table:table-cell table:formula="of:=CHAR(IF(COLUMN([.B12])+ROW([.B12])+63&gt;90;COLUMN([.B12])+ROW([.B12])+63-26;COLUMN([.B12])+ROW([.B12])+63))" office:value-type="string" office:string-value="M" calcext:value-type="string">
            <text:p>M</text:p>
          </table:table-cell>
          <table:table-cell table:formula="of:=CHAR(IF(COLUMN([.C12])+ROW([.C12])+63&gt;90;COLUMN([.C12])+ROW([.C12])+63-26;COLUMN([.C12])+ROW([.C12])+63))" office:value-type="string" office:string-value="N" calcext:value-type="string">
            <text:p>N</text:p>
          </table:table-cell>
          <table:table-cell table:formula="of:=CHAR(IF(COLUMN([.D12])+ROW([.D12])+63&gt;90;COLUMN([.D12])+ROW([.D12])+63-26;COLUMN([.D12])+ROW([.D12])+63))" office:value-type="string" office:string-value="O" calcext:value-type="string">
            <text:p>O</text:p>
          </table:table-cell>
          <table:table-cell table:formula="of:=CHAR(IF(COLUMN([.E12])+ROW([.E12])+63&gt;90;COLUMN([.E12])+ROW([.E12])+63-26;COLUMN([.E12])+ROW([.E12])+63))" office:value-type="string" office:string-value="P" calcext:value-type="string">
            <text:p>P</text:p>
          </table:table-cell>
          <table:table-cell table:formula="of:=CHAR(IF(COLUMN([.F12])+ROW([.F12])+63&gt;90;COLUMN([.F12])+ROW([.F12])+63-26;COLUMN([.F12])+ROW([.F12])+63))" office:value-type="string" office:string-value="Q" calcext:value-type="string">
            <text:p>Q</text:p>
          </table:table-cell>
          <table:table-cell table:formula="of:=CHAR(IF(COLUMN([.G12])+ROW([.G12])+63&gt;90;COLUMN([.G12])+ROW([.G12])+63-26;COLUMN([.G12])+ROW([.G12])+63))" office:value-type="string" office:string-value="R" calcext:value-type="string">
            <text:p>R</text:p>
          </table:table-cell>
          <table:table-cell table:formula="of:=CHAR(IF(COLUMN([.H12])+ROW([.H12])+63&gt;90;COLUMN([.H12])+ROW([.H12])+63-26;COLUMN([.H12])+ROW([.H12])+63))" office:value-type="string" office:string-value="S" calcext:value-type="string">
            <text:p>S</text:p>
          </table:table-cell>
          <table:table-cell table:formula="of:=CHAR(IF(COLUMN([.I12])+ROW([.I12])+63&gt;90;COLUMN([.I12])+ROW([.I12])+63-26;COLUMN([.I12])+ROW([.I12])+63))" office:value-type="string" office:string-value="T" calcext:value-type="string">
            <text:p>T</text:p>
          </table:table-cell>
          <table:table-cell table:formula="of:=CHAR(IF(COLUMN([.J12])+ROW([.J12])+63&gt;90;COLUMN([.J12])+ROW([.J12])+63-26;COLUMN([.J12])+ROW([.J12])+63))" office:value-type="string" office:string-value="U" calcext:value-type="string">
            <text:p>U</text:p>
          </table:table-cell>
          <table:table-cell table:formula="of:=CHAR(IF(COLUMN([.K12])+ROW([.K12])+63&gt;90;COLUMN([.K12])+ROW([.K12])+63-26;COLUMN([.K12])+ROW([.K12])+63))" office:value-type="string" office:string-value="V" calcext:value-type="string">
            <text:p>V</text:p>
          </table:table-cell>
          <table:table-cell table:formula="of:=CHAR(IF(COLUMN([.L12])+ROW([.L12])+63&gt;90;COLUMN([.L12])+ROW([.L12])+63-26;COLUMN([.L12])+ROW([.L12])+63))" office:value-type="string" office:string-value="W" calcext:value-type="string">
            <text:p>W</text:p>
          </table:table-cell>
          <table:table-cell table:formula="of:=CHAR(IF(COLUMN([.M12])+ROW([.M12])+63&gt;90;COLUMN([.M12])+ROW([.M12])+63-26;COLUMN([.M12])+ROW([.M12])+63))" office:value-type="string" office:string-value="X" calcext:value-type="string">
            <text:p>X</text:p>
          </table:table-cell>
          <table:table-cell table:formula="of:=CHAR(IF(COLUMN([.N12])+ROW([.N12])+63&gt;90;COLUMN([.N12])+ROW([.N12])+63-26;COLUMN([.N12])+ROW([.N12])+63))" office:value-type="string" office:string-value="Y" calcext:value-type="string">
            <text:p>Y</text:p>
          </table:table-cell>
          <table:table-cell table:formula="of:=CHAR(IF(COLUMN([.O12])+ROW([.O12])+63&gt;90;COLUMN([.O12])+ROW([.O12])+63-26;COLUMN([.O12])+ROW([.O12])+63))" office:value-type="string" office:string-value="Z" calcext:value-type="string">
            <text:p>Z</text:p>
          </table:table-cell>
          <table:table-cell table:formula="of:=CHAR(IF(COLUMN([.P12])+ROW([.P12])+63&gt;90;COLUMN([.P12])+ROW([.P12])+63-26;COLUMN([.P12])+ROW([.P12])+63))" office:value-type="string" office:string-value="A" calcext:value-type="string">
            <text:p>A</text:p>
          </table:table-cell>
          <table:table-cell table:formula="of:=CHAR(IF(COLUMN([.Q12])+ROW([.Q12])+63&gt;90;COLUMN([.Q12])+ROW([.Q12])+63-26;COLUMN([.Q12])+ROW([.Q12])+63))" office:value-type="string" office:string-value="B" calcext:value-type="string">
            <text:p>B</text:p>
          </table:table-cell>
          <table:table-cell table:formula="of:=CHAR(IF(COLUMN([.R12])+ROW([.R12])+63&gt;90;COLUMN([.R12])+ROW([.R12])+63-26;COLUMN([.R12])+ROW([.R12])+63))" office:value-type="string" office:string-value="C" calcext:value-type="string">
            <text:p>C</text:p>
          </table:table-cell>
          <table:table-cell table:formula="of:=CHAR(IF(COLUMN([.S12])+ROW([.S12])+63&gt;90;COLUMN([.S12])+ROW([.S12])+63-26;COLUMN([.S12])+ROW([.S12])+63))" office:value-type="string" office:string-value="D" calcext:value-type="string">
            <text:p>D</text:p>
          </table:table-cell>
          <table:table-cell table:formula="of:=CHAR(IF(COLUMN([.T12])+ROW([.T12])+63&gt;90;COLUMN([.T12])+ROW([.T12])+63-26;COLUMN([.T12])+ROW([.T12])+63))" office:value-type="string" office:string-value="E" calcext:value-type="string">
            <text:p>E</text:p>
          </table:table-cell>
          <table:table-cell table:formula="of:=CHAR(IF(COLUMN([.U12])+ROW([.U12])+63&gt;90;COLUMN([.U12])+ROW([.U12])+63-26;COLUMN([.U12])+ROW([.U12])+63))" office:value-type="string" office:string-value="F" calcext:value-type="string">
            <text:p>F</text:p>
          </table:table-cell>
          <table:table-cell table:formula="of:=CHAR(IF(COLUMN([.V12])+ROW([.V12])+63&gt;90;COLUMN([.V12])+ROW([.V12])+63-26;COLUMN([.V12])+ROW([.V12])+63))" office:value-type="string" office:string-value="G" calcext:value-type="string">
            <text:p>G</text:p>
          </table:table-cell>
          <table:table-cell table:formula="of:=CHAR(IF(COLUMN([.W12])+ROW([.W12])+63&gt;90;COLUMN([.W12])+ROW([.W12])+63-26;COLUMN([.W12])+ROW([.W12])+63))" office:value-type="string" office:string-value="H" calcext:value-type="string">
            <text:p>H</text:p>
          </table:table-cell>
          <table:table-cell table:formula="of:=CHAR(IF(COLUMN([.X12])+ROW([.X12])+63&gt;90;COLUMN([.X12])+ROW([.X12])+63-26;COLUMN([.X12])+ROW([.X12])+63))" office:value-type="string" office:string-value="I" calcext:value-type="string">
            <text:p>I</text:p>
          </table:table-cell>
          <table:table-cell table:formula="of:=CHAR(IF(COLUMN([.Y12])+ROW([.Y12])+63&gt;90;COLUMN([.Y12])+ROW([.Y12])+63-26;COLUMN([.Y12])+ROW([.Y12])+63))" office:value-type="string" office:string-value="J" calcext:value-type="string">
            <text:p>J</text:p>
          </table:table-cell>
          <table:table-cell table:formula="of:=CHAR(IF(COLUMN([.Z12])+ROW([.Z12])+63&gt;90;COLUMN([.Z12])+ROW([.Z12])+63-26;COLUMN([.Z12])+ROW([.Z12])+63))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CHAR(IF(COLUMN([.A13])+ROW([.A13])+63&gt;90;COLUMN([.A13])+ROW([.A13])+63-26;COLUMN([.A13])+ROW([.A13])+63))" office:value-type="string" office:string-value="M" calcext:value-type="string">
            <text:p>M</text:p>
          </table:table-cell>
          <table:table-cell table:formula="of:=CHAR(IF(COLUMN([.B13])+ROW([.B13])+63&gt;90;COLUMN([.B13])+ROW([.B13])+63-26;COLUMN([.B13])+ROW([.B13])+63))" office:value-type="string" office:string-value="N" calcext:value-type="string">
            <text:p>N</text:p>
          </table:table-cell>
          <table:table-cell table:formula="of:=CHAR(IF(COLUMN([.C13])+ROW([.C13])+63&gt;90;COLUMN([.C13])+ROW([.C13])+63-26;COLUMN([.C13])+ROW([.C13])+63))" office:value-type="string" office:string-value="O" calcext:value-type="string">
            <text:p>O</text:p>
          </table:table-cell>
          <table:table-cell table:formula="of:=CHAR(IF(COLUMN([.D13])+ROW([.D13])+63&gt;90;COLUMN([.D13])+ROW([.D13])+63-26;COLUMN([.D13])+ROW([.D13])+63))" office:value-type="string" office:string-value="P" calcext:value-type="string">
            <text:p>P</text:p>
          </table:table-cell>
          <table:table-cell table:formula="of:=CHAR(IF(COLUMN([.E13])+ROW([.E13])+63&gt;90;COLUMN([.E13])+ROW([.E13])+63-26;COLUMN([.E13])+ROW([.E13])+63))" office:value-type="string" office:string-value="Q" calcext:value-type="string">
            <text:p>Q</text:p>
          </table:table-cell>
          <table:table-cell table:formula="of:=CHAR(IF(COLUMN([.F13])+ROW([.F13])+63&gt;90;COLUMN([.F13])+ROW([.F13])+63-26;COLUMN([.F13])+ROW([.F13])+63))" office:value-type="string" office:string-value="R" calcext:value-type="string">
            <text:p>R</text:p>
          </table:table-cell>
          <table:table-cell table:formula="of:=CHAR(IF(COLUMN([.G13])+ROW([.G13])+63&gt;90;COLUMN([.G13])+ROW([.G13])+63-26;COLUMN([.G13])+ROW([.G13])+63))" office:value-type="string" office:string-value="S" calcext:value-type="string">
            <text:p>S</text:p>
          </table:table-cell>
          <table:table-cell table:formula="of:=CHAR(IF(COLUMN([.H13])+ROW([.H13])+63&gt;90;COLUMN([.H13])+ROW([.H13])+63-26;COLUMN([.H13])+ROW([.H13])+63))" office:value-type="string" office:string-value="T" calcext:value-type="string">
            <text:p>T</text:p>
          </table:table-cell>
          <table:table-cell table:formula="of:=CHAR(IF(COLUMN([.I13])+ROW([.I13])+63&gt;90;COLUMN([.I13])+ROW([.I13])+63-26;COLUMN([.I13])+ROW([.I13])+63))" office:value-type="string" office:string-value="U" calcext:value-type="string">
            <text:p>U</text:p>
          </table:table-cell>
          <table:table-cell table:formula="of:=CHAR(IF(COLUMN([.J13])+ROW([.J13])+63&gt;90;COLUMN([.J13])+ROW([.J13])+63-26;COLUMN([.J13])+ROW([.J13])+63))" office:value-type="string" office:string-value="V" calcext:value-type="string">
            <text:p>V</text:p>
          </table:table-cell>
          <table:table-cell table:formula="of:=CHAR(IF(COLUMN([.K13])+ROW([.K13])+63&gt;90;COLUMN([.K13])+ROW([.K13])+63-26;COLUMN([.K13])+ROW([.K13])+63))" office:value-type="string" office:string-value="W" calcext:value-type="string">
            <text:p>W</text:p>
          </table:table-cell>
          <table:table-cell table:formula="of:=CHAR(IF(COLUMN([.L13])+ROW([.L13])+63&gt;90;COLUMN([.L13])+ROW([.L13])+63-26;COLUMN([.L13])+ROW([.L13])+63))" office:value-type="string" office:string-value="X" calcext:value-type="string">
            <text:p>X</text:p>
          </table:table-cell>
          <table:table-cell table:formula="of:=CHAR(IF(COLUMN([.M13])+ROW([.M13])+63&gt;90;COLUMN([.M13])+ROW([.M13])+63-26;COLUMN([.M13])+ROW([.M13])+63))" office:value-type="string" office:string-value="Y" calcext:value-type="string">
            <text:p>Y</text:p>
          </table:table-cell>
          <table:table-cell table:formula="of:=CHAR(IF(COLUMN([.N13])+ROW([.N13])+63&gt;90;COLUMN([.N13])+ROW([.N13])+63-26;COLUMN([.N13])+ROW([.N13])+63))" office:value-type="string" office:string-value="Z" calcext:value-type="string">
            <text:p>Z</text:p>
          </table:table-cell>
          <table:table-cell table:formula="of:=CHAR(IF(COLUMN([.O13])+ROW([.O13])+63&gt;90;COLUMN([.O13])+ROW([.O13])+63-26;COLUMN([.O13])+ROW([.O13])+63))" office:value-type="string" office:string-value="A" calcext:value-type="string">
            <text:p>A</text:p>
          </table:table-cell>
          <table:table-cell table:formula="of:=CHAR(IF(COLUMN([.P13])+ROW([.P13])+63&gt;90;COLUMN([.P13])+ROW([.P13])+63-26;COLUMN([.P13])+ROW([.P13])+63))" office:value-type="string" office:string-value="B" calcext:value-type="string">
            <text:p>B</text:p>
          </table:table-cell>
          <table:table-cell table:formula="of:=CHAR(IF(COLUMN([.Q13])+ROW([.Q13])+63&gt;90;COLUMN([.Q13])+ROW([.Q13])+63-26;COLUMN([.Q13])+ROW([.Q13])+63))" office:value-type="string" office:string-value="C" calcext:value-type="string">
            <text:p>C</text:p>
          </table:table-cell>
          <table:table-cell table:formula="of:=CHAR(IF(COLUMN([.R13])+ROW([.R13])+63&gt;90;COLUMN([.R13])+ROW([.R13])+63-26;COLUMN([.R13])+ROW([.R13])+63))" office:value-type="string" office:string-value="D" calcext:value-type="string">
            <text:p>D</text:p>
          </table:table-cell>
          <table:table-cell table:formula="of:=CHAR(IF(COLUMN([.S13])+ROW([.S13])+63&gt;90;COLUMN([.S13])+ROW([.S13])+63-26;COLUMN([.S13])+ROW([.S13])+63))" office:value-type="string" office:string-value="E" calcext:value-type="string">
            <text:p>E</text:p>
          </table:table-cell>
          <table:table-cell table:formula="of:=CHAR(IF(COLUMN([.T13])+ROW([.T13])+63&gt;90;COLUMN([.T13])+ROW([.T13])+63-26;COLUMN([.T13])+ROW([.T13])+63))" office:value-type="string" office:string-value="F" calcext:value-type="string">
            <text:p>F</text:p>
          </table:table-cell>
          <table:table-cell table:formula="of:=CHAR(IF(COLUMN([.U13])+ROW([.U13])+63&gt;90;COLUMN([.U13])+ROW([.U13])+63-26;COLUMN([.U13])+ROW([.U13])+63))" office:value-type="string" office:string-value="G" calcext:value-type="string">
            <text:p>G</text:p>
          </table:table-cell>
          <table:table-cell table:formula="of:=CHAR(IF(COLUMN([.V13])+ROW([.V13])+63&gt;90;COLUMN([.V13])+ROW([.V13])+63-26;COLUMN([.V13])+ROW([.V13])+63))" office:value-type="string" office:string-value="H" calcext:value-type="string">
            <text:p>H</text:p>
          </table:table-cell>
          <table:table-cell table:formula="of:=CHAR(IF(COLUMN([.W13])+ROW([.W13])+63&gt;90;COLUMN([.W13])+ROW([.W13])+63-26;COLUMN([.W13])+ROW([.W13])+63))" office:value-type="string" office:string-value="I" calcext:value-type="string">
            <text:p>I</text:p>
          </table:table-cell>
          <table:table-cell table:formula="of:=CHAR(IF(COLUMN([.X13])+ROW([.X13])+63&gt;90;COLUMN([.X13])+ROW([.X13])+63-26;COLUMN([.X13])+ROW([.X13])+63))" office:value-type="string" office:string-value="J" calcext:value-type="string">
            <text:p>J</text:p>
          </table:table-cell>
          <table:table-cell table:formula="of:=CHAR(IF(COLUMN([.Y13])+ROW([.Y13])+63&gt;90;COLUMN([.Y13])+ROW([.Y13])+63-26;COLUMN([.Y13])+ROW([.Y13])+63))" office:value-type="string" office:string-value="K" calcext:value-type="string">
            <text:p>K</text:p>
          </table:table-cell>
          <table:table-cell table:formula="of:=CHAR(IF(COLUMN([.Z13])+ROW([.Z13])+63&gt;90;COLUMN([.Z13])+ROW([.Z13])+63-26;COLUMN([.Z13])+ROW([.Z13])+63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CHAR(IF(COLUMN([.A14])+ROW([.A14])+63&gt;90;COLUMN([.A14])+ROW([.A14])+63-26;COLUMN([.A14])+ROW([.A14])+63))" office:value-type="string" office:string-value="N" calcext:value-type="string">
            <text:p>N</text:p>
          </table:table-cell>
          <table:table-cell table:formula="of:=CHAR(IF(COLUMN([.B14])+ROW([.B14])+63&gt;90;COLUMN([.B14])+ROW([.B14])+63-26;COLUMN([.B14])+ROW([.B14])+63))" office:value-type="string" office:string-value="O" calcext:value-type="string">
            <text:p>O</text:p>
          </table:table-cell>
          <table:table-cell table:formula="of:=CHAR(IF(COLUMN([.C14])+ROW([.C14])+63&gt;90;COLUMN([.C14])+ROW([.C14])+63-26;COLUMN([.C14])+ROW([.C14])+63))" office:value-type="string" office:string-value="P" calcext:value-type="string">
            <text:p>P</text:p>
          </table:table-cell>
          <table:table-cell table:formula="of:=CHAR(IF(COLUMN([.D14])+ROW([.D14])+63&gt;90;COLUMN([.D14])+ROW([.D14])+63-26;COLUMN([.D14])+ROW([.D14])+63))" office:value-type="string" office:string-value="Q" calcext:value-type="string">
            <text:p>Q</text:p>
          </table:table-cell>
          <table:table-cell table:formula="of:=CHAR(IF(COLUMN([.E14])+ROW([.E14])+63&gt;90;COLUMN([.E14])+ROW([.E14])+63-26;COLUMN([.E14])+ROW([.E14])+63))" office:value-type="string" office:string-value="R" calcext:value-type="string">
            <text:p>R</text:p>
          </table:table-cell>
          <table:table-cell table:formula="of:=CHAR(IF(COLUMN([.F14])+ROW([.F14])+63&gt;90;COLUMN([.F14])+ROW([.F14])+63-26;COLUMN([.F14])+ROW([.F14])+63))" office:value-type="string" office:string-value="S" calcext:value-type="string">
            <text:p>S</text:p>
          </table:table-cell>
          <table:table-cell table:formula="of:=CHAR(IF(COLUMN([.G14])+ROW([.G14])+63&gt;90;COLUMN([.G14])+ROW([.G14])+63-26;COLUMN([.G14])+ROW([.G14])+63))" office:value-type="string" office:string-value="T" calcext:value-type="string">
            <text:p>T</text:p>
          </table:table-cell>
          <table:table-cell table:formula="of:=CHAR(IF(COLUMN([.H14])+ROW([.H14])+63&gt;90;COLUMN([.H14])+ROW([.H14])+63-26;COLUMN([.H14])+ROW([.H14])+63))" office:value-type="string" office:string-value="U" calcext:value-type="string">
            <text:p>U</text:p>
          </table:table-cell>
          <table:table-cell table:formula="of:=CHAR(IF(COLUMN([.I14])+ROW([.I14])+63&gt;90;COLUMN([.I14])+ROW([.I14])+63-26;COLUMN([.I14])+ROW([.I14])+63))" office:value-type="string" office:string-value="V" calcext:value-type="string">
            <text:p>V</text:p>
          </table:table-cell>
          <table:table-cell table:formula="of:=CHAR(IF(COLUMN([.J14])+ROW([.J14])+63&gt;90;COLUMN([.J14])+ROW([.J14])+63-26;COLUMN([.J14])+ROW([.J14])+63))" office:value-type="string" office:string-value="W" calcext:value-type="string">
            <text:p>W</text:p>
          </table:table-cell>
          <table:table-cell table:formula="of:=CHAR(IF(COLUMN([.K14])+ROW([.K14])+63&gt;90;COLUMN([.K14])+ROW([.K14])+63-26;COLUMN([.K14])+ROW([.K14])+63))" office:value-type="string" office:string-value="X" calcext:value-type="string">
            <text:p>X</text:p>
          </table:table-cell>
          <table:table-cell table:formula="of:=CHAR(IF(COLUMN([.L14])+ROW([.L14])+63&gt;90;COLUMN([.L14])+ROW([.L14])+63-26;COLUMN([.L14])+ROW([.L14])+63))" office:value-type="string" office:string-value="Y" calcext:value-type="string">
            <text:p>Y</text:p>
          </table:table-cell>
          <table:table-cell table:formula="of:=CHAR(IF(COLUMN([.M14])+ROW([.M14])+63&gt;90;COLUMN([.M14])+ROW([.M14])+63-26;COLUMN([.M14])+ROW([.M14])+63))" office:value-type="string" office:string-value="Z" calcext:value-type="string">
            <text:p>Z</text:p>
          </table:table-cell>
          <table:table-cell table:formula="of:=CHAR(IF(COLUMN([.N14])+ROW([.N14])+63&gt;90;COLUMN([.N14])+ROW([.N14])+63-26;COLUMN([.N14])+ROW([.N14])+63))" office:value-type="string" office:string-value="A" calcext:value-type="string">
            <text:p>A</text:p>
          </table:table-cell>
          <table:table-cell table:formula="of:=CHAR(IF(COLUMN([.O14])+ROW([.O14])+63&gt;90;COLUMN([.O14])+ROW([.O14])+63-26;COLUMN([.O14])+ROW([.O14])+63))" office:value-type="string" office:string-value="B" calcext:value-type="string">
            <text:p>B</text:p>
          </table:table-cell>
          <table:table-cell table:formula="of:=CHAR(IF(COLUMN([.P14])+ROW([.P14])+63&gt;90;COLUMN([.P14])+ROW([.P14])+63-26;COLUMN([.P14])+ROW([.P14])+63))" office:value-type="string" office:string-value="C" calcext:value-type="string">
            <text:p>C</text:p>
          </table:table-cell>
          <table:table-cell table:formula="of:=CHAR(IF(COLUMN([.Q14])+ROW([.Q14])+63&gt;90;COLUMN([.Q14])+ROW([.Q14])+63-26;COLUMN([.Q14])+ROW([.Q14])+63))" office:value-type="string" office:string-value="D" calcext:value-type="string">
            <text:p>D</text:p>
          </table:table-cell>
          <table:table-cell table:formula="of:=CHAR(IF(COLUMN([.R14])+ROW([.R14])+63&gt;90;COLUMN([.R14])+ROW([.R14])+63-26;COLUMN([.R14])+ROW([.R14])+63))" office:value-type="string" office:string-value="E" calcext:value-type="string">
            <text:p>E</text:p>
          </table:table-cell>
          <table:table-cell table:formula="of:=CHAR(IF(COLUMN([.S14])+ROW([.S14])+63&gt;90;COLUMN([.S14])+ROW([.S14])+63-26;COLUMN([.S14])+ROW([.S14])+63))" office:value-type="string" office:string-value="F" calcext:value-type="string">
            <text:p>F</text:p>
          </table:table-cell>
          <table:table-cell table:formula="of:=CHAR(IF(COLUMN([.T14])+ROW([.T14])+63&gt;90;COLUMN([.T14])+ROW([.T14])+63-26;COLUMN([.T14])+ROW([.T14])+63))" office:value-type="string" office:string-value="G" calcext:value-type="string">
            <text:p>G</text:p>
          </table:table-cell>
          <table:table-cell table:formula="of:=CHAR(IF(COLUMN([.U14])+ROW([.U14])+63&gt;90;COLUMN([.U14])+ROW([.U14])+63-26;COLUMN([.U14])+ROW([.U14])+63))" office:value-type="string" office:string-value="H" calcext:value-type="string">
            <text:p>H</text:p>
          </table:table-cell>
          <table:table-cell table:formula="of:=CHAR(IF(COLUMN([.V14])+ROW([.V14])+63&gt;90;COLUMN([.V14])+ROW([.V14])+63-26;COLUMN([.V14])+ROW([.V14])+63))" office:value-type="string" office:string-value="I" calcext:value-type="string">
            <text:p>I</text:p>
          </table:table-cell>
          <table:table-cell table:formula="of:=CHAR(IF(COLUMN([.W14])+ROW([.W14])+63&gt;90;COLUMN([.W14])+ROW([.W14])+63-26;COLUMN([.W14])+ROW([.W14])+63))" office:value-type="string" office:string-value="J" calcext:value-type="string">
            <text:p>J</text:p>
          </table:table-cell>
          <table:table-cell table:formula="of:=CHAR(IF(COLUMN([.X14])+ROW([.X14])+63&gt;90;COLUMN([.X14])+ROW([.X14])+63-26;COLUMN([.X14])+ROW([.X14])+63))" office:value-type="string" office:string-value="K" calcext:value-type="string">
            <text:p>K</text:p>
          </table:table-cell>
          <table:table-cell table:formula="of:=CHAR(IF(COLUMN([.Y14])+ROW([.Y14])+63&gt;90;COLUMN([.Y14])+ROW([.Y14])+63-26;COLUMN([.Y14])+ROW([.Y14])+63))" office:value-type="string" office:string-value="L" calcext:value-type="string">
            <text:p>L</text:p>
          </table:table-cell>
          <table:table-cell table:formula="of:=CHAR(IF(COLUMN([.Z14])+ROW([.Z14])+63&gt;90;COLUMN([.Z14])+ROW([.Z14])+63-26;COLUMN([.Z14])+ROW([.Z14])+63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CHAR(IF(COLUMN([.A15])+ROW([.A15])+63&gt;90;COLUMN([.A15])+ROW([.A15])+63-26;COLUMN([.A15])+ROW([.A15])+63))" office:value-type="string" office:string-value="O" calcext:value-type="string">
            <text:p>O</text:p>
          </table:table-cell>
          <table:table-cell table:formula="of:=CHAR(IF(COLUMN([.B15])+ROW([.B15])+63&gt;90;COLUMN([.B15])+ROW([.B15])+63-26;COLUMN([.B15])+ROW([.B15])+63))" office:value-type="string" office:string-value="P" calcext:value-type="string">
            <text:p>P</text:p>
          </table:table-cell>
          <table:table-cell table:formula="of:=CHAR(IF(COLUMN([.C15])+ROW([.C15])+63&gt;90;COLUMN([.C15])+ROW([.C15])+63-26;COLUMN([.C15])+ROW([.C15])+63))" office:value-type="string" office:string-value="Q" calcext:value-type="string">
            <text:p>Q</text:p>
          </table:table-cell>
          <table:table-cell table:formula="of:=CHAR(IF(COLUMN([.D15])+ROW([.D15])+63&gt;90;COLUMN([.D15])+ROW([.D15])+63-26;COLUMN([.D15])+ROW([.D15])+63))" office:value-type="string" office:string-value="R" calcext:value-type="string">
            <text:p>R</text:p>
          </table:table-cell>
          <table:table-cell table:formula="of:=CHAR(IF(COLUMN([.E15])+ROW([.E15])+63&gt;90;COLUMN([.E15])+ROW([.E15])+63-26;COLUMN([.E15])+ROW([.E15])+63))" office:value-type="string" office:string-value="S" calcext:value-type="string">
            <text:p>S</text:p>
          </table:table-cell>
          <table:table-cell table:formula="of:=CHAR(IF(COLUMN([.F15])+ROW([.F15])+63&gt;90;COLUMN([.F15])+ROW([.F15])+63-26;COLUMN([.F15])+ROW([.F15])+63))" office:value-type="string" office:string-value="T" calcext:value-type="string">
            <text:p>T</text:p>
          </table:table-cell>
          <table:table-cell table:formula="of:=CHAR(IF(COLUMN([.G15])+ROW([.G15])+63&gt;90;COLUMN([.G15])+ROW([.G15])+63-26;COLUMN([.G15])+ROW([.G15])+63))" office:value-type="string" office:string-value="U" calcext:value-type="string">
            <text:p>U</text:p>
          </table:table-cell>
          <table:table-cell table:formula="of:=CHAR(IF(COLUMN([.H15])+ROW([.H15])+63&gt;90;COLUMN([.H15])+ROW([.H15])+63-26;COLUMN([.H15])+ROW([.H15])+63))" office:value-type="string" office:string-value="V" calcext:value-type="string">
            <text:p>V</text:p>
          </table:table-cell>
          <table:table-cell table:formula="of:=CHAR(IF(COLUMN([.I15])+ROW([.I15])+63&gt;90;COLUMN([.I15])+ROW([.I15])+63-26;COLUMN([.I15])+ROW([.I15])+63))" office:value-type="string" office:string-value="W" calcext:value-type="string">
            <text:p>W</text:p>
          </table:table-cell>
          <table:table-cell table:formula="of:=CHAR(IF(COLUMN([.J15])+ROW([.J15])+63&gt;90;COLUMN([.J15])+ROW([.J15])+63-26;COLUMN([.J15])+ROW([.J15])+63))" office:value-type="string" office:string-value="X" calcext:value-type="string">
            <text:p>X</text:p>
          </table:table-cell>
          <table:table-cell table:formula="of:=CHAR(IF(COLUMN([.K15])+ROW([.K15])+63&gt;90;COLUMN([.K15])+ROW([.K15])+63-26;COLUMN([.K15])+ROW([.K15])+63))" office:value-type="string" office:string-value="Y" calcext:value-type="string">
            <text:p>Y</text:p>
          </table:table-cell>
          <table:table-cell table:formula="of:=CHAR(IF(COLUMN([.L15])+ROW([.L15])+63&gt;90;COLUMN([.L15])+ROW([.L15])+63-26;COLUMN([.L15])+ROW([.L15])+63))" office:value-type="string" office:string-value="Z" calcext:value-type="string">
            <text:p>Z</text:p>
          </table:table-cell>
          <table:table-cell table:formula="of:=CHAR(IF(COLUMN([.M15])+ROW([.M15])+63&gt;90;COLUMN([.M15])+ROW([.M15])+63-26;COLUMN([.M15])+ROW([.M15])+63))" office:value-type="string" office:string-value="A" calcext:value-type="string">
            <text:p>A</text:p>
          </table:table-cell>
          <table:table-cell table:formula="of:=CHAR(IF(COLUMN([.N15])+ROW([.N15])+63&gt;90;COLUMN([.N15])+ROW([.N15])+63-26;COLUMN([.N15])+ROW([.N15])+63))" office:value-type="string" office:string-value="B" calcext:value-type="string">
            <text:p>B</text:p>
          </table:table-cell>
          <table:table-cell table:formula="of:=CHAR(IF(COLUMN([.O15])+ROW([.O15])+63&gt;90;COLUMN([.O15])+ROW([.O15])+63-26;COLUMN([.O15])+ROW([.O15])+63))" office:value-type="string" office:string-value="C" calcext:value-type="string">
            <text:p>C</text:p>
          </table:table-cell>
          <table:table-cell table:formula="of:=CHAR(IF(COLUMN([.P15])+ROW([.P15])+63&gt;90;COLUMN([.P15])+ROW([.P15])+63-26;COLUMN([.P15])+ROW([.P15])+63))" office:value-type="string" office:string-value="D" calcext:value-type="string">
            <text:p>D</text:p>
          </table:table-cell>
          <table:table-cell table:formula="of:=CHAR(IF(COLUMN([.Q15])+ROW([.Q15])+63&gt;90;COLUMN([.Q15])+ROW([.Q15])+63-26;COLUMN([.Q15])+ROW([.Q15])+63))" office:value-type="string" office:string-value="E" calcext:value-type="string">
            <text:p>E</text:p>
          </table:table-cell>
          <table:table-cell table:formula="of:=CHAR(IF(COLUMN([.R15])+ROW([.R15])+63&gt;90;COLUMN([.R15])+ROW([.R15])+63-26;COLUMN([.R15])+ROW([.R15])+63))" office:value-type="string" office:string-value="F" calcext:value-type="string">
            <text:p>F</text:p>
          </table:table-cell>
          <table:table-cell table:formula="of:=CHAR(IF(COLUMN([.S15])+ROW([.S15])+63&gt;90;COLUMN([.S15])+ROW([.S15])+63-26;COLUMN([.S15])+ROW([.S15])+63))" office:value-type="string" office:string-value="G" calcext:value-type="string">
            <text:p>G</text:p>
          </table:table-cell>
          <table:table-cell table:formula="of:=CHAR(IF(COLUMN([.T15])+ROW([.T15])+63&gt;90;COLUMN([.T15])+ROW([.T15])+63-26;COLUMN([.T15])+ROW([.T15])+63))" office:value-type="string" office:string-value="H" calcext:value-type="string">
            <text:p>H</text:p>
          </table:table-cell>
          <table:table-cell table:formula="of:=CHAR(IF(COLUMN([.U15])+ROW([.U15])+63&gt;90;COLUMN([.U15])+ROW([.U15])+63-26;COLUMN([.U15])+ROW([.U15])+63))" office:value-type="string" office:string-value="I" calcext:value-type="string">
            <text:p>I</text:p>
          </table:table-cell>
          <table:table-cell table:formula="of:=CHAR(IF(COLUMN([.V15])+ROW([.V15])+63&gt;90;COLUMN([.V15])+ROW([.V15])+63-26;COLUMN([.V15])+ROW([.V15])+63))" office:value-type="string" office:string-value="J" calcext:value-type="string">
            <text:p>J</text:p>
          </table:table-cell>
          <table:table-cell table:formula="of:=CHAR(IF(COLUMN([.W15])+ROW([.W15])+63&gt;90;COLUMN([.W15])+ROW([.W15])+63-26;COLUMN([.W15])+ROW([.W15])+63))" office:value-type="string" office:string-value="K" calcext:value-type="string">
            <text:p>K</text:p>
          </table:table-cell>
          <table:table-cell table:formula="of:=CHAR(IF(COLUMN([.X15])+ROW([.X15])+63&gt;90;COLUMN([.X15])+ROW([.X15])+63-26;COLUMN([.X15])+ROW([.X15])+63))" office:value-type="string" office:string-value="L" calcext:value-type="string">
            <text:p>L</text:p>
          </table:table-cell>
          <table:table-cell table:formula="of:=CHAR(IF(COLUMN([.Y15])+ROW([.Y15])+63&gt;90;COLUMN([.Y15])+ROW([.Y15])+63-26;COLUMN([.Y15])+ROW([.Y15])+63))" office:value-type="string" office:string-value="M" calcext:value-type="string">
            <text:p>M</text:p>
          </table:table-cell>
          <table:table-cell table:formula="of:=CHAR(IF(COLUMN([.Z15])+ROW([.Z15])+63&gt;90;COLUMN([.Z15])+ROW([.Z15])+63-26;COLUMN([.Z15])+ROW([.Z15])+63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CHAR(IF(COLUMN([.A16])+ROW([.A16])+63&gt;90;COLUMN([.A16])+ROW([.A16])+63-26;COLUMN([.A16])+ROW([.A16])+63))" office:value-type="string" office:string-value="P" calcext:value-type="string">
            <text:p>P</text:p>
          </table:table-cell>
          <table:table-cell table:formula="of:=CHAR(IF(COLUMN([.B16])+ROW([.B16])+63&gt;90;COLUMN([.B16])+ROW([.B16])+63-26;COLUMN([.B16])+ROW([.B16])+63))" office:value-type="string" office:string-value="Q" calcext:value-type="string">
            <text:p>Q</text:p>
          </table:table-cell>
          <table:table-cell table:formula="of:=CHAR(IF(COLUMN([.C16])+ROW([.C16])+63&gt;90;COLUMN([.C16])+ROW([.C16])+63-26;COLUMN([.C16])+ROW([.C16])+63))" office:value-type="string" office:string-value="R" calcext:value-type="string">
            <text:p>R</text:p>
          </table:table-cell>
          <table:table-cell table:formula="of:=CHAR(IF(COLUMN([.D16])+ROW([.D16])+63&gt;90;COLUMN([.D16])+ROW([.D16])+63-26;COLUMN([.D16])+ROW([.D16])+63))" office:value-type="string" office:string-value="S" calcext:value-type="string">
            <text:p>S</text:p>
          </table:table-cell>
          <table:table-cell table:formula="of:=CHAR(IF(COLUMN([.E16])+ROW([.E16])+63&gt;90;COLUMN([.E16])+ROW([.E16])+63-26;COLUMN([.E16])+ROW([.E16])+63))" office:value-type="string" office:string-value="T" calcext:value-type="string">
            <text:p>T</text:p>
          </table:table-cell>
          <table:table-cell table:formula="of:=CHAR(IF(COLUMN([.F16])+ROW([.F16])+63&gt;90;COLUMN([.F16])+ROW([.F16])+63-26;COLUMN([.F16])+ROW([.F16])+63))" office:value-type="string" office:string-value="U" calcext:value-type="string">
            <text:p>U</text:p>
          </table:table-cell>
          <table:table-cell table:formula="of:=CHAR(IF(COLUMN([.G16])+ROW([.G16])+63&gt;90;COLUMN([.G16])+ROW([.G16])+63-26;COLUMN([.G16])+ROW([.G16])+63))" office:value-type="string" office:string-value="V" calcext:value-type="string">
            <text:p>V</text:p>
          </table:table-cell>
          <table:table-cell table:formula="of:=CHAR(IF(COLUMN([.H16])+ROW([.H16])+63&gt;90;COLUMN([.H16])+ROW([.H16])+63-26;COLUMN([.H16])+ROW([.H16])+63))" office:value-type="string" office:string-value="W" calcext:value-type="string">
            <text:p>W</text:p>
          </table:table-cell>
          <table:table-cell table:formula="of:=CHAR(IF(COLUMN([.I16])+ROW([.I16])+63&gt;90;COLUMN([.I16])+ROW([.I16])+63-26;COLUMN([.I16])+ROW([.I16])+63))" office:value-type="string" office:string-value="X" calcext:value-type="string">
            <text:p>X</text:p>
          </table:table-cell>
          <table:table-cell table:formula="of:=CHAR(IF(COLUMN([.J16])+ROW([.J16])+63&gt;90;COLUMN([.J16])+ROW([.J16])+63-26;COLUMN([.J16])+ROW([.J16])+63))" office:value-type="string" office:string-value="Y" calcext:value-type="string">
            <text:p>Y</text:p>
          </table:table-cell>
          <table:table-cell table:formula="of:=CHAR(IF(COLUMN([.K16])+ROW([.K16])+63&gt;90;COLUMN([.K16])+ROW([.K16])+63-26;COLUMN([.K16])+ROW([.K16])+63))" office:value-type="string" office:string-value="Z" calcext:value-type="string">
            <text:p>Z</text:p>
          </table:table-cell>
          <table:table-cell table:formula="of:=CHAR(IF(COLUMN([.L16])+ROW([.L16])+63&gt;90;COLUMN([.L16])+ROW([.L16])+63-26;COLUMN([.L16])+ROW([.L16])+63))" office:value-type="string" office:string-value="A" calcext:value-type="string">
            <text:p>A</text:p>
          </table:table-cell>
          <table:table-cell table:formula="of:=CHAR(IF(COLUMN([.M16])+ROW([.M16])+63&gt;90;COLUMN([.M16])+ROW([.M16])+63-26;COLUMN([.M16])+ROW([.M16])+63))" office:value-type="string" office:string-value="B" calcext:value-type="string">
            <text:p>B</text:p>
          </table:table-cell>
          <table:table-cell table:formula="of:=CHAR(IF(COLUMN([.N16])+ROW([.N16])+63&gt;90;COLUMN([.N16])+ROW([.N16])+63-26;COLUMN([.N16])+ROW([.N16])+63))" office:value-type="string" office:string-value="C" calcext:value-type="string">
            <text:p>C</text:p>
          </table:table-cell>
          <table:table-cell table:formula="of:=CHAR(IF(COLUMN([.O16])+ROW([.O16])+63&gt;90;COLUMN([.O16])+ROW([.O16])+63-26;COLUMN([.O16])+ROW([.O16])+63))" office:value-type="string" office:string-value="D" calcext:value-type="string">
            <text:p>D</text:p>
          </table:table-cell>
          <table:table-cell table:formula="of:=CHAR(IF(COLUMN([.P16])+ROW([.P16])+63&gt;90;COLUMN([.P16])+ROW([.P16])+63-26;COLUMN([.P16])+ROW([.P16])+63))" office:value-type="string" office:string-value="E" calcext:value-type="string">
            <text:p>E</text:p>
          </table:table-cell>
          <table:table-cell table:formula="of:=CHAR(IF(COLUMN([.Q16])+ROW([.Q16])+63&gt;90;COLUMN([.Q16])+ROW([.Q16])+63-26;COLUMN([.Q16])+ROW([.Q16])+63))" office:value-type="string" office:string-value="F" calcext:value-type="string">
            <text:p>F</text:p>
          </table:table-cell>
          <table:table-cell table:formula="of:=CHAR(IF(COLUMN([.R16])+ROW([.R16])+63&gt;90;COLUMN([.R16])+ROW([.R16])+63-26;COLUMN([.R16])+ROW([.R16])+63))" office:value-type="string" office:string-value="G" calcext:value-type="string">
            <text:p>G</text:p>
          </table:table-cell>
          <table:table-cell table:formula="of:=CHAR(IF(COLUMN([.S16])+ROW([.S16])+63&gt;90;COLUMN([.S16])+ROW([.S16])+63-26;COLUMN([.S16])+ROW([.S16])+63))" office:value-type="string" office:string-value="H" calcext:value-type="string">
            <text:p>H</text:p>
          </table:table-cell>
          <table:table-cell table:formula="of:=CHAR(IF(COLUMN([.T16])+ROW([.T16])+63&gt;90;COLUMN([.T16])+ROW([.T16])+63-26;COLUMN([.T16])+ROW([.T16])+63))" office:value-type="string" office:string-value="I" calcext:value-type="string">
            <text:p>I</text:p>
          </table:table-cell>
          <table:table-cell table:formula="of:=CHAR(IF(COLUMN([.U16])+ROW([.U16])+63&gt;90;COLUMN([.U16])+ROW([.U16])+63-26;COLUMN([.U16])+ROW([.U16])+63))" office:value-type="string" office:string-value="J" calcext:value-type="string">
            <text:p>J</text:p>
          </table:table-cell>
          <table:table-cell table:formula="of:=CHAR(IF(COLUMN([.V16])+ROW([.V16])+63&gt;90;COLUMN([.V16])+ROW([.V16])+63-26;COLUMN([.V16])+ROW([.V16])+63))" office:value-type="string" office:string-value="K" calcext:value-type="string">
            <text:p>K</text:p>
          </table:table-cell>
          <table:table-cell table:formula="of:=CHAR(IF(COLUMN([.W16])+ROW([.W16])+63&gt;90;COLUMN([.W16])+ROW([.W16])+63-26;COLUMN([.W16])+ROW([.W16])+63))" office:value-type="string" office:string-value="L" calcext:value-type="string">
            <text:p>L</text:p>
          </table:table-cell>
          <table:table-cell table:formula="of:=CHAR(IF(COLUMN([.X16])+ROW([.X16])+63&gt;90;COLUMN([.X16])+ROW([.X16])+63-26;COLUMN([.X16])+ROW([.X16])+63))" office:value-type="string" office:string-value="M" calcext:value-type="string">
            <text:p>M</text:p>
          </table:table-cell>
          <table:table-cell table:formula="of:=CHAR(IF(COLUMN([.Y16])+ROW([.Y16])+63&gt;90;COLUMN([.Y16])+ROW([.Y16])+63-26;COLUMN([.Y16])+ROW([.Y16])+63))" office:value-type="string" office:string-value="N" calcext:value-type="string">
            <text:p>N</text:p>
          </table:table-cell>
          <table:table-cell table:formula="of:=CHAR(IF(COLUMN([.Z16])+ROW([.Z16])+63&gt;90;COLUMN([.Z16])+ROW([.Z16])+63-26;COLUMN([.Z16])+ROW([.Z16])+63))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CHAR(IF(COLUMN([.A17])+ROW([.A17])+63&gt;90;COLUMN([.A17])+ROW([.A17])+63-26;COLUMN([.A17])+ROW([.A17])+63))" office:value-type="string" office:string-value="Q" calcext:value-type="string">
            <text:p>Q</text:p>
          </table:table-cell>
          <table:table-cell table:formula="of:=CHAR(IF(COLUMN([.B17])+ROW([.B17])+63&gt;90;COLUMN([.B17])+ROW([.B17])+63-26;COLUMN([.B17])+ROW([.B17])+63))" office:value-type="string" office:string-value="R" calcext:value-type="string">
            <text:p>R</text:p>
          </table:table-cell>
          <table:table-cell table:formula="of:=CHAR(IF(COLUMN([.C17])+ROW([.C17])+63&gt;90;COLUMN([.C17])+ROW([.C17])+63-26;COLUMN([.C17])+ROW([.C17])+63))" office:value-type="string" office:string-value="S" calcext:value-type="string">
            <text:p>S</text:p>
          </table:table-cell>
          <table:table-cell table:formula="of:=CHAR(IF(COLUMN([.D17])+ROW([.D17])+63&gt;90;COLUMN([.D17])+ROW([.D17])+63-26;COLUMN([.D17])+ROW([.D17])+63))" office:value-type="string" office:string-value="T" calcext:value-type="string">
            <text:p>T</text:p>
          </table:table-cell>
          <table:table-cell table:formula="of:=CHAR(IF(COLUMN([.E17])+ROW([.E17])+63&gt;90;COLUMN([.E17])+ROW([.E17])+63-26;COLUMN([.E17])+ROW([.E17])+63))" office:value-type="string" office:string-value="U" calcext:value-type="string">
            <text:p>U</text:p>
          </table:table-cell>
          <table:table-cell table:formula="of:=CHAR(IF(COLUMN([.F17])+ROW([.F17])+63&gt;90;COLUMN([.F17])+ROW([.F17])+63-26;COLUMN([.F17])+ROW([.F17])+63))" office:value-type="string" office:string-value="V" calcext:value-type="string">
            <text:p>V</text:p>
          </table:table-cell>
          <table:table-cell table:formula="of:=CHAR(IF(COLUMN([.G17])+ROW([.G17])+63&gt;90;COLUMN([.G17])+ROW([.G17])+63-26;COLUMN([.G17])+ROW([.G17])+63))" office:value-type="string" office:string-value="W" calcext:value-type="string">
            <text:p>W</text:p>
          </table:table-cell>
          <table:table-cell table:formula="of:=CHAR(IF(COLUMN([.H17])+ROW([.H17])+63&gt;90;COLUMN([.H17])+ROW([.H17])+63-26;COLUMN([.H17])+ROW([.H17])+63))" office:value-type="string" office:string-value="X" calcext:value-type="string">
            <text:p>X</text:p>
          </table:table-cell>
          <table:table-cell table:formula="of:=CHAR(IF(COLUMN([.I17])+ROW([.I17])+63&gt;90;COLUMN([.I17])+ROW([.I17])+63-26;COLUMN([.I17])+ROW([.I17])+63))" office:value-type="string" office:string-value="Y" calcext:value-type="string">
            <text:p>Y</text:p>
          </table:table-cell>
          <table:table-cell table:formula="of:=CHAR(IF(COLUMN([.J17])+ROW([.J17])+63&gt;90;COLUMN([.J17])+ROW([.J17])+63-26;COLUMN([.J17])+ROW([.J17])+63))" office:value-type="string" office:string-value="Z" calcext:value-type="string">
            <text:p>Z</text:p>
          </table:table-cell>
          <table:table-cell table:formula="of:=CHAR(IF(COLUMN([.K17])+ROW([.K17])+63&gt;90;COLUMN([.K17])+ROW([.K17])+63-26;COLUMN([.K17])+ROW([.K17])+63))" office:value-type="string" office:string-value="A" calcext:value-type="string">
            <text:p>A</text:p>
          </table:table-cell>
          <table:table-cell table:formula="of:=CHAR(IF(COLUMN([.L17])+ROW([.L17])+63&gt;90;COLUMN([.L17])+ROW([.L17])+63-26;COLUMN([.L17])+ROW([.L17])+63))" office:value-type="string" office:string-value="B" calcext:value-type="string">
            <text:p>B</text:p>
          </table:table-cell>
          <table:table-cell table:formula="of:=CHAR(IF(COLUMN([.M17])+ROW([.M17])+63&gt;90;COLUMN([.M17])+ROW([.M17])+63-26;COLUMN([.M17])+ROW([.M17])+63))" office:value-type="string" office:string-value="C" calcext:value-type="string">
            <text:p>C</text:p>
          </table:table-cell>
          <table:table-cell table:formula="of:=CHAR(IF(COLUMN([.N17])+ROW([.N17])+63&gt;90;COLUMN([.N17])+ROW([.N17])+63-26;COLUMN([.N17])+ROW([.N17])+63))" office:value-type="string" office:string-value="D" calcext:value-type="string">
            <text:p>D</text:p>
          </table:table-cell>
          <table:table-cell table:formula="of:=CHAR(IF(COLUMN([.O17])+ROW([.O17])+63&gt;90;COLUMN([.O17])+ROW([.O17])+63-26;COLUMN([.O17])+ROW([.O17])+63))" office:value-type="string" office:string-value="E" calcext:value-type="string">
            <text:p>E</text:p>
          </table:table-cell>
          <table:table-cell table:formula="of:=CHAR(IF(COLUMN([.P17])+ROW([.P17])+63&gt;90;COLUMN([.P17])+ROW([.P17])+63-26;COLUMN([.P17])+ROW([.P17])+63))" office:value-type="string" office:string-value="F" calcext:value-type="string">
            <text:p>F</text:p>
          </table:table-cell>
          <table:table-cell table:formula="of:=CHAR(IF(COLUMN([.Q17])+ROW([.Q17])+63&gt;90;COLUMN([.Q17])+ROW([.Q17])+63-26;COLUMN([.Q17])+ROW([.Q17])+63))" office:value-type="string" office:string-value="G" calcext:value-type="string">
            <text:p>G</text:p>
          </table:table-cell>
          <table:table-cell table:formula="of:=CHAR(IF(COLUMN([.R17])+ROW([.R17])+63&gt;90;COLUMN([.R17])+ROW([.R17])+63-26;COLUMN([.R17])+ROW([.R17])+63))" office:value-type="string" office:string-value="H" calcext:value-type="string">
            <text:p>H</text:p>
          </table:table-cell>
          <table:table-cell table:formula="of:=CHAR(IF(COLUMN([.S17])+ROW([.S17])+63&gt;90;COLUMN([.S17])+ROW([.S17])+63-26;COLUMN([.S17])+ROW([.S17])+63))" office:value-type="string" office:string-value="I" calcext:value-type="string">
            <text:p>I</text:p>
          </table:table-cell>
          <table:table-cell table:formula="of:=CHAR(IF(COLUMN([.T17])+ROW([.T17])+63&gt;90;COLUMN([.T17])+ROW([.T17])+63-26;COLUMN([.T17])+ROW([.T17])+63))" office:value-type="string" office:string-value="J" calcext:value-type="string">
            <text:p>J</text:p>
          </table:table-cell>
          <table:table-cell table:formula="of:=CHAR(IF(COLUMN([.U17])+ROW([.U17])+63&gt;90;COLUMN([.U17])+ROW([.U17])+63-26;COLUMN([.U17])+ROW([.U17])+63))" office:value-type="string" office:string-value="K" calcext:value-type="string">
            <text:p>K</text:p>
          </table:table-cell>
          <table:table-cell table:formula="of:=CHAR(IF(COLUMN([.V17])+ROW([.V17])+63&gt;90;COLUMN([.V17])+ROW([.V17])+63-26;COLUMN([.V17])+ROW([.V17])+63))" office:value-type="string" office:string-value="L" calcext:value-type="string">
            <text:p>L</text:p>
          </table:table-cell>
          <table:table-cell table:formula="of:=CHAR(IF(COLUMN([.W17])+ROW([.W17])+63&gt;90;COLUMN([.W17])+ROW([.W17])+63-26;COLUMN([.W17])+ROW([.W17])+63))" office:value-type="string" office:string-value="M" calcext:value-type="string">
            <text:p>M</text:p>
          </table:table-cell>
          <table:table-cell table:formula="of:=CHAR(IF(COLUMN([.X17])+ROW([.X17])+63&gt;90;COLUMN([.X17])+ROW([.X17])+63-26;COLUMN([.X17])+ROW([.X17])+63))" office:value-type="string" office:string-value="N" calcext:value-type="string">
            <text:p>N</text:p>
          </table:table-cell>
          <table:table-cell table:formula="of:=CHAR(IF(COLUMN([.Y17])+ROW([.Y17])+63&gt;90;COLUMN([.Y17])+ROW([.Y17])+63-26;COLUMN([.Y17])+ROW([.Y17])+63))" office:value-type="string" office:string-value="O" calcext:value-type="string">
            <text:p>O</text:p>
          </table:table-cell>
          <table:table-cell table:formula="of:=CHAR(IF(COLUMN([.Z17])+ROW([.Z17])+63&gt;90;COLUMN([.Z17])+ROW([.Z17])+63-26;COLUMN([.Z17])+ROW([.Z17])+63))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CHAR(IF(COLUMN([.A18])+ROW([.A18])+63&gt;90;COLUMN([.A18])+ROW([.A18])+63-26;COLUMN([.A18])+ROW([.A18])+63))" office:value-type="string" office:string-value="R" calcext:value-type="string">
            <text:p>R</text:p>
          </table:table-cell>
          <table:table-cell table:formula="of:=CHAR(IF(COLUMN([.B18])+ROW([.B18])+63&gt;90;COLUMN([.B18])+ROW([.B18])+63-26;COLUMN([.B18])+ROW([.B18])+63))" office:value-type="string" office:string-value="S" calcext:value-type="string">
            <text:p>S</text:p>
          </table:table-cell>
          <table:table-cell table:formula="of:=CHAR(IF(COLUMN([.C18])+ROW([.C18])+63&gt;90;COLUMN([.C18])+ROW([.C18])+63-26;COLUMN([.C18])+ROW([.C18])+63))" office:value-type="string" office:string-value="T" calcext:value-type="string">
            <text:p>T</text:p>
          </table:table-cell>
          <table:table-cell table:formula="of:=CHAR(IF(COLUMN([.D18])+ROW([.D18])+63&gt;90;COLUMN([.D18])+ROW([.D18])+63-26;COLUMN([.D18])+ROW([.D18])+63))" office:value-type="string" office:string-value="U" calcext:value-type="string">
            <text:p>U</text:p>
          </table:table-cell>
          <table:table-cell table:formula="of:=CHAR(IF(COLUMN([.E18])+ROW([.E18])+63&gt;90;COLUMN([.E18])+ROW([.E18])+63-26;COLUMN([.E18])+ROW([.E18])+63))" office:value-type="string" office:string-value="V" calcext:value-type="string">
            <text:p>V</text:p>
          </table:table-cell>
          <table:table-cell table:formula="of:=CHAR(IF(COLUMN([.F18])+ROW([.F18])+63&gt;90;COLUMN([.F18])+ROW([.F18])+63-26;COLUMN([.F18])+ROW([.F18])+63))" office:value-type="string" office:string-value="W" calcext:value-type="string">
            <text:p>W</text:p>
          </table:table-cell>
          <table:table-cell table:formula="of:=CHAR(IF(COLUMN([.G18])+ROW([.G18])+63&gt;90;COLUMN([.G18])+ROW([.G18])+63-26;COLUMN([.G18])+ROW([.G18])+63))" office:value-type="string" office:string-value="X" calcext:value-type="string">
            <text:p>X</text:p>
          </table:table-cell>
          <table:table-cell table:formula="of:=CHAR(IF(COLUMN([.H18])+ROW([.H18])+63&gt;90;COLUMN([.H18])+ROW([.H18])+63-26;COLUMN([.H18])+ROW([.H18])+63))" office:value-type="string" office:string-value="Y" calcext:value-type="string">
            <text:p>Y</text:p>
          </table:table-cell>
          <table:table-cell table:formula="of:=CHAR(IF(COLUMN([.I18])+ROW([.I18])+63&gt;90;COLUMN([.I18])+ROW([.I18])+63-26;COLUMN([.I18])+ROW([.I18])+63))" office:value-type="string" office:string-value="Z" calcext:value-type="string">
            <text:p>Z</text:p>
          </table:table-cell>
          <table:table-cell table:formula="of:=CHAR(IF(COLUMN([.J18])+ROW([.J18])+63&gt;90;COLUMN([.J18])+ROW([.J18])+63-26;COLUMN([.J18])+ROW([.J18])+63))" office:value-type="string" office:string-value="A" calcext:value-type="string">
            <text:p>A</text:p>
          </table:table-cell>
          <table:table-cell table:formula="of:=CHAR(IF(COLUMN([.K18])+ROW([.K18])+63&gt;90;COLUMN([.K18])+ROW([.K18])+63-26;COLUMN([.K18])+ROW([.K18])+63))" office:value-type="string" office:string-value="B" calcext:value-type="string">
            <text:p>B</text:p>
          </table:table-cell>
          <table:table-cell table:formula="of:=CHAR(IF(COLUMN([.L18])+ROW([.L18])+63&gt;90;COLUMN([.L18])+ROW([.L18])+63-26;COLUMN([.L18])+ROW([.L18])+63))" office:value-type="string" office:string-value="C" calcext:value-type="string">
            <text:p>C</text:p>
          </table:table-cell>
          <table:table-cell table:formula="of:=CHAR(IF(COLUMN([.M18])+ROW([.M18])+63&gt;90;COLUMN([.M18])+ROW([.M18])+63-26;COLUMN([.M18])+ROW([.M18])+63))" office:value-type="string" office:string-value="D" calcext:value-type="string">
            <text:p>D</text:p>
          </table:table-cell>
          <table:table-cell table:formula="of:=CHAR(IF(COLUMN([.N18])+ROW([.N18])+63&gt;90;COLUMN([.N18])+ROW([.N18])+63-26;COLUMN([.N18])+ROW([.N18])+63))" office:value-type="string" office:string-value="E" calcext:value-type="string">
            <text:p>E</text:p>
          </table:table-cell>
          <table:table-cell table:formula="of:=CHAR(IF(COLUMN([.O18])+ROW([.O18])+63&gt;90;COLUMN([.O18])+ROW([.O18])+63-26;COLUMN([.O18])+ROW([.O18])+63))" office:value-type="string" office:string-value="F" calcext:value-type="string">
            <text:p>F</text:p>
          </table:table-cell>
          <table:table-cell table:formula="of:=CHAR(IF(COLUMN([.P18])+ROW([.P18])+63&gt;90;COLUMN([.P18])+ROW([.P18])+63-26;COLUMN([.P18])+ROW([.P18])+63))" office:value-type="string" office:string-value="G" calcext:value-type="string">
            <text:p>G</text:p>
          </table:table-cell>
          <table:table-cell table:formula="of:=CHAR(IF(COLUMN([.Q18])+ROW([.Q18])+63&gt;90;COLUMN([.Q18])+ROW([.Q18])+63-26;COLUMN([.Q18])+ROW([.Q18])+63))" office:value-type="string" office:string-value="H" calcext:value-type="string">
            <text:p>H</text:p>
          </table:table-cell>
          <table:table-cell table:formula="of:=CHAR(IF(COLUMN([.R18])+ROW([.R18])+63&gt;90;COLUMN([.R18])+ROW([.R18])+63-26;COLUMN([.R18])+ROW([.R18])+63))" office:value-type="string" office:string-value="I" calcext:value-type="string">
            <text:p>I</text:p>
          </table:table-cell>
          <table:table-cell table:formula="of:=CHAR(IF(COLUMN([.S18])+ROW([.S18])+63&gt;90;COLUMN([.S18])+ROW([.S18])+63-26;COLUMN([.S18])+ROW([.S18])+63))" office:value-type="string" office:string-value="J" calcext:value-type="string">
            <text:p>J</text:p>
          </table:table-cell>
          <table:table-cell table:formula="of:=CHAR(IF(COLUMN([.T18])+ROW([.T18])+63&gt;90;COLUMN([.T18])+ROW([.T18])+63-26;COLUMN([.T18])+ROW([.T18])+63))" office:value-type="string" office:string-value="K" calcext:value-type="string">
            <text:p>K</text:p>
          </table:table-cell>
          <table:table-cell table:formula="of:=CHAR(IF(COLUMN([.U18])+ROW([.U18])+63&gt;90;COLUMN([.U18])+ROW([.U18])+63-26;COLUMN([.U18])+ROW([.U18])+63))" office:value-type="string" office:string-value="L" calcext:value-type="string">
            <text:p>L</text:p>
          </table:table-cell>
          <table:table-cell table:formula="of:=CHAR(IF(COLUMN([.V18])+ROW([.V18])+63&gt;90;COLUMN([.V18])+ROW([.V18])+63-26;COLUMN([.V18])+ROW([.V18])+63))" office:value-type="string" office:string-value="M" calcext:value-type="string">
            <text:p>M</text:p>
          </table:table-cell>
          <table:table-cell table:formula="of:=CHAR(IF(COLUMN([.W18])+ROW([.W18])+63&gt;90;COLUMN([.W18])+ROW([.W18])+63-26;COLUMN([.W18])+ROW([.W18])+63))" office:value-type="string" office:string-value="N" calcext:value-type="string">
            <text:p>N</text:p>
          </table:table-cell>
          <table:table-cell table:formula="of:=CHAR(IF(COLUMN([.X18])+ROW([.X18])+63&gt;90;COLUMN([.X18])+ROW([.X18])+63-26;COLUMN([.X18])+ROW([.X18])+63))" office:value-type="string" office:string-value="O" calcext:value-type="string">
            <text:p>O</text:p>
          </table:table-cell>
          <table:table-cell table:formula="of:=CHAR(IF(COLUMN([.Y18])+ROW([.Y18])+63&gt;90;COLUMN([.Y18])+ROW([.Y18])+63-26;COLUMN([.Y18])+ROW([.Y18])+63))" office:value-type="string" office:string-value="P" calcext:value-type="string">
            <text:p>P</text:p>
          </table:table-cell>
          <table:table-cell table:formula="of:=CHAR(IF(COLUMN([.Z18])+ROW([.Z18])+63&gt;90;COLUMN([.Z18])+ROW([.Z18])+63-26;COLUMN([.Z18])+ROW([.Z18])+63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CHAR(IF(COLUMN([.A19])+ROW([.A19])+63&gt;90;COLUMN([.A19])+ROW([.A19])+63-26;COLUMN([.A19])+ROW([.A19])+63))" office:value-type="string" office:string-value="S" calcext:value-type="string">
            <text:p>S</text:p>
          </table:table-cell>
          <table:table-cell table:formula="of:=CHAR(IF(COLUMN([.B19])+ROW([.B19])+63&gt;90;COLUMN([.B19])+ROW([.B19])+63-26;COLUMN([.B19])+ROW([.B19])+63))" office:value-type="string" office:string-value="T" calcext:value-type="string">
            <text:p>T</text:p>
          </table:table-cell>
          <table:table-cell table:formula="of:=CHAR(IF(COLUMN([.C19])+ROW([.C19])+63&gt;90;COLUMN([.C19])+ROW([.C19])+63-26;COLUMN([.C19])+ROW([.C19])+63))" office:value-type="string" office:string-value="U" calcext:value-type="string">
            <text:p>U</text:p>
          </table:table-cell>
          <table:table-cell table:formula="of:=CHAR(IF(COLUMN([.D19])+ROW([.D19])+63&gt;90;COLUMN([.D19])+ROW([.D19])+63-26;COLUMN([.D19])+ROW([.D19])+63))" office:value-type="string" office:string-value="V" calcext:value-type="string">
            <text:p>V</text:p>
          </table:table-cell>
          <table:table-cell table:formula="of:=CHAR(IF(COLUMN([.E19])+ROW([.E19])+63&gt;90;COLUMN([.E19])+ROW([.E19])+63-26;COLUMN([.E19])+ROW([.E19])+63))" office:value-type="string" office:string-value="W" calcext:value-type="string">
            <text:p>W</text:p>
          </table:table-cell>
          <table:table-cell table:formula="of:=CHAR(IF(COLUMN([.F19])+ROW([.F19])+63&gt;90;COLUMN([.F19])+ROW([.F19])+63-26;COLUMN([.F19])+ROW([.F19])+63))" office:value-type="string" office:string-value="X" calcext:value-type="string">
            <text:p>X</text:p>
          </table:table-cell>
          <table:table-cell table:formula="of:=CHAR(IF(COLUMN([.G19])+ROW([.G19])+63&gt;90;COLUMN([.G19])+ROW([.G19])+63-26;COLUMN([.G19])+ROW([.G19])+63))" office:value-type="string" office:string-value="Y" calcext:value-type="string">
            <text:p>Y</text:p>
          </table:table-cell>
          <table:table-cell table:formula="of:=CHAR(IF(COLUMN([.H19])+ROW([.H19])+63&gt;90;COLUMN([.H19])+ROW([.H19])+63-26;COLUMN([.H19])+ROW([.H19])+63))" office:value-type="string" office:string-value="Z" calcext:value-type="string">
            <text:p>Z</text:p>
          </table:table-cell>
          <table:table-cell table:formula="of:=CHAR(IF(COLUMN([.I19])+ROW([.I19])+63&gt;90;COLUMN([.I19])+ROW([.I19])+63-26;COLUMN([.I19])+ROW([.I19])+63))" office:value-type="string" office:string-value="A" calcext:value-type="string">
            <text:p>A</text:p>
          </table:table-cell>
          <table:table-cell table:formula="of:=CHAR(IF(COLUMN([.J19])+ROW([.J19])+63&gt;90;COLUMN([.J19])+ROW([.J19])+63-26;COLUMN([.J19])+ROW([.J19])+63))" office:value-type="string" office:string-value="B" calcext:value-type="string">
            <text:p>B</text:p>
          </table:table-cell>
          <table:table-cell table:formula="of:=CHAR(IF(COLUMN([.K19])+ROW([.K19])+63&gt;90;COLUMN([.K19])+ROW([.K19])+63-26;COLUMN([.K19])+ROW([.K19])+63))" office:value-type="string" office:string-value="C" calcext:value-type="string">
            <text:p>C</text:p>
          </table:table-cell>
          <table:table-cell table:formula="of:=CHAR(IF(COLUMN([.L19])+ROW([.L19])+63&gt;90;COLUMN([.L19])+ROW([.L19])+63-26;COLUMN([.L19])+ROW([.L19])+63))" office:value-type="string" office:string-value="D" calcext:value-type="string">
            <text:p>D</text:p>
          </table:table-cell>
          <table:table-cell table:formula="of:=CHAR(IF(COLUMN([.M19])+ROW([.M19])+63&gt;90;COLUMN([.M19])+ROW([.M19])+63-26;COLUMN([.M19])+ROW([.M19])+63))" office:value-type="string" office:string-value="E" calcext:value-type="string">
            <text:p>E</text:p>
          </table:table-cell>
          <table:table-cell table:formula="of:=CHAR(IF(COLUMN([.N19])+ROW([.N19])+63&gt;90;COLUMN([.N19])+ROW([.N19])+63-26;COLUMN([.N19])+ROW([.N19])+63))" office:value-type="string" office:string-value="F" calcext:value-type="string">
            <text:p>F</text:p>
          </table:table-cell>
          <table:table-cell table:formula="of:=CHAR(IF(COLUMN([.O19])+ROW([.O19])+63&gt;90;COLUMN([.O19])+ROW([.O19])+63-26;COLUMN([.O19])+ROW([.O19])+63))" office:value-type="string" office:string-value="G" calcext:value-type="string">
            <text:p>G</text:p>
          </table:table-cell>
          <table:table-cell table:formula="of:=CHAR(IF(COLUMN([.P19])+ROW([.P19])+63&gt;90;COLUMN([.P19])+ROW([.P19])+63-26;COLUMN([.P19])+ROW([.P19])+63))" office:value-type="string" office:string-value="H" calcext:value-type="string">
            <text:p>H</text:p>
          </table:table-cell>
          <table:table-cell table:formula="of:=CHAR(IF(COLUMN([.Q19])+ROW([.Q19])+63&gt;90;COLUMN([.Q19])+ROW([.Q19])+63-26;COLUMN([.Q19])+ROW([.Q19])+63))" office:value-type="string" office:string-value="I" calcext:value-type="string">
            <text:p>I</text:p>
          </table:table-cell>
          <table:table-cell table:formula="of:=CHAR(IF(COLUMN([.R19])+ROW([.R19])+63&gt;90;COLUMN([.R19])+ROW([.R19])+63-26;COLUMN([.R19])+ROW([.R19])+63))" office:value-type="string" office:string-value="J" calcext:value-type="string">
            <text:p>J</text:p>
          </table:table-cell>
          <table:table-cell table:formula="of:=CHAR(IF(COLUMN([.S19])+ROW([.S19])+63&gt;90;COLUMN([.S19])+ROW([.S19])+63-26;COLUMN([.S19])+ROW([.S19])+63))" office:value-type="string" office:string-value="K" calcext:value-type="string">
            <text:p>K</text:p>
          </table:table-cell>
          <table:table-cell table:formula="of:=CHAR(IF(COLUMN([.T19])+ROW([.T19])+63&gt;90;COLUMN([.T19])+ROW([.T19])+63-26;COLUMN([.T19])+ROW([.T19])+63))" office:value-type="string" office:string-value="L" calcext:value-type="string">
            <text:p>L</text:p>
          </table:table-cell>
          <table:table-cell table:formula="of:=CHAR(IF(COLUMN([.U19])+ROW([.U19])+63&gt;90;COLUMN([.U19])+ROW([.U19])+63-26;COLUMN([.U19])+ROW([.U19])+63))" office:value-type="string" office:string-value="M" calcext:value-type="string">
            <text:p>M</text:p>
          </table:table-cell>
          <table:table-cell table:formula="of:=CHAR(IF(COLUMN([.V19])+ROW([.V19])+63&gt;90;COLUMN([.V19])+ROW([.V19])+63-26;COLUMN([.V19])+ROW([.V19])+63))" office:value-type="string" office:string-value="N" calcext:value-type="string">
            <text:p>N</text:p>
          </table:table-cell>
          <table:table-cell table:formula="of:=CHAR(IF(COLUMN([.W19])+ROW([.W19])+63&gt;90;COLUMN([.W19])+ROW([.W19])+63-26;COLUMN([.W19])+ROW([.W19])+63))" office:value-type="string" office:string-value="O" calcext:value-type="string">
            <text:p>O</text:p>
          </table:table-cell>
          <table:table-cell table:formula="of:=CHAR(IF(COLUMN([.X19])+ROW([.X19])+63&gt;90;COLUMN([.X19])+ROW([.X19])+63-26;COLUMN([.X19])+ROW([.X19])+63))" office:value-type="string" office:string-value="P" calcext:value-type="string">
            <text:p>P</text:p>
          </table:table-cell>
          <table:table-cell table:formula="of:=CHAR(IF(COLUMN([.Y19])+ROW([.Y19])+63&gt;90;COLUMN([.Y19])+ROW([.Y19])+63-26;COLUMN([.Y19])+ROW([.Y19])+63))" office:value-type="string" office:string-value="Q" calcext:value-type="string">
            <text:p>Q</text:p>
          </table:table-cell>
          <table:table-cell table:formula="of:=CHAR(IF(COLUMN([.Z19])+ROW([.Z19])+63&gt;90;COLUMN([.Z19])+ROW([.Z19])+63-26;COLUMN([.Z19])+ROW([.Z19])+63))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CHAR(IF(COLUMN([.A20])+ROW([.A20])+63&gt;90;COLUMN([.A20])+ROW([.A20])+63-26;COLUMN([.A20])+ROW([.A20])+63))" office:value-type="string" office:string-value="T" calcext:value-type="string">
            <text:p>T</text:p>
          </table:table-cell>
          <table:table-cell table:formula="of:=CHAR(IF(COLUMN([.B20])+ROW([.B20])+63&gt;90;COLUMN([.B20])+ROW([.B20])+63-26;COLUMN([.B20])+ROW([.B20])+63))" office:value-type="string" office:string-value="U" calcext:value-type="string">
            <text:p>U</text:p>
          </table:table-cell>
          <table:table-cell table:formula="of:=CHAR(IF(COLUMN([.C20])+ROW([.C20])+63&gt;90;COLUMN([.C20])+ROW([.C20])+63-26;COLUMN([.C20])+ROW([.C20])+63))" office:value-type="string" office:string-value="V" calcext:value-type="string">
            <text:p>V</text:p>
          </table:table-cell>
          <table:table-cell table:formula="of:=CHAR(IF(COLUMN([.D20])+ROW([.D20])+63&gt;90;COLUMN([.D20])+ROW([.D20])+63-26;COLUMN([.D20])+ROW([.D20])+63))" office:value-type="string" office:string-value="W" calcext:value-type="string">
            <text:p>W</text:p>
          </table:table-cell>
          <table:table-cell table:formula="of:=CHAR(IF(COLUMN([.E20])+ROW([.E20])+63&gt;90;COLUMN([.E20])+ROW([.E20])+63-26;COLUMN([.E20])+ROW([.E20])+63))" office:value-type="string" office:string-value="X" calcext:value-type="string">
            <text:p>X</text:p>
          </table:table-cell>
          <table:table-cell table:formula="of:=CHAR(IF(COLUMN([.F20])+ROW([.F20])+63&gt;90;COLUMN([.F20])+ROW([.F20])+63-26;COLUMN([.F20])+ROW([.F20])+63))" office:value-type="string" office:string-value="Y" calcext:value-type="string">
            <text:p>Y</text:p>
          </table:table-cell>
          <table:table-cell table:formula="of:=CHAR(IF(COLUMN([.G20])+ROW([.G20])+63&gt;90;COLUMN([.G20])+ROW([.G20])+63-26;COLUMN([.G20])+ROW([.G20])+63))" office:value-type="string" office:string-value="Z" calcext:value-type="string">
            <text:p>Z</text:p>
          </table:table-cell>
          <table:table-cell table:formula="of:=CHAR(IF(COLUMN([.H20])+ROW([.H20])+63&gt;90;COLUMN([.H20])+ROW([.H20])+63-26;COLUMN([.H20])+ROW([.H20])+63))" office:value-type="string" office:string-value="A" calcext:value-type="string">
            <text:p>A</text:p>
          </table:table-cell>
          <table:table-cell table:formula="of:=CHAR(IF(COLUMN([.I20])+ROW([.I20])+63&gt;90;COLUMN([.I20])+ROW([.I20])+63-26;COLUMN([.I20])+ROW([.I20])+63))" office:value-type="string" office:string-value="B" calcext:value-type="string">
            <text:p>B</text:p>
          </table:table-cell>
          <table:table-cell table:formula="of:=CHAR(IF(COLUMN([.J20])+ROW([.J20])+63&gt;90;COLUMN([.J20])+ROW([.J20])+63-26;COLUMN([.J20])+ROW([.J20])+63))" office:value-type="string" office:string-value="C" calcext:value-type="string">
            <text:p>C</text:p>
          </table:table-cell>
          <table:table-cell table:formula="of:=CHAR(IF(COLUMN([.K20])+ROW([.K20])+63&gt;90;COLUMN([.K20])+ROW([.K20])+63-26;COLUMN([.K20])+ROW([.K20])+63))" office:value-type="string" office:string-value="D" calcext:value-type="string">
            <text:p>D</text:p>
          </table:table-cell>
          <table:table-cell table:formula="of:=CHAR(IF(COLUMN([.L20])+ROW([.L20])+63&gt;90;COLUMN([.L20])+ROW([.L20])+63-26;COLUMN([.L20])+ROW([.L20])+63))" office:value-type="string" office:string-value="E" calcext:value-type="string">
            <text:p>E</text:p>
          </table:table-cell>
          <table:table-cell table:formula="of:=CHAR(IF(COLUMN([.M20])+ROW([.M20])+63&gt;90;COLUMN([.M20])+ROW([.M20])+63-26;COLUMN([.M20])+ROW([.M20])+63))" office:value-type="string" office:string-value="F" calcext:value-type="string">
            <text:p>F</text:p>
          </table:table-cell>
          <table:table-cell table:formula="of:=CHAR(IF(COLUMN([.N20])+ROW([.N20])+63&gt;90;COLUMN([.N20])+ROW([.N20])+63-26;COLUMN([.N20])+ROW([.N20])+63))" office:value-type="string" office:string-value="G" calcext:value-type="string">
            <text:p>G</text:p>
          </table:table-cell>
          <table:table-cell table:formula="of:=CHAR(IF(COLUMN([.O20])+ROW([.O20])+63&gt;90;COLUMN([.O20])+ROW([.O20])+63-26;COLUMN([.O20])+ROW([.O20])+63))" office:value-type="string" office:string-value="H" calcext:value-type="string">
            <text:p>H</text:p>
          </table:table-cell>
          <table:table-cell table:formula="of:=CHAR(IF(COLUMN([.P20])+ROW([.P20])+63&gt;90;COLUMN([.P20])+ROW([.P20])+63-26;COLUMN([.P20])+ROW([.P20])+63))" office:value-type="string" office:string-value="I" calcext:value-type="string">
            <text:p>I</text:p>
          </table:table-cell>
          <table:table-cell table:formula="of:=CHAR(IF(COLUMN([.Q20])+ROW([.Q20])+63&gt;90;COLUMN([.Q20])+ROW([.Q20])+63-26;COLUMN([.Q20])+ROW([.Q20])+63))" office:value-type="string" office:string-value="J" calcext:value-type="string">
            <text:p>J</text:p>
          </table:table-cell>
          <table:table-cell table:formula="of:=CHAR(IF(COLUMN([.R20])+ROW([.R20])+63&gt;90;COLUMN([.R20])+ROW([.R20])+63-26;COLUMN([.R20])+ROW([.R20])+63))" office:value-type="string" office:string-value="K" calcext:value-type="string">
            <text:p>K</text:p>
          </table:table-cell>
          <table:table-cell table:formula="of:=CHAR(IF(COLUMN([.S20])+ROW([.S20])+63&gt;90;COLUMN([.S20])+ROW([.S20])+63-26;COLUMN([.S20])+ROW([.S20])+63))" office:value-type="string" office:string-value="L" calcext:value-type="string">
            <text:p>L</text:p>
          </table:table-cell>
          <table:table-cell table:formula="of:=CHAR(IF(COLUMN([.T20])+ROW([.T20])+63&gt;90;COLUMN([.T20])+ROW([.T20])+63-26;COLUMN([.T20])+ROW([.T20])+63))" office:value-type="string" office:string-value="M" calcext:value-type="string">
            <text:p>M</text:p>
          </table:table-cell>
          <table:table-cell table:formula="of:=CHAR(IF(COLUMN([.U20])+ROW([.U20])+63&gt;90;COLUMN([.U20])+ROW([.U20])+63-26;COLUMN([.U20])+ROW([.U20])+63))" office:value-type="string" office:string-value="N" calcext:value-type="string">
            <text:p>N</text:p>
          </table:table-cell>
          <table:table-cell table:formula="of:=CHAR(IF(COLUMN([.V20])+ROW([.V20])+63&gt;90;COLUMN([.V20])+ROW([.V20])+63-26;COLUMN([.V20])+ROW([.V20])+63))" office:value-type="string" office:string-value="O" calcext:value-type="string">
            <text:p>O</text:p>
          </table:table-cell>
          <table:table-cell table:formula="of:=CHAR(IF(COLUMN([.W20])+ROW([.W20])+63&gt;90;COLUMN([.W20])+ROW([.W20])+63-26;COLUMN([.W20])+ROW([.W20])+63))" office:value-type="string" office:string-value="P" calcext:value-type="string">
            <text:p>P</text:p>
          </table:table-cell>
          <table:table-cell table:formula="of:=CHAR(IF(COLUMN([.X20])+ROW([.X20])+63&gt;90;COLUMN([.X20])+ROW([.X20])+63-26;COLUMN([.X20])+ROW([.X20])+63))" office:value-type="string" office:string-value="Q" calcext:value-type="string">
            <text:p>Q</text:p>
          </table:table-cell>
          <table:table-cell table:formula="of:=CHAR(IF(COLUMN([.Y20])+ROW([.Y20])+63&gt;90;COLUMN([.Y20])+ROW([.Y20])+63-26;COLUMN([.Y20])+ROW([.Y20])+63))" office:value-type="string" office:string-value="R" calcext:value-type="string">
            <text:p>R</text:p>
          </table:table-cell>
          <table:table-cell table:formula="of:=CHAR(IF(COLUMN([.Z20])+ROW([.Z20])+63&gt;90;COLUMN([.Z20])+ROW([.Z20])+63-26;COLUMN([.Z20])+ROW([.Z20])+63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CHAR(IF(COLUMN([.A21])+ROW([.A21])+63&gt;90;COLUMN([.A21])+ROW([.A21])+63-26;COLUMN([.A21])+ROW([.A21])+63))" office:value-type="string" office:string-value="U" calcext:value-type="string">
            <text:p>U</text:p>
          </table:table-cell>
          <table:table-cell table:formula="of:=CHAR(IF(COLUMN([.B21])+ROW([.B21])+63&gt;90;COLUMN([.B21])+ROW([.B21])+63-26;COLUMN([.B21])+ROW([.B21])+63))" office:value-type="string" office:string-value="V" calcext:value-type="string">
            <text:p>V</text:p>
          </table:table-cell>
          <table:table-cell table:formula="of:=CHAR(IF(COLUMN([.C21])+ROW([.C21])+63&gt;90;COLUMN([.C21])+ROW([.C21])+63-26;COLUMN([.C21])+ROW([.C21])+63))" office:value-type="string" office:string-value="W" calcext:value-type="string">
            <text:p>W</text:p>
          </table:table-cell>
          <table:table-cell table:formula="of:=CHAR(IF(COLUMN([.D21])+ROW([.D21])+63&gt;90;COLUMN([.D21])+ROW([.D21])+63-26;COLUMN([.D21])+ROW([.D21])+63))" office:value-type="string" office:string-value="X" calcext:value-type="string">
            <text:p>X</text:p>
          </table:table-cell>
          <table:table-cell table:formula="of:=CHAR(IF(COLUMN([.E21])+ROW([.E21])+63&gt;90;COLUMN([.E21])+ROW([.E21])+63-26;COLUMN([.E21])+ROW([.E21])+63))" office:value-type="string" office:string-value="Y" calcext:value-type="string">
            <text:p>Y</text:p>
          </table:table-cell>
          <table:table-cell table:formula="of:=CHAR(IF(COLUMN([.F21])+ROW([.F21])+63&gt;90;COLUMN([.F21])+ROW([.F21])+63-26;COLUMN([.F21])+ROW([.F21])+63))" office:value-type="string" office:string-value="Z" calcext:value-type="string">
            <text:p>Z</text:p>
          </table:table-cell>
          <table:table-cell table:formula="of:=CHAR(IF(COLUMN([.G21])+ROW([.G21])+63&gt;90;COLUMN([.G21])+ROW([.G21])+63-26;COLUMN([.G21])+ROW([.G21])+63))" office:value-type="string" office:string-value="A" calcext:value-type="string">
            <text:p>A</text:p>
          </table:table-cell>
          <table:table-cell table:formula="of:=CHAR(IF(COLUMN([.H21])+ROW([.H21])+63&gt;90;COLUMN([.H21])+ROW([.H21])+63-26;COLUMN([.H21])+ROW([.H21])+63))" office:value-type="string" office:string-value="B" calcext:value-type="string">
            <text:p>B</text:p>
          </table:table-cell>
          <table:table-cell table:formula="of:=CHAR(IF(COLUMN([.I21])+ROW([.I21])+63&gt;90;COLUMN([.I21])+ROW([.I21])+63-26;COLUMN([.I21])+ROW([.I21])+63))" office:value-type="string" office:string-value="C" calcext:value-type="string">
            <text:p>C</text:p>
          </table:table-cell>
          <table:table-cell table:formula="of:=CHAR(IF(COLUMN([.J21])+ROW([.J21])+63&gt;90;COLUMN([.J21])+ROW([.J21])+63-26;COLUMN([.J21])+ROW([.J21])+63))" office:value-type="string" office:string-value="D" calcext:value-type="string">
            <text:p>D</text:p>
          </table:table-cell>
          <table:table-cell table:formula="of:=CHAR(IF(COLUMN([.K21])+ROW([.K21])+63&gt;90;COLUMN([.K21])+ROW([.K21])+63-26;COLUMN([.K21])+ROW([.K21])+63))" office:value-type="string" office:string-value="E" calcext:value-type="string">
            <text:p>E</text:p>
          </table:table-cell>
          <table:table-cell table:formula="of:=CHAR(IF(COLUMN([.L21])+ROW([.L21])+63&gt;90;COLUMN([.L21])+ROW([.L21])+63-26;COLUMN([.L21])+ROW([.L21])+63))" office:value-type="string" office:string-value="F" calcext:value-type="string">
            <text:p>F</text:p>
          </table:table-cell>
          <table:table-cell table:formula="of:=CHAR(IF(COLUMN([.M21])+ROW([.M21])+63&gt;90;COLUMN([.M21])+ROW([.M21])+63-26;COLUMN([.M21])+ROW([.M21])+63))" office:value-type="string" office:string-value="G" calcext:value-type="string">
            <text:p>G</text:p>
          </table:table-cell>
          <table:table-cell table:formula="of:=CHAR(IF(COLUMN([.N21])+ROW([.N21])+63&gt;90;COLUMN([.N21])+ROW([.N21])+63-26;COLUMN([.N21])+ROW([.N21])+63))" office:value-type="string" office:string-value="H" calcext:value-type="string">
            <text:p>H</text:p>
          </table:table-cell>
          <table:table-cell table:formula="of:=CHAR(IF(COLUMN([.O21])+ROW([.O21])+63&gt;90;COLUMN([.O21])+ROW([.O21])+63-26;COLUMN([.O21])+ROW([.O21])+63))" office:value-type="string" office:string-value="I" calcext:value-type="string">
            <text:p>I</text:p>
          </table:table-cell>
          <table:table-cell table:formula="of:=CHAR(IF(COLUMN([.P21])+ROW([.P21])+63&gt;90;COLUMN([.P21])+ROW([.P21])+63-26;COLUMN([.P21])+ROW([.P21])+63))" office:value-type="string" office:string-value="J" calcext:value-type="string">
            <text:p>J</text:p>
          </table:table-cell>
          <table:table-cell table:formula="of:=CHAR(IF(COLUMN([.Q21])+ROW([.Q21])+63&gt;90;COLUMN([.Q21])+ROW([.Q21])+63-26;COLUMN([.Q21])+ROW([.Q21])+63))" office:value-type="string" office:string-value="K" calcext:value-type="string">
            <text:p>K</text:p>
          </table:table-cell>
          <table:table-cell table:formula="of:=CHAR(IF(COLUMN([.R21])+ROW([.R21])+63&gt;90;COLUMN([.R21])+ROW([.R21])+63-26;COLUMN([.R21])+ROW([.R21])+63))" office:value-type="string" office:string-value="L" calcext:value-type="string">
            <text:p>L</text:p>
          </table:table-cell>
          <table:table-cell table:formula="of:=CHAR(IF(COLUMN([.S21])+ROW([.S21])+63&gt;90;COLUMN([.S21])+ROW([.S21])+63-26;COLUMN([.S21])+ROW([.S21])+63))" office:value-type="string" office:string-value="M" calcext:value-type="string">
            <text:p>M</text:p>
          </table:table-cell>
          <table:table-cell table:formula="of:=CHAR(IF(COLUMN([.T21])+ROW([.T21])+63&gt;90;COLUMN([.T21])+ROW([.T21])+63-26;COLUMN([.T21])+ROW([.T21])+63))" office:value-type="string" office:string-value="N" calcext:value-type="string">
            <text:p>N</text:p>
          </table:table-cell>
          <table:table-cell table:formula="of:=CHAR(IF(COLUMN([.U21])+ROW([.U21])+63&gt;90;COLUMN([.U21])+ROW([.U21])+63-26;COLUMN([.U21])+ROW([.U21])+63))" office:value-type="string" office:string-value="O" calcext:value-type="string">
            <text:p>O</text:p>
          </table:table-cell>
          <table:table-cell table:formula="of:=CHAR(IF(COLUMN([.V21])+ROW([.V21])+63&gt;90;COLUMN([.V21])+ROW([.V21])+63-26;COLUMN([.V21])+ROW([.V21])+63))" office:value-type="string" office:string-value="P" calcext:value-type="string">
            <text:p>P</text:p>
          </table:table-cell>
          <table:table-cell table:formula="of:=CHAR(IF(COLUMN([.W21])+ROW([.W21])+63&gt;90;COLUMN([.W21])+ROW([.W21])+63-26;COLUMN([.W21])+ROW([.W21])+63))" office:value-type="string" office:string-value="Q" calcext:value-type="string">
            <text:p>Q</text:p>
          </table:table-cell>
          <table:table-cell table:formula="of:=CHAR(IF(COLUMN([.X21])+ROW([.X21])+63&gt;90;COLUMN([.X21])+ROW([.X21])+63-26;COLUMN([.X21])+ROW([.X21])+63))" office:value-type="string" office:string-value="R" calcext:value-type="string">
            <text:p>R</text:p>
          </table:table-cell>
          <table:table-cell table:formula="of:=CHAR(IF(COLUMN([.Y21])+ROW([.Y21])+63&gt;90;COLUMN([.Y21])+ROW([.Y21])+63-26;COLUMN([.Y21])+ROW([.Y21])+63))" office:value-type="string" office:string-value="S" calcext:value-type="string">
            <text:p>S</text:p>
          </table:table-cell>
          <table:table-cell table:formula="of:=CHAR(IF(COLUMN([.Z21])+ROW([.Z21])+63&gt;90;COLUMN([.Z21])+ROW([.Z21])+63-26;COLUMN([.Z21])+ROW([.Z21])+63))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CHAR(IF(COLUMN([.A22])+ROW([.A22])+63&gt;90;COLUMN([.A22])+ROW([.A22])+63-26;COLUMN([.A22])+ROW([.A22])+63))" office:value-type="string" office:string-value="V" calcext:value-type="string">
            <text:p>V</text:p>
          </table:table-cell>
          <table:table-cell table:formula="of:=CHAR(IF(COLUMN([.B22])+ROW([.B22])+63&gt;90;COLUMN([.B22])+ROW([.B22])+63-26;COLUMN([.B22])+ROW([.B22])+63))" office:value-type="string" office:string-value="W" calcext:value-type="string">
            <text:p>W</text:p>
          </table:table-cell>
          <table:table-cell table:formula="of:=CHAR(IF(COLUMN([.C22])+ROW([.C22])+63&gt;90;COLUMN([.C22])+ROW([.C22])+63-26;COLUMN([.C22])+ROW([.C22])+63))" office:value-type="string" office:string-value="X" calcext:value-type="string">
            <text:p>X</text:p>
          </table:table-cell>
          <table:table-cell table:formula="of:=CHAR(IF(COLUMN([.D22])+ROW([.D22])+63&gt;90;COLUMN([.D22])+ROW([.D22])+63-26;COLUMN([.D22])+ROW([.D22])+63))" office:value-type="string" office:string-value="Y" calcext:value-type="string">
            <text:p>Y</text:p>
          </table:table-cell>
          <table:table-cell table:formula="of:=CHAR(IF(COLUMN([.E22])+ROW([.E22])+63&gt;90;COLUMN([.E22])+ROW([.E22])+63-26;COLUMN([.E22])+ROW([.E22])+63))" office:value-type="string" office:string-value="Z" calcext:value-type="string">
            <text:p>Z</text:p>
          </table:table-cell>
          <table:table-cell table:formula="of:=CHAR(IF(COLUMN([.F22])+ROW([.F22])+63&gt;90;COLUMN([.F22])+ROW([.F22])+63-26;COLUMN([.F22])+ROW([.F22])+63))" office:value-type="string" office:string-value="A" calcext:value-type="string">
            <text:p>A</text:p>
          </table:table-cell>
          <table:table-cell table:formula="of:=CHAR(IF(COLUMN([.G22])+ROW([.G22])+63&gt;90;COLUMN([.G22])+ROW([.G22])+63-26;COLUMN([.G22])+ROW([.G22])+63))" office:value-type="string" office:string-value="B" calcext:value-type="string">
            <text:p>B</text:p>
          </table:table-cell>
          <table:table-cell table:formula="of:=CHAR(IF(COLUMN([.H22])+ROW([.H22])+63&gt;90;COLUMN([.H22])+ROW([.H22])+63-26;COLUMN([.H22])+ROW([.H22])+63))" office:value-type="string" office:string-value="C" calcext:value-type="string">
            <text:p>C</text:p>
          </table:table-cell>
          <table:table-cell table:formula="of:=CHAR(IF(COLUMN([.I22])+ROW([.I22])+63&gt;90;COLUMN([.I22])+ROW([.I22])+63-26;COLUMN([.I22])+ROW([.I22])+63))" office:value-type="string" office:string-value="D" calcext:value-type="string">
            <text:p>D</text:p>
          </table:table-cell>
          <table:table-cell table:formula="of:=CHAR(IF(COLUMN([.J22])+ROW([.J22])+63&gt;90;COLUMN([.J22])+ROW([.J22])+63-26;COLUMN([.J22])+ROW([.J22])+63))" office:value-type="string" office:string-value="E" calcext:value-type="string">
            <text:p>E</text:p>
          </table:table-cell>
          <table:table-cell table:formula="of:=CHAR(IF(COLUMN([.K22])+ROW([.K22])+63&gt;90;COLUMN([.K22])+ROW([.K22])+63-26;COLUMN([.K22])+ROW([.K22])+63))" office:value-type="string" office:string-value="F" calcext:value-type="string">
            <text:p>F</text:p>
          </table:table-cell>
          <table:table-cell table:formula="of:=CHAR(IF(COLUMN([.L22])+ROW([.L22])+63&gt;90;COLUMN([.L22])+ROW([.L22])+63-26;COLUMN([.L22])+ROW([.L22])+63))" office:value-type="string" office:string-value="G" calcext:value-type="string">
            <text:p>G</text:p>
          </table:table-cell>
          <table:table-cell table:formula="of:=CHAR(IF(COLUMN([.M22])+ROW([.M22])+63&gt;90;COLUMN([.M22])+ROW([.M22])+63-26;COLUMN([.M22])+ROW([.M22])+63))" office:value-type="string" office:string-value="H" calcext:value-type="string">
            <text:p>H</text:p>
          </table:table-cell>
          <table:table-cell table:formula="of:=CHAR(IF(COLUMN([.N22])+ROW([.N22])+63&gt;90;COLUMN([.N22])+ROW([.N22])+63-26;COLUMN([.N22])+ROW([.N22])+63))" office:value-type="string" office:string-value="I" calcext:value-type="string">
            <text:p>I</text:p>
          </table:table-cell>
          <table:table-cell table:formula="of:=CHAR(IF(COLUMN([.O22])+ROW([.O22])+63&gt;90;COLUMN([.O22])+ROW([.O22])+63-26;COLUMN([.O22])+ROW([.O22])+63))" office:value-type="string" office:string-value="J" calcext:value-type="string">
            <text:p>J</text:p>
          </table:table-cell>
          <table:table-cell table:formula="of:=CHAR(IF(COLUMN([.P22])+ROW([.P22])+63&gt;90;COLUMN([.P22])+ROW([.P22])+63-26;COLUMN([.P22])+ROW([.P22])+63))" office:value-type="string" office:string-value="K" calcext:value-type="string">
            <text:p>K</text:p>
          </table:table-cell>
          <table:table-cell table:formula="of:=CHAR(IF(COLUMN([.Q22])+ROW([.Q22])+63&gt;90;COLUMN([.Q22])+ROW([.Q22])+63-26;COLUMN([.Q22])+ROW([.Q22])+63))" office:value-type="string" office:string-value="L" calcext:value-type="string">
            <text:p>L</text:p>
          </table:table-cell>
          <table:table-cell table:formula="of:=CHAR(IF(COLUMN([.R22])+ROW([.R22])+63&gt;90;COLUMN([.R22])+ROW([.R22])+63-26;COLUMN([.R22])+ROW([.R22])+63))" office:value-type="string" office:string-value="M" calcext:value-type="string">
            <text:p>M</text:p>
          </table:table-cell>
          <table:table-cell table:formula="of:=CHAR(IF(COLUMN([.S22])+ROW([.S22])+63&gt;90;COLUMN([.S22])+ROW([.S22])+63-26;COLUMN([.S22])+ROW([.S22])+63))" office:value-type="string" office:string-value="N" calcext:value-type="string">
            <text:p>N</text:p>
          </table:table-cell>
          <table:table-cell table:formula="of:=CHAR(IF(COLUMN([.T22])+ROW([.T22])+63&gt;90;COLUMN([.T22])+ROW([.T22])+63-26;COLUMN([.T22])+ROW([.T22])+63))" office:value-type="string" office:string-value="O" calcext:value-type="string">
            <text:p>O</text:p>
          </table:table-cell>
          <table:table-cell table:formula="of:=CHAR(IF(COLUMN([.U22])+ROW([.U22])+63&gt;90;COLUMN([.U22])+ROW([.U22])+63-26;COLUMN([.U22])+ROW([.U22])+63))" office:value-type="string" office:string-value="P" calcext:value-type="string">
            <text:p>P</text:p>
          </table:table-cell>
          <table:table-cell table:formula="of:=CHAR(IF(COLUMN([.V22])+ROW([.V22])+63&gt;90;COLUMN([.V22])+ROW([.V22])+63-26;COLUMN([.V22])+ROW([.V22])+63))" office:value-type="string" office:string-value="Q" calcext:value-type="string">
            <text:p>Q</text:p>
          </table:table-cell>
          <table:table-cell table:formula="of:=CHAR(IF(COLUMN([.W22])+ROW([.W22])+63&gt;90;COLUMN([.W22])+ROW([.W22])+63-26;COLUMN([.W22])+ROW([.W22])+63))" office:value-type="string" office:string-value="R" calcext:value-type="string">
            <text:p>R</text:p>
          </table:table-cell>
          <table:table-cell table:formula="of:=CHAR(IF(COLUMN([.X22])+ROW([.X22])+63&gt;90;COLUMN([.X22])+ROW([.X22])+63-26;COLUMN([.X22])+ROW([.X22])+63))" office:value-type="string" office:string-value="S" calcext:value-type="string">
            <text:p>S</text:p>
          </table:table-cell>
          <table:table-cell table:formula="of:=CHAR(IF(COLUMN([.Y22])+ROW([.Y22])+63&gt;90;COLUMN([.Y22])+ROW([.Y22])+63-26;COLUMN([.Y22])+ROW([.Y22])+63))" office:value-type="string" office:string-value="T" calcext:value-type="string">
            <text:p>T</text:p>
          </table:table-cell>
          <table:table-cell table:formula="of:=CHAR(IF(COLUMN([.Z22])+ROW([.Z22])+63&gt;90;COLUMN([.Z22])+ROW([.Z22])+63-26;COLUMN([.Z22])+ROW([.Z22])+63))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CHAR(IF(COLUMN([.A23])+ROW([.A23])+63&gt;90;COLUMN([.A23])+ROW([.A23])+63-26;COLUMN([.A23])+ROW([.A23])+63))" office:value-type="string" office:string-value="W" calcext:value-type="string">
            <text:p>W</text:p>
          </table:table-cell>
          <table:table-cell table:formula="of:=CHAR(IF(COLUMN([.B23])+ROW([.B23])+63&gt;90;COLUMN([.B23])+ROW([.B23])+63-26;COLUMN([.B23])+ROW([.B23])+63))" office:value-type="string" office:string-value="X" calcext:value-type="string">
            <text:p>X</text:p>
          </table:table-cell>
          <table:table-cell table:formula="of:=CHAR(IF(COLUMN([.C23])+ROW([.C23])+63&gt;90;COLUMN([.C23])+ROW([.C23])+63-26;COLUMN([.C23])+ROW([.C23])+63))" office:value-type="string" office:string-value="Y" calcext:value-type="string">
            <text:p>Y</text:p>
          </table:table-cell>
          <table:table-cell table:formula="of:=CHAR(IF(COLUMN([.D23])+ROW([.D23])+63&gt;90;COLUMN([.D23])+ROW([.D23])+63-26;COLUMN([.D23])+ROW([.D23])+63))" office:value-type="string" office:string-value="Z" calcext:value-type="string">
            <text:p>Z</text:p>
          </table:table-cell>
          <table:table-cell table:formula="of:=CHAR(IF(COLUMN([.E23])+ROW([.E23])+63&gt;90;COLUMN([.E23])+ROW([.E23])+63-26;COLUMN([.E23])+ROW([.E23])+63))" office:value-type="string" office:string-value="A" calcext:value-type="string">
            <text:p>A</text:p>
          </table:table-cell>
          <table:table-cell table:formula="of:=CHAR(IF(COLUMN([.F23])+ROW([.F23])+63&gt;90;COLUMN([.F23])+ROW([.F23])+63-26;COLUMN([.F23])+ROW([.F23])+63))" office:value-type="string" office:string-value="B" calcext:value-type="string">
            <text:p>B</text:p>
          </table:table-cell>
          <table:table-cell table:formula="of:=CHAR(IF(COLUMN([.G23])+ROW([.G23])+63&gt;90;COLUMN([.G23])+ROW([.G23])+63-26;COLUMN([.G23])+ROW([.G23])+63))" office:value-type="string" office:string-value="C" calcext:value-type="string">
            <text:p>C</text:p>
          </table:table-cell>
          <table:table-cell table:formula="of:=CHAR(IF(COLUMN([.H23])+ROW([.H23])+63&gt;90;COLUMN([.H23])+ROW([.H23])+63-26;COLUMN([.H23])+ROW([.H23])+63))" office:value-type="string" office:string-value="D" calcext:value-type="string">
            <text:p>D</text:p>
          </table:table-cell>
          <table:table-cell table:formula="of:=CHAR(IF(COLUMN([.I23])+ROW([.I23])+63&gt;90;COLUMN([.I23])+ROW([.I23])+63-26;COLUMN([.I23])+ROW([.I23])+63))" office:value-type="string" office:string-value="E" calcext:value-type="string">
            <text:p>E</text:p>
          </table:table-cell>
          <table:table-cell table:formula="of:=CHAR(IF(COLUMN([.J23])+ROW([.J23])+63&gt;90;COLUMN([.J23])+ROW([.J23])+63-26;COLUMN([.J23])+ROW([.J23])+63))" office:value-type="string" office:string-value="F" calcext:value-type="string">
            <text:p>F</text:p>
          </table:table-cell>
          <table:table-cell table:formula="of:=CHAR(IF(COLUMN([.K23])+ROW([.K23])+63&gt;90;COLUMN([.K23])+ROW([.K23])+63-26;COLUMN([.K23])+ROW([.K23])+63))" office:value-type="string" office:string-value="G" calcext:value-type="string">
            <text:p>G</text:p>
          </table:table-cell>
          <table:table-cell table:formula="of:=CHAR(IF(COLUMN([.L23])+ROW([.L23])+63&gt;90;COLUMN([.L23])+ROW([.L23])+63-26;COLUMN([.L23])+ROW([.L23])+63))" office:value-type="string" office:string-value="H" calcext:value-type="string">
            <text:p>H</text:p>
          </table:table-cell>
          <table:table-cell table:formula="of:=CHAR(IF(COLUMN([.M23])+ROW([.M23])+63&gt;90;COLUMN([.M23])+ROW([.M23])+63-26;COLUMN([.M23])+ROW([.M23])+63))" office:value-type="string" office:string-value="I" calcext:value-type="string">
            <text:p>I</text:p>
          </table:table-cell>
          <table:table-cell table:formula="of:=CHAR(IF(COLUMN([.N23])+ROW([.N23])+63&gt;90;COLUMN([.N23])+ROW([.N23])+63-26;COLUMN([.N23])+ROW([.N23])+63))" office:value-type="string" office:string-value="J" calcext:value-type="string">
            <text:p>J</text:p>
          </table:table-cell>
          <table:table-cell table:formula="of:=CHAR(IF(COLUMN([.O23])+ROW([.O23])+63&gt;90;COLUMN([.O23])+ROW([.O23])+63-26;COLUMN([.O23])+ROW([.O23])+63))" office:value-type="string" office:string-value="K" calcext:value-type="string">
            <text:p>K</text:p>
          </table:table-cell>
          <table:table-cell table:formula="of:=CHAR(IF(COLUMN([.P23])+ROW([.P23])+63&gt;90;COLUMN([.P23])+ROW([.P23])+63-26;COLUMN([.P23])+ROW([.P23])+63))" office:value-type="string" office:string-value="L" calcext:value-type="string">
            <text:p>L</text:p>
          </table:table-cell>
          <table:table-cell table:formula="of:=CHAR(IF(COLUMN([.Q23])+ROW([.Q23])+63&gt;90;COLUMN([.Q23])+ROW([.Q23])+63-26;COLUMN([.Q23])+ROW([.Q23])+63))" office:value-type="string" office:string-value="M" calcext:value-type="string">
            <text:p>M</text:p>
          </table:table-cell>
          <table:table-cell table:formula="of:=CHAR(IF(COLUMN([.R23])+ROW([.R23])+63&gt;90;COLUMN([.R23])+ROW([.R23])+63-26;COLUMN([.R23])+ROW([.R23])+63))" office:value-type="string" office:string-value="N" calcext:value-type="string">
            <text:p>N</text:p>
          </table:table-cell>
          <table:table-cell table:formula="of:=CHAR(IF(COLUMN([.S23])+ROW([.S23])+63&gt;90;COLUMN([.S23])+ROW([.S23])+63-26;COLUMN([.S23])+ROW([.S23])+63))" office:value-type="string" office:string-value="O" calcext:value-type="string">
            <text:p>O</text:p>
          </table:table-cell>
          <table:table-cell table:formula="of:=CHAR(IF(COLUMN([.T23])+ROW([.T23])+63&gt;90;COLUMN([.T23])+ROW([.T23])+63-26;COLUMN([.T23])+ROW([.T23])+63))" office:value-type="string" office:string-value="P" calcext:value-type="string">
            <text:p>P</text:p>
          </table:table-cell>
          <table:table-cell table:formula="of:=CHAR(IF(COLUMN([.U23])+ROW([.U23])+63&gt;90;COLUMN([.U23])+ROW([.U23])+63-26;COLUMN([.U23])+ROW([.U23])+63))" office:value-type="string" office:string-value="Q" calcext:value-type="string">
            <text:p>Q</text:p>
          </table:table-cell>
          <table:table-cell table:formula="of:=CHAR(IF(COLUMN([.V23])+ROW([.V23])+63&gt;90;COLUMN([.V23])+ROW([.V23])+63-26;COLUMN([.V23])+ROW([.V23])+63))" office:value-type="string" office:string-value="R" calcext:value-type="string">
            <text:p>R</text:p>
          </table:table-cell>
          <table:table-cell table:formula="of:=CHAR(IF(COLUMN([.W23])+ROW([.W23])+63&gt;90;COLUMN([.W23])+ROW([.W23])+63-26;COLUMN([.W23])+ROW([.W23])+63))" office:value-type="string" office:string-value="S" calcext:value-type="string">
            <text:p>S</text:p>
          </table:table-cell>
          <table:table-cell table:formula="of:=CHAR(IF(COLUMN([.X23])+ROW([.X23])+63&gt;90;COLUMN([.X23])+ROW([.X23])+63-26;COLUMN([.X23])+ROW([.X23])+63))" office:value-type="string" office:string-value="T" calcext:value-type="string">
            <text:p>T</text:p>
          </table:table-cell>
          <table:table-cell table:formula="of:=CHAR(IF(COLUMN([.Y23])+ROW([.Y23])+63&gt;90;COLUMN([.Y23])+ROW([.Y23])+63-26;COLUMN([.Y23])+ROW([.Y23])+63))" office:value-type="string" office:string-value="U" calcext:value-type="string">
            <text:p>U</text:p>
          </table:table-cell>
          <table:table-cell table:formula="of:=CHAR(IF(COLUMN([.Z23])+ROW([.Z23])+63&gt;90;COLUMN([.Z23])+ROW([.Z23])+63-26;COLUMN([.Z23])+ROW([.Z23])+63))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CHAR(IF(COLUMN([.A24])+ROW([.A24])+63&gt;90;COLUMN([.A24])+ROW([.A24])+63-26;COLUMN([.A24])+ROW([.A24])+63))" office:value-type="string" office:string-value="X" calcext:value-type="string">
            <text:p>X</text:p>
          </table:table-cell>
          <table:table-cell table:formula="of:=CHAR(IF(COLUMN([.B24])+ROW([.B24])+63&gt;90;COLUMN([.B24])+ROW([.B24])+63-26;COLUMN([.B24])+ROW([.B24])+63))" office:value-type="string" office:string-value="Y" calcext:value-type="string">
            <text:p>Y</text:p>
          </table:table-cell>
          <table:table-cell table:formula="of:=CHAR(IF(COLUMN([.C24])+ROW([.C24])+63&gt;90;COLUMN([.C24])+ROW([.C24])+63-26;COLUMN([.C24])+ROW([.C24])+63))" office:value-type="string" office:string-value="Z" calcext:value-type="string">
            <text:p>Z</text:p>
          </table:table-cell>
          <table:table-cell table:formula="of:=CHAR(IF(COLUMN([.D24])+ROW([.D24])+63&gt;90;COLUMN([.D24])+ROW([.D24])+63-26;COLUMN([.D24])+ROW([.D24])+63))" office:value-type="string" office:string-value="A" calcext:value-type="string">
            <text:p>A</text:p>
          </table:table-cell>
          <table:table-cell table:formula="of:=CHAR(IF(COLUMN([.E24])+ROW([.E24])+63&gt;90;COLUMN([.E24])+ROW([.E24])+63-26;COLUMN([.E24])+ROW([.E24])+63))" office:value-type="string" office:string-value="B" calcext:value-type="string">
            <text:p>B</text:p>
          </table:table-cell>
          <table:table-cell table:formula="of:=CHAR(IF(COLUMN([.F24])+ROW([.F24])+63&gt;90;COLUMN([.F24])+ROW([.F24])+63-26;COLUMN([.F24])+ROW([.F24])+63))" office:value-type="string" office:string-value="C" calcext:value-type="string">
            <text:p>C</text:p>
          </table:table-cell>
          <table:table-cell table:formula="of:=CHAR(IF(COLUMN([.G24])+ROW([.G24])+63&gt;90;COLUMN([.G24])+ROW([.G24])+63-26;COLUMN([.G24])+ROW([.G24])+63))" office:value-type="string" office:string-value="D" calcext:value-type="string">
            <text:p>D</text:p>
          </table:table-cell>
          <table:table-cell table:formula="of:=CHAR(IF(COLUMN([.H24])+ROW([.H24])+63&gt;90;COLUMN([.H24])+ROW([.H24])+63-26;COLUMN([.H24])+ROW([.H24])+63))" office:value-type="string" office:string-value="E" calcext:value-type="string">
            <text:p>E</text:p>
          </table:table-cell>
          <table:table-cell table:formula="of:=CHAR(IF(COLUMN([.I24])+ROW([.I24])+63&gt;90;COLUMN([.I24])+ROW([.I24])+63-26;COLUMN([.I24])+ROW([.I24])+63))" office:value-type="string" office:string-value="F" calcext:value-type="string">
            <text:p>F</text:p>
          </table:table-cell>
          <table:table-cell table:formula="of:=CHAR(IF(COLUMN([.J24])+ROW([.J24])+63&gt;90;COLUMN([.J24])+ROW([.J24])+63-26;COLUMN([.J24])+ROW([.J24])+63))" office:value-type="string" office:string-value="G" calcext:value-type="string">
            <text:p>G</text:p>
          </table:table-cell>
          <table:table-cell table:formula="of:=CHAR(IF(COLUMN([.K24])+ROW([.K24])+63&gt;90;COLUMN([.K24])+ROW([.K24])+63-26;COLUMN([.K24])+ROW([.K24])+63))" office:value-type="string" office:string-value="H" calcext:value-type="string">
            <text:p>H</text:p>
          </table:table-cell>
          <table:table-cell table:formula="of:=CHAR(IF(COLUMN([.L24])+ROW([.L24])+63&gt;90;COLUMN([.L24])+ROW([.L24])+63-26;COLUMN([.L24])+ROW([.L24])+63))" office:value-type="string" office:string-value="I" calcext:value-type="string">
            <text:p>I</text:p>
          </table:table-cell>
          <table:table-cell table:formula="of:=CHAR(IF(COLUMN([.M24])+ROW([.M24])+63&gt;90;COLUMN([.M24])+ROW([.M24])+63-26;COLUMN([.M24])+ROW([.M24])+63))" office:value-type="string" office:string-value="J" calcext:value-type="string">
            <text:p>J</text:p>
          </table:table-cell>
          <table:table-cell table:formula="of:=CHAR(IF(COLUMN([.N24])+ROW([.N24])+63&gt;90;COLUMN([.N24])+ROW([.N24])+63-26;COLUMN([.N24])+ROW([.N24])+63))" office:value-type="string" office:string-value="K" calcext:value-type="string">
            <text:p>K</text:p>
          </table:table-cell>
          <table:table-cell table:formula="of:=CHAR(IF(COLUMN([.O24])+ROW([.O24])+63&gt;90;COLUMN([.O24])+ROW([.O24])+63-26;COLUMN([.O24])+ROW([.O24])+63))" office:value-type="string" office:string-value="L" calcext:value-type="string">
            <text:p>L</text:p>
          </table:table-cell>
          <table:table-cell table:formula="of:=CHAR(IF(COLUMN([.P24])+ROW([.P24])+63&gt;90;COLUMN([.P24])+ROW([.P24])+63-26;COLUMN([.P24])+ROW([.P24])+63))" office:value-type="string" office:string-value="M" calcext:value-type="string">
            <text:p>M</text:p>
          </table:table-cell>
          <table:table-cell table:formula="of:=CHAR(IF(COLUMN([.Q24])+ROW([.Q24])+63&gt;90;COLUMN([.Q24])+ROW([.Q24])+63-26;COLUMN([.Q24])+ROW([.Q24])+63))" office:value-type="string" office:string-value="N" calcext:value-type="string">
            <text:p>N</text:p>
          </table:table-cell>
          <table:table-cell table:formula="of:=CHAR(IF(COLUMN([.R24])+ROW([.R24])+63&gt;90;COLUMN([.R24])+ROW([.R24])+63-26;COLUMN([.R24])+ROW([.R24])+63))" office:value-type="string" office:string-value="O" calcext:value-type="string">
            <text:p>O</text:p>
          </table:table-cell>
          <table:table-cell table:formula="of:=CHAR(IF(COLUMN([.S24])+ROW([.S24])+63&gt;90;COLUMN([.S24])+ROW([.S24])+63-26;COLUMN([.S24])+ROW([.S24])+63))" office:value-type="string" office:string-value="P" calcext:value-type="string">
            <text:p>P</text:p>
          </table:table-cell>
          <table:table-cell table:formula="of:=CHAR(IF(COLUMN([.T24])+ROW([.T24])+63&gt;90;COLUMN([.T24])+ROW([.T24])+63-26;COLUMN([.T24])+ROW([.T24])+63))" office:value-type="string" office:string-value="Q" calcext:value-type="string">
            <text:p>Q</text:p>
          </table:table-cell>
          <table:table-cell table:formula="of:=CHAR(IF(COLUMN([.U24])+ROW([.U24])+63&gt;90;COLUMN([.U24])+ROW([.U24])+63-26;COLUMN([.U24])+ROW([.U24])+63))" office:value-type="string" office:string-value="R" calcext:value-type="string">
            <text:p>R</text:p>
          </table:table-cell>
          <table:table-cell table:formula="of:=CHAR(IF(COLUMN([.V24])+ROW([.V24])+63&gt;90;COLUMN([.V24])+ROW([.V24])+63-26;COLUMN([.V24])+ROW([.V24])+63))" office:value-type="string" office:string-value="S" calcext:value-type="string">
            <text:p>S</text:p>
          </table:table-cell>
          <table:table-cell table:formula="of:=CHAR(IF(COLUMN([.W24])+ROW([.W24])+63&gt;90;COLUMN([.W24])+ROW([.W24])+63-26;COLUMN([.W24])+ROW([.W24])+63))" office:value-type="string" office:string-value="T" calcext:value-type="string">
            <text:p>T</text:p>
          </table:table-cell>
          <table:table-cell table:formula="of:=CHAR(IF(COLUMN([.X24])+ROW([.X24])+63&gt;90;COLUMN([.X24])+ROW([.X24])+63-26;COLUMN([.X24])+ROW([.X24])+63))" office:value-type="string" office:string-value="U" calcext:value-type="string">
            <text:p>U</text:p>
          </table:table-cell>
          <table:table-cell table:formula="of:=CHAR(IF(COLUMN([.Y24])+ROW([.Y24])+63&gt;90;COLUMN([.Y24])+ROW([.Y24])+63-26;COLUMN([.Y24])+ROW([.Y24])+63))" office:value-type="string" office:string-value="V" calcext:value-type="string">
            <text:p>V</text:p>
          </table:table-cell>
          <table:table-cell table:formula="of:=CHAR(IF(COLUMN([.Z24])+ROW([.Z24])+63&gt;90;COLUMN([.Z24])+ROW([.Z24])+63-26;COLUMN([.Z24])+ROW([.Z24])+63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CHAR(IF(COLUMN([.A25])+ROW([.A25])+63&gt;90;COLUMN([.A25])+ROW([.A25])+63-26;COLUMN([.A25])+ROW([.A25])+63))" office:value-type="string" office:string-value="Y" calcext:value-type="string">
            <text:p>Y</text:p>
          </table:table-cell>
          <table:table-cell table:formula="of:=CHAR(IF(COLUMN([.B25])+ROW([.B25])+63&gt;90;COLUMN([.B25])+ROW([.B25])+63-26;COLUMN([.B25])+ROW([.B25])+63))" office:value-type="string" office:string-value="Z" calcext:value-type="string">
            <text:p>Z</text:p>
          </table:table-cell>
          <table:table-cell table:formula="of:=CHAR(IF(COLUMN([.C25])+ROW([.C25])+63&gt;90;COLUMN([.C25])+ROW([.C25])+63-26;COLUMN([.C25])+ROW([.C25])+63))" office:value-type="string" office:string-value="A" calcext:value-type="string">
            <text:p>A</text:p>
          </table:table-cell>
          <table:table-cell table:formula="of:=CHAR(IF(COLUMN([.D25])+ROW([.D25])+63&gt;90;COLUMN([.D25])+ROW([.D25])+63-26;COLUMN([.D25])+ROW([.D25])+63))" office:value-type="string" office:string-value="B" calcext:value-type="string">
            <text:p>B</text:p>
          </table:table-cell>
          <table:table-cell table:formula="of:=CHAR(IF(COLUMN([.E25])+ROW([.E25])+63&gt;90;COLUMN([.E25])+ROW([.E25])+63-26;COLUMN([.E25])+ROW([.E25])+63))" office:value-type="string" office:string-value="C" calcext:value-type="string">
            <text:p>C</text:p>
          </table:table-cell>
          <table:table-cell table:formula="of:=CHAR(IF(COLUMN([.F25])+ROW([.F25])+63&gt;90;COLUMN([.F25])+ROW([.F25])+63-26;COLUMN([.F25])+ROW([.F25])+63))" office:value-type="string" office:string-value="D" calcext:value-type="string">
            <text:p>D</text:p>
          </table:table-cell>
          <table:table-cell table:formula="of:=CHAR(IF(COLUMN([.G25])+ROW([.G25])+63&gt;90;COLUMN([.G25])+ROW([.G25])+63-26;COLUMN([.G25])+ROW([.G25])+63))" office:value-type="string" office:string-value="E" calcext:value-type="string">
            <text:p>E</text:p>
          </table:table-cell>
          <table:table-cell table:formula="of:=CHAR(IF(COLUMN([.H25])+ROW([.H25])+63&gt;90;COLUMN([.H25])+ROW([.H25])+63-26;COLUMN([.H25])+ROW([.H25])+63))" office:value-type="string" office:string-value="F" calcext:value-type="string">
            <text:p>F</text:p>
          </table:table-cell>
          <table:table-cell table:formula="of:=CHAR(IF(COLUMN([.I25])+ROW([.I25])+63&gt;90;COLUMN([.I25])+ROW([.I25])+63-26;COLUMN([.I25])+ROW([.I25])+63))" office:value-type="string" office:string-value="G" calcext:value-type="string">
            <text:p>G</text:p>
          </table:table-cell>
          <table:table-cell table:formula="of:=CHAR(IF(COLUMN([.J25])+ROW([.J25])+63&gt;90;COLUMN([.J25])+ROW([.J25])+63-26;COLUMN([.J25])+ROW([.J25])+63))" office:value-type="string" office:string-value="H" calcext:value-type="string">
            <text:p>H</text:p>
          </table:table-cell>
          <table:table-cell table:formula="of:=CHAR(IF(COLUMN([.K25])+ROW([.K25])+63&gt;90;COLUMN([.K25])+ROW([.K25])+63-26;COLUMN([.K25])+ROW([.K25])+63))" office:value-type="string" office:string-value="I" calcext:value-type="string">
            <text:p>I</text:p>
          </table:table-cell>
          <table:table-cell table:formula="of:=CHAR(IF(COLUMN([.L25])+ROW([.L25])+63&gt;90;COLUMN([.L25])+ROW([.L25])+63-26;COLUMN([.L25])+ROW([.L25])+63))" office:value-type="string" office:string-value="J" calcext:value-type="string">
            <text:p>J</text:p>
          </table:table-cell>
          <table:table-cell table:formula="of:=CHAR(IF(COLUMN([.M25])+ROW([.M25])+63&gt;90;COLUMN([.M25])+ROW([.M25])+63-26;COLUMN([.M25])+ROW([.M25])+63))" office:value-type="string" office:string-value="K" calcext:value-type="string">
            <text:p>K</text:p>
          </table:table-cell>
          <table:table-cell table:formula="of:=CHAR(IF(COLUMN([.N25])+ROW([.N25])+63&gt;90;COLUMN([.N25])+ROW([.N25])+63-26;COLUMN([.N25])+ROW([.N25])+63))" office:value-type="string" office:string-value="L" calcext:value-type="string">
            <text:p>L</text:p>
          </table:table-cell>
          <table:table-cell table:formula="of:=CHAR(IF(COLUMN([.O25])+ROW([.O25])+63&gt;90;COLUMN([.O25])+ROW([.O25])+63-26;COLUMN([.O25])+ROW([.O25])+63))" office:value-type="string" office:string-value="M" calcext:value-type="string">
            <text:p>M</text:p>
          </table:table-cell>
          <table:table-cell table:formula="of:=CHAR(IF(COLUMN([.P25])+ROW([.P25])+63&gt;90;COLUMN([.P25])+ROW([.P25])+63-26;COLUMN([.P25])+ROW([.P25])+63))" office:value-type="string" office:string-value="N" calcext:value-type="string">
            <text:p>N</text:p>
          </table:table-cell>
          <table:table-cell table:formula="of:=CHAR(IF(COLUMN([.Q25])+ROW([.Q25])+63&gt;90;COLUMN([.Q25])+ROW([.Q25])+63-26;COLUMN([.Q25])+ROW([.Q25])+63))" office:value-type="string" office:string-value="O" calcext:value-type="string">
            <text:p>O</text:p>
          </table:table-cell>
          <table:table-cell table:formula="of:=CHAR(IF(COLUMN([.R25])+ROW([.R25])+63&gt;90;COLUMN([.R25])+ROW([.R25])+63-26;COLUMN([.R25])+ROW([.R25])+63))" office:value-type="string" office:string-value="P" calcext:value-type="string">
            <text:p>P</text:p>
          </table:table-cell>
          <table:table-cell table:formula="of:=CHAR(IF(COLUMN([.S25])+ROW([.S25])+63&gt;90;COLUMN([.S25])+ROW([.S25])+63-26;COLUMN([.S25])+ROW([.S25])+63))" office:value-type="string" office:string-value="Q" calcext:value-type="string">
            <text:p>Q</text:p>
          </table:table-cell>
          <table:table-cell table:formula="of:=CHAR(IF(COLUMN([.T25])+ROW([.T25])+63&gt;90;COLUMN([.T25])+ROW([.T25])+63-26;COLUMN([.T25])+ROW([.T25])+63))" office:value-type="string" office:string-value="R" calcext:value-type="string">
            <text:p>R</text:p>
          </table:table-cell>
          <table:table-cell table:formula="of:=CHAR(IF(COLUMN([.U25])+ROW([.U25])+63&gt;90;COLUMN([.U25])+ROW([.U25])+63-26;COLUMN([.U25])+ROW([.U25])+63))" office:value-type="string" office:string-value="S" calcext:value-type="string">
            <text:p>S</text:p>
          </table:table-cell>
          <table:table-cell table:formula="of:=CHAR(IF(COLUMN([.V25])+ROW([.V25])+63&gt;90;COLUMN([.V25])+ROW([.V25])+63-26;COLUMN([.V25])+ROW([.V25])+63))" office:value-type="string" office:string-value="T" calcext:value-type="string">
            <text:p>T</text:p>
          </table:table-cell>
          <table:table-cell table:formula="of:=CHAR(IF(COLUMN([.W25])+ROW([.W25])+63&gt;90;COLUMN([.W25])+ROW([.W25])+63-26;COLUMN([.W25])+ROW([.W25])+63))" office:value-type="string" office:string-value="U" calcext:value-type="string">
            <text:p>U</text:p>
          </table:table-cell>
          <table:table-cell table:formula="of:=CHAR(IF(COLUMN([.X25])+ROW([.X25])+63&gt;90;COLUMN([.X25])+ROW([.X25])+63-26;COLUMN([.X25])+ROW([.X25])+63))" office:value-type="string" office:string-value="V" calcext:value-type="string">
            <text:p>V</text:p>
          </table:table-cell>
          <table:table-cell table:formula="of:=CHAR(IF(COLUMN([.Y25])+ROW([.Y25])+63&gt;90;COLUMN([.Y25])+ROW([.Y25])+63-26;COLUMN([.Y25])+ROW([.Y25])+63))" office:value-type="string" office:string-value="W" calcext:value-type="string">
            <text:p>W</text:p>
          </table:table-cell>
          <table:table-cell table:formula="of:=CHAR(IF(COLUMN([.Z25])+ROW([.Z25])+63&gt;90;COLUMN([.Z25])+ROW([.Z25])+63-26;COLUMN([.Z25])+ROW([.Z25])+63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CHAR(IF(COLUMN([.A26])+ROW([.A26])+63&gt;90;COLUMN([.A26])+ROW([.A26])+63-26;COLUMN([.A26])+ROW([.A26])+63))" office:value-type="string" office:string-value="Z" calcext:value-type="string">
            <text:p>Z</text:p>
          </table:table-cell>
          <table:table-cell table:formula="of:=CHAR(IF(COLUMN([.B26])+ROW([.B26])+63&gt;90;COLUMN([.B26])+ROW([.B26])+63-26;COLUMN([.B26])+ROW([.B26])+63))" office:value-type="string" office:string-value="A" calcext:value-type="string">
            <text:p>A</text:p>
          </table:table-cell>
          <table:table-cell table:formula="of:=CHAR(IF(COLUMN([.C26])+ROW([.C26])+63&gt;90;COLUMN([.C26])+ROW([.C26])+63-26;COLUMN([.C26])+ROW([.C26])+63))" office:value-type="string" office:string-value="B" calcext:value-type="string">
            <text:p>B</text:p>
          </table:table-cell>
          <table:table-cell table:formula="of:=CHAR(IF(COLUMN([.D26])+ROW([.D26])+63&gt;90;COLUMN([.D26])+ROW([.D26])+63-26;COLUMN([.D26])+ROW([.D26])+63))" office:value-type="string" office:string-value="C" calcext:value-type="string">
            <text:p>C</text:p>
          </table:table-cell>
          <table:table-cell table:formula="of:=CHAR(IF(COLUMN([.E26])+ROW([.E26])+63&gt;90;COLUMN([.E26])+ROW([.E26])+63-26;COLUMN([.E26])+ROW([.E26])+63))" office:value-type="string" office:string-value="D" calcext:value-type="string">
            <text:p>D</text:p>
          </table:table-cell>
          <table:table-cell table:formula="of:=CHAR(IF(COLUMN([.F26])+ROW([.F26])+63&gt;90;COLUMN([.F26])+ROW([.F26])+63-26;COLUMN([.F26])+ROW([.F26])+63))" office:value-type="string" office:string-value="E" calcext:value-type="string">
            <text:p>E</text:p>
          </table:table-cell>
          <table:table-cell table:formula="of:=CHAR(IF(COLUMN([.G26])+ROW([.G26])+63&gt;90;COLUMN([.G26])+ROW([.G26])+63-26;COLUMN([.G26])+ROW([.G26])+63))" office:value-type="string" office:string-value="F" calcext:value-type="string">
            <text:p>F</text:p>
          </table:table-cell>
          <table:table-cell table:formula="of:=CHAR(IF(COLUMN([.H26])+ROW([.H26])+63&gt;90;COLUMN([.H26])+ROW([.H26])+63-26;COLUMN([.H26])+ROW([.H26])+63))" office:value-type="string" office:string-value="G" calcext:value-type="string">
            <text:p>G</text:p>
          </table:table-cell>
          <table:table-cell table:formula="of:=CHAR(IF(COLUMN([.I26])+ROW([.I26])+63&gt;90;COLUMN([.I26])+ROW([.I26])+63-26;COLUMN([.I26])+ROW([.I26])+63))" office:value-type="string" office:string-value="H" calcext:value-type="string">
            <text:p>H</text:p>
          </table:table-cell>
          <table:table-cell table:formula="of:=CHAR(IF(COLUMN([.J26])+ROW([.J26])+63&gt;90;COLUMN([.J26])+ROW([.J26])+63-26;COLUMN([.J26])+ROW([.J26])+63))" office:value-type="string" office:string-value="I" calcext:value-type="string">
            <text:p>I</text:p>
          </table:table-cell>
          <table:table-cell table:formula="of:=CHAR(IF(COLUMN([.K26])+ROW([.K26])+63&gt;90;COLUMN([.K26])+ROW([.K26])+63-26;COLUMN([.K26])+ROW([.K26])+63))" office:value-type="string" office:string-value="J" calcext:value-type="string">
            <text:p>J</text:p>
          </table:table-cell>
          <table:table-cell table:formula="of:=CHAR(IF(COLUMN([.L26])+ROW([.L26])+63&gt;90;COLUMN([.L26])+ROW([.L26])+63-26;COLUMN([.L26])+ROW([.L26])+63))" office:value-type="string" office:string-value="K" calcext:value-type="string">
            <text:p>K</text:p>
          </table:table-cell>
          <table:table-cell table:formula="of:=CHAR(IF(COLUMN([.M26])+ROW([.M26])+63&gt;90;COLUMN([.M26])+ROW([.M26])+63-26;COLUMN([.M26])+ROW([.M26])+63))" office:value-type="string" office:string-value="L" calcext:value-type="string">
            <text:p>L</text:p>
          </table:table-cell>
          <table:table-cell table:formula="of:=CHAR(IF(COLUMN([.N26])+ROW([.N26])+63&gt;90;COLUMN([.N26])+ROW([.N26])+63-26;COLUMN([.N26])+ROW([.N26])+63))" office:value-type="string" office:string-value="M" calcext:value-type="string">
            <text:p>M</text:p>
          </table:table-cell>
          <table:table-cell table:formula="of:=CHAR(IF(COLUMN([.O26])+ROW([.O26])+63&gt;90;COLUMN([.O26])+ROW([.O26])+63-26;COLUMN([.O26])+ROW([.O26])+63))" office:value-type="string" office:string-value="N" calcext:value-type="string">
            <text:p>N</text:p>
          </table:table-cell>
          <table:table-cell table:formula="of:=CHAR(IF(COLUMN([.P26])+ROW([.P26])+63&gt;90;COLUMN([.P26])+ROW([.P26])+63-26;COLUMN([.P26])+ROW([.P26])+63))" office:value-type="string" office:string-value="O" calcext:value-type="string">
            <text:p>O</text:p>
          </table:table-cell>
          <table:table-cell table:formula="of:=CHAR(IF(COLUMN([.Q26])+ROW([.Q26])+63&gt;90;COLUMN([.Q26])+ROW([.Q26])+63-26;COLUMN([.Q26])+ROW([.Q26])+63))" office:value-type="string" office:string-value="P" calcext:value-type="string">
            <text:p>P</text:p>
          </table:table-cell>
          <table:table-cell table:formula="of:=CHAR(IF(COLUMN([.R26])+ROW([.R26])+63&gt;90;COLUMN([.R26])+ROW([.R26])+63-26;COLUMN([.R26])+ROW([.R26])+63))" office:value-type="string" office:string-value="Q" calcext:value-type="string">
            <text:p>Q</text:p>
          </table:table-cell>
          <table:table-cell table:formula="of:=CHAR(IF(COLUMN([.S26])+ROW([.S26])+63&gt;90;COLUMN([.S26])+ROW([.S26])+63-26;COLUMN([.S26])+ROW([.S26])+63))" office:value-type="string" office:string-value="R" calcext:value-type="string">
            <text:p>R</text:p>
          </table:table-cell>
          <table:table-cell table:formula="of:=CHAR(IF(COLUMN([.T26])+ROW([.T26])+63&gt;90;COLUMN([.T26])+ROW([.T26])+63-26;COLUMN([.T26])+ROW([.T26])+63))" office:value-type="string" office:string-value="S" calcext:value-type="string">
            <text:p>S</text:p>
          </table:table-cell>
          <table:table-cell table:formula="of:=CHAR(IF(COLUMN([.U26])+ROW([.U26])+63&gt;90;COLUMN([.U26])+ROW([.U26])+63-26;COLUMN([.U26])+ROW([.U26])+63))" office:value-type="string" office:string-value="T" calcext:value-type="string">
            <text:p>T</text:p>
          </table:table-cell>
          <table:table-cell table:formula="of:=CHAR(IF(COLUMN([.V26])+ROW([.V26])+63&gt;90;COLUMN([.V26])+ROW([.V26])+63-26;COLUMN([.V26])+ROW([.V26])+63))" office:value-type="string" office:string-value="U" calcext:value-type="string">
            <text:p>U</text:p>
          </table:table-cell>
          <table:table-cell table:formula="of:=CHAR(IF(COLUMN([.W26])+ROW([.W26])+63&gt;90;COLUMN([.W26])+ROW([.W26])+63-26;COLUMN([.W26])+ROW([.W26])+63))" office:value-type="string" office:string-value="V" calcext:value-type="string">
            <text:p>V</text:p>
          </table:table-cell>
          <table:table-cell table:formula="of:=CHAR(IF(COLUMN([.X26])+ROW([.X26])+63&gt;90;COLUMN([.X26])+ROW([.X26])+63-26;COLUMN([.X26])+ROW([.X26])+63))" office:value-type="string" office:string-value="W" calcext:value-type="string">
            <text:p>W</text:p>
          </table:table-cell>
          <table:table-cell table:formula="of:=CHAR(IF(COLUMN([.Y26])+ROW([.Y26])+63&gt;90;COLUMN([.Y26])+ROW([.Y26])+63-26;COLUMN([.Y26])+ROW([.Y26])+63))" office:value-type="string" office:string-value="X" calcext:value-type="string">
            <text:p>X</text:p>
          </table:table-cell>
          <table:table-cell table:formula="of:=CHAR(IF(COLUMN([.Z26])+ROW([.Z26])+63&gt;90;COLUMN([.Z26])+ROW([.Z26])+63-26;COLUMN([.Z26])+ROW([.Z26])+63))" office:value-type="string" office:string-value="Y" calcext:value-type="string">
            <text:p>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08.881387322</meta:creation-date>
    <dc:date>2019-02-26T11:40:21.991832245</dc:date>
    <meta:editing-duration>PT2M12S</meta:editing-duration>
    <meta:editing-cycles>1</meta:editing-cycles>
    <meta:document-statistic meta:table-count="1" meta:cell-count="1380" meta:object-count="0"/>
    <meta:generator>LibreOffice/6.0.7.3$Linux_X86_64 LibreOffice_project/00m0$Build-3</meta:generator>
  </office:meta>
</office:document-meta>
</file>